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1" table:default-cell-style-name="Default"/>
        <table:table-row table:style-name="ro1">
          <table:table-cell table:formula="of:=IF((63+COLUMN([.A1])+ROW([.A1]))&gt;90;CHAR(63+COLUMN([.A1])+ROW([.A1])-26);CHAR(63+COLUMN([.A1])+ROW([.A1])))" office:value-type="string" office:string-value="A" calcext:value-type="string">
            <text:p>A</text:p>
          </table:table-cell>
          <table:table-cell table:formula="of:=IF((63+COLUMN([.B1])+ROW([.B1]))&gt;90;CHAR(63+COLUMN([.B1])+ROW([.B1])-26);CHAR(63+COLUMN([.B1])+ROW([.B1])))" office:value-type="string" office:string-value="B" calcext:value-type="string">
            <text:p>B</text:p>
          </table:table-cell>
          <table:table-cell table:formula="of:=IF((63+COLUMN([.C1])+ROW([.C1]))&gt;90;CHAR(63+COLUMN([.C1])+ROW([.C1])-26);CHAR(63+COLUMN([.C1])+ROW([.C1])))" office:value-type="string" office:string-value="C" calcext:value-type="string">
            <text:p>C</text:p>
          </table:table-cell>
          <table:table-cell table:formula="of:=IF((63+COLUMN([.D1])+ROW([.D1]))&gt;90;CHAR(63+COLUMN([.D1])+ROW([.D1])-26);CHAR(63+COLUMN([.D1])+ROW([.D1])))" office:value-type="string" office:string-value="D" calcext:value-type="string">
            <text:p>D</text:p>
          </table:table-cell>
          <table:table-cell table:formula="of:=IF((63+COLUMN([.E1])+ROW([.E1]))&gt;90;CHAR(63+COLUMN([.E1])+ROW([.E1])-26);CHAR(63+COLUMN([.E1])+ROW([.E1])))" office:value-type="string" office:string-value="E" calcext:value-type="string">
            <text:p>E</text:p>
          </table:table-cell>
          <table:table-cell table:formula="of:=IF((63+COLUMN([.F1])+ROW([.F1]))&gt;90;CHAR(63+COLUMN([.F1])+ROW([.F1])-26);CHAR(63+COLUMN([.F1])+ROW([.F1])))" office:value-type="string" office:string-value="F" calcext:value-type="string">
            <text:p>F</text:p>
          </table:table-cell>
          <table:table-cell table:formula="of:=IF((63+COLUMN([.G1])+ROW([.G1]))&gt;90;CHAR(63+COLUMN([.G1])+ROW([.G1])-26);CHAR(63+COLUMN([.G1])+ROW([.G1])))" office:value-type="string" office:string-value="G" calcext:value-type="string">
            <text:p>G</text:p>
          </table:table-cell>
          <table:table-cell table:formula="of:=IF((63+COLUMN([.H1])+ROW([.H1]))&gt;90;CHAR(63+COLUMN([.H1])+ROW([.H1])-26);CHAR(63+COLUMN([.H1])+ROW([.H1])))" office:value-type="string" office:string-value="H" calcext:value-type="string">
            <text:p>H</text:p>
          </table:table-cell>
          <table:table-cell table:formula="of:=IF((63+COLUMN([.I1])+ROW([.I1]))&gt;90;CHAR(63+COLUMN([.I1])+ROW([.I1])-26);CHAR(63+COLUMN([.I1])+ROW([.I1])))" office:value-type="string" office:string-value="I" calcext:value-type="string">
            <text:p>I</text:p>
          </table:table-cell>
          <table:table-cell table:formula="of:=IF((63+COLUMN([.J1])+ROW([.J1]))&gt;90;CHAR(63+COLUMN([.J1])+ROW([.J1])-26);CHAR(63+COLUMN([.J1])+ROW([.J1])))" office:value-type="string" office:string-value="J" calcext:value-type="string">
            <text:p>J</text:p>
          </table:table-cell>
          <table:table-cell table:formula="of:=IF((63+COLUMN([.K1])+ROW([.K1]))&gt;90;CHAR(63+COLUMN([.K1])+ROW([.K1])-26);CHAR(63+COLUMN([.K1])+ROW([.K1])))" office:value-type="string" office:string-value="K" calcext:value-type="string">
            <text:p>K</text:p>
          </table:table-cell>
          <table:table-cell table:formula="of:=IF((63+COLUMN([.L1])+ROW([.L1]))&gt;90;CHAR(63+COLUMN([.L1])+ROW([.L1])-26);CHAR(63+COLUMN([.L1])+ROW([.L1])))" office:value-type="string" office:string-value="L" calcext:value-type="string">
            <text:p>L</text:p>
          </table:table-cell>
          <table:table-cell table:formula="of:=IF((63+COLUMN([.M1])+ROW([.M1]))&gt;90;CHAR(63+COLUMN([.M1])+ROW([.M1])-26);CHAR(63+COLUMN([.M1])+ROW([.M1])))" office:value-type="string" office:string-value="M" calcext:value-type="string">
            <text:p>M</text:p>
          </table:table-cell>
          <table:table-cell table:formula="of:=IF((63+COLUMN([.N1])+ROW([.N1]))&gt;90;CHAR(63+COLUMN([.N1])+ROW([.N1])-26);CHAR(63+COLUMN([.N1])+ROW([.N1])))" office:value-type="string" office:string-value="N" calcext:value-type="string">
            <text:p>N</text:p>
          </table:table-cell>
          <table:table-cell table:formula="of:=IF((63+COLUMN([.O1])+ROW([.O1]))&gt;90;CHAR(63+COLUMN([.O1])+ROW([.O1])-26);CHAR(63+COLUMN([.O1])+ROW([.O1])))" office:value-type="string" office:string-value="O" calcext:value-type="string">
            <text:p>O</text:p>
          </table:table-cell>
          <table:table-cell table:formula="of:=IF((63+COLUMN([.P1])+ROW([.P1]))&gt;90;CHAR(63+COLUMN([.P1])+ROW([.P1])-26);CHAR(63+COLUMN([.P1])+ROW([.P1])))" office:value-type="string" office:string-value="P" calcext:value-type="string">
            <text:p>P</text:p>
          </table:table-cell>
          <table:table-cell table:formula="of:=IF((63+COLUMN([.Q1])+ROW([.Q1]))&gt;90;CHAR(63+COLUMN([.Q1])+ROW([.Q1])-26);CHAR(63+COLUMN([.Q1])+ROW([.Q1])))" office:value-type="string" office:string-value="Q" calcext:value-type="string">
            <text:p>Q</text:p>
          </table:table-cell>
          <table:table-cell table:formula="of:=IF((63+COLUMN([.R1])+ROW([.R1]))&gt;90;CHAR(63+COLUMN([.R1])+ROW([.R1])-26);CHAR(63+COLUMN([.R1])+ROW([.R1])))" office:value-type="string" office:string-value="R" calcext:value-type="string">
            <text:p>R</text:p>
          </table:table-cell>
          <table:table-cell table:formula="of:=IF((63+COLUMN([.S1])+ROW([.S1]))&gt;90;CHAR(63+COLUMN([.S1])+ROW([.S1])-26);CHAR(63+COLUMN([.S1])+ROW([.S1])))" office:value-type="string" office:string-value="S" calcext:value-type="string">
            <text:p>S</text:p>
          </table:table-cell>
          <table:table-cell table:formula="of:=IF((63+COLUMN([.T1])+ROW([.T1]))&gt;90;CHAR(63+COLUMN([.T1])+ROW([.T1])-26);CHAR(63+COLUMN([.T1])+ROW([.T1])))" office:value-type="string" office:string-value="T" calcext:value-type="string">
            <text:p>T</text:p>
          </table:table-cell>
          <table:table-cell table:formula="of:=IF((63+COLUMN([.U1])+ROW([.U1]))&gt;90;CHAR(63+COLUMN([.U1])+ROW([.U1])-26);CHAR(63+COLUMN([.U1])+ROW([.U1])))" office:value-type="string" office:string-value="U" calcext:value-type="string">
            <text:p>U</text:p>
          </table:table-cell>
          <table:table-cell table:formula="of:=IF((63+COLUMN([.V1])+ROW([.V1]))&gt;90;CHAR(63+COLUMN([.V1])+ROW([.V1])-26);CHAR(63+COLUMN([.V1])+ROW([.V1])))" office:value-type="string" office:string-value="V" calcext:value-type="string">
            <text:p>V</text:p>
          </table:table-cell>
          <table:table-cell table:formula="of:=IF((63+COLUMN([.W1])+ROW([.W1]))&gt;90;CHAR(63+COLUMN([.W1])+ROW([.W1])-26);CHAR(63+COLUMN([.W1])+ROW([.W1])))" office:value-type="string" office:string-value="W" calcext:value-type="string">
            <text:p>W</text:p>
          </table:table-cell>
          <table:table-cell table:formula="of:=IF((63+COLUMN([.X1])+ROW([.X1]))&gt;90;CHAR(63+COLUMN([.X1])+ROW([.X1])-26);CHAR(63+COLUMN([.X1])+ROW([.X1])))" office:value-type="string" office:string-value="X" calcext:value-type="string">
            <text:p>X</text:p>
          </table:table-cell>
          <table:table-cell table:formula="of:=IF((63+COLUMN([.Y1])+ROW([.Y1]))&gt;90;CHAR(63+COLUMN([.Y1])+ROW([.Y1])-26);CHAR(63+COLUMN([.Y1])+ROW([.Y1])))" office:value-type="string" office:string-value="Y" calcext:value-type="string">
            <text:p>Y</text:p>
          </table:table-cell>
          <table:table-cell table:formula="of:=IF((63+COLUMN([.Z1])+ROW([.Z1]))&gt;90;CHAR(63+COLUMN([.Z1])+ROW([.Z1])-26);CHAR(63+COLUMN([.Z1])+ROW([.Z1])))" office:value-type="string" office:string-value="Z" calcext:value-type="string">
            <text:p>Z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KOD()</text:p>
          </table:table-cell>
          <table:table-cell table:number-columns-repeated="11"/>
        </table:table-row>
        <table:table-row table:style-name="ro1">
          <table:table-cell table:formula="of:=IF((63+COLUMN([.A2])+ROW([.A2]))&gt;90;CHAR(63+COLUMN([.A2])+ROW([.A2])-26);CHAR(63+COLUMN([.A2])+ROW([.A2])))" office:value-type="string" office:string-value="B" calcext:value-type="string">
            <text:p>B</text:p>
          </table:table-cell>
          <table:table-cell table:formula="of:=IF((63+COLUMN([.B2])+ROW([.B2]))&gt;90;CHAR(63+COLUMN([.B2])+ROW([.B2])-26);CHAR(63+COLUMN([.B2])+ROW([.B2])))" office:value-type="string" office:string-value="C" calcext:value-type="string">
            <text:p>C</text:p>
          </table:table-cell>
          <table:table-cell table:formula="of:=IF((63+COLUMN([.C2])+ROW([.C2]))&gt;90;CHAR(63+COLUMN([.C2])+ROW([.C2])-26);CHAR(63+COLUMN([.C2])+ROW([.C2])))" office:value-type="string" office:string-value="D" calcext:value-type="string">
            <text:p>D</text:p>
          </table:table-cell>
          <table:table-cell table:formula="of:=IF((63+COLUMN([.D2])+ROW([.D2]))&gt;90;CHAR(63+COLUMN([.D2])+ROW([.D2])-26);CHAR(63+COLUMN([.D2])+ROW([.D2])))" office:value-type="string" office:string-value="E" calcext:value-type="string">
            <text:p>E</text:p>
          </table:table-cell>
          <table:table-cell table:formula="of:=IF((63+COLUMN([.E2])+ROW([.E2]))&gt;90;CHAR(63+COLUMN([.E2])+ROW([.E2])-26);CHAR(63+COLUMN([.E2])+ROW([.E2])))" office:value-type="string" office:string-value="F" calcext:value-type="string">
            <text:p>F</text:p>
          </table:table-cell>
          <table:table-cell table:formula="of:=IF((63+COLUMN([.F2])+ROW([.F2]))&gt;90;CHAR(63+COLUMN([.F2])+ROW([.F2])-26);CHAR(63+COLUMN([.F2])+ROW([.F2])))" office:value-type="string" office:string-value="G" calcext:value-type="string">
            <text:p>G</text:p>
          </table:table-cell>
          <table:table-cell table:formula="of:=IF((63+COLUMN([.G2])+ROW([.G2]))&gt;90;CHAR(63+COLUMN([.G2])+ROW([.G2])-26);CHAR(63+COLUMN([.G2])+ROW([.G2])))" office:value-type="string" office:string-value="H" calcext:value-type="string">
            <text:p>H</text:p>
          </table:table-cell>
          <table:table-cell table:formula="of:=IF((63+COLUMN([.H2])+ROW([.H2]))&gt;90;CHAR(63+COLUMN([.H2])+ROW([.H2])-26);CHAR(63+COLUMN([.H2])+ROW([.H2])))" office:value-type="string" office:string-value="I" calcext:value-type="string">
            <text:p>I</text:p>
          </table:table-cell>
          <table:table-cell table:formula="of:=IF((63+COLUMN([.I2])+ROW([.I2]))&gt;90;CHAR(63+COLUMN([.I2])+ROW([.I2])-26);CHAR(63+COLUMN([.I2])+ROW([.I2])))" office:value-type="string" office:string-value="J" calcext:value-type="string">
            <text:p>J</text:p>
          </table:table-cell>
          <table:table-cell table:formula="of:=IF((63+COLUMN([.J2])+ROW([.J2]))&gt;90;CHAR(63+COLUMN([.J2])+ROW([.J2])-26);CHAR(63+COLUMN([.J2])+ROW([.J2])))" office:value-type="string" office:string-value="K" calcext:value-type="string">
            <text:p>K</text:p>
          </table:table-cell>
          <table:table-cell table:formula="of:=IF((63+COLUMN([.K2])+ROW([.K2]))&gt;90;CHAR(63+COLUMN([.K2])+ROW([.K2])-26);CHAR(63+COLUMN([.K2])+ROW([.K2])))" office:value-type="string" office:string-value="L" calcext:value-type="string">
            <text:p>L</text:p>
          </table:table-cell>
          <table:table-cell table:formula="of:=IF((63+COLUMN([.L2])+ROW([.L2]))&gt;90;CHAR(63+COLUMN([.L2])+ROW([.L2])-26);CHAR(63+COLUMN([.L2])+ROW([.L2])))" office:value-type="string" office:string-value="M" calcext:value-type="string">
            <text:p>M</text:p>
          </table:table-cell>
          <table:table-cell table:formula="of:=IF((63+COLUMN([.M2])+ROW([.M2]))&gt;90;CHAR(63+COLUMN([.M2])+ROW([.M2])-26);CHAR(63+COLUMN([.M2])+ROW([.M2])))" office:value-type="string" office:string-value="N" calcext:value-type="string">
            <text:p>N</text:p>
          </table:table-cell>
          <table:table-cell table:formula="of:=IF((63+COLUMN([.N2])+ROW([.N2]))&gt;90;CHAR(63+COLUMN([.N2])+ROW([.N2])-26);CHAR(63+COLUMN([.N2])+ROW([.N2])))" office:value-type="string" office:string-value="O" calcext:value-type="string">
            <text:p>O</text:p>
          </table:table-cell>
          <table:table-cell table:formula="of:=IF((63+COLUMN([.O2])+ROW([.O2]))&gt;90;CHAR(63+COLUMN([.O2])+ROW([.O2])-26);CHAR(63+COLUMN([.O2])+ROW([.O2])))" office:value-type="string" office:string-value="P" calcext:value-type="string">
            <text:p>P</text:p>
          </table:table-cell>
          <table:table-cell table:formula="of:=IF((63+COLUMN([.P2])+ROW([.P2]))&gt;90;CHAR(63+COLUMN([.P2])+ROW([.P2])-26);CHAR(63+COLUMN([.P2])+ROW([.P2])))" office:value-type="string" office:string-value="Q" calcext:value-type="string">
            <text:p>Q</text:p>
          </table:table-cell>
          <table:table-cell table:formula="of:=IF((63+COLUMN([.Q2])+ROW([.Q2]))&gt;90;CHAR(63+COLUMN([.Q2])+ROW([.Q2])-26);CHAR(63+COLUMN([.Q2])+ROW([.Q2])))" office:value-type="string" office:string-value="R" calcext:value-type="string">
            <text:p>R</text:p>
          </table:table-cell>
          <table:table-cell table:formula="of:=IF((63+COLUMN([.R2])+ROW([.R2]))&gt;90;CHAR(63+COLUMN([.R2])+ROW([.R2])-26);CHAR(63+COLUMN([.R2])+ROW([.R2])))" office:value-type="string" office:string-value="S" calcext:value-type="string">
            <text:p>S</text:p>
          </table:table-cell>
          <table:table-cell table:formula="of:=IF((63+COLUMN([.S2])+ROW([.S2]))&gt;90;CHAR(63+COLUMN([.S2])+ROW([.S2])-26);CHAR(63+COLUMN([.S2])+ROW([.S2])))" office:value-type="string" office:string-value="T" calcext:value-type="string">
            <text:p>T</text:p>
          </table:table-cell>
          <table:table-cell table:formula="of:=IF((63+COLUMN([.T2])+ROW([.T2]))&gt;90;CHAR(63+COLUMN([.T2])+ROW([.T2])-26);CHAR(63+COLUMN([.T2])+ROW([.T2])))" office:value-type="string" office:string-value="U" calcext:value-type="string">
            <text:p>U</text:p>
          </table:table-cell>
          <table:table-cell table:formula="of:=IF((63+COLUMN([.U2])+ROW([.U2]))&gt;90;CHAR(63+COLUMN([.U2])+ROW([.U2])-26);CHAR(63+COLUMN([.U2])+ROW([.U2])))" office:value-type="string" office:string-value="V" calcext:value-type="string">
            <text:p>V</text:p>
          </table:table-cell>
          <table:table-cell table:formula="of:=IF((63+COLUMN([.V2])+ROW([.V2]))&gt;90;CHAR(63+COLUMN([.V2])+ROW([.V2])-26);CHAR(63+COLUMN([.V2])+ROW([.V2])))" office:value-type="string" office:string-value="W" calcext:value-type="string">
            <text:p>W</text:p>
          </table:table-cell>
          <table:table-cell table:formula="of:=IF((63+COLUMN([.W2])+ROW([.W2]))&gt;90;CHAR(63+COLUMN([.W2])+ROW([.W2])-26);CHAR(63+COLUMN([.W2])+ROW([.W2])))" office:value-type="string" office:string-value="X" calcext:value-type="string">
            <text:p>X</text:p>
          </table:table-cell>
          <table:table-cell table:formula="of:=IF((63+COLUMN([.X2])+ROW([.X2]))&gt;90;CHAR(63+COLUMN([.X2])+ROW([.X2])-26);CHAR(63+COLUMN([.X2])+ROW([.X2])))" office:value-type="string" office:string-value="Y" calcext:value-type="string">
            <text:p>Y</text:p>
          </table:table-cell>
          <table:table-cell table:formula="of:=IF((63+COLUMN([.Y2])+ROW([.Y2]))&gt;90;CHAR(63+COLUMN([.Y2])+ROW([.Y2])-26);CHAR(63+COLUMN([.Y2])+ROW([.Y2])))" office:value-type="string" office:string-value="Z" calcext:value-type="string">
            <text:p>Z</text:p>
          </table:table-cell>
          <table:table-cell table:formula="of:=IF((63+COLUMN([.Z2])+ROW([.Z2]))&gt;90;CHAR(63+COLUMN([.Z2])+ROW([.Z2])-26);CHAR(63+COLUMN([.Z2])+ROW([.Z2])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ZŁĄCZ.TEKSTY()</text:p>
          </table:table-cell>
          <table:table-cell table:number-columns-repeated="11"/>
        </table:table-row>
        <table:table-row table:style-name="ro1">
          <table:table-cell table:formula="of:=IF((63+COLUMN([.A3])+ROW([.A3]))&gt;90;CHAR(63+COLUMN([.A3])+ROW([.A3])-26);CHAR(63+COLUMN([.A3])+ROW([.A3])))" office:value-type="string" office:string-value="C" calcext:value-type="string">
            <text:p>C</text:p>
          </table:table-cell>
          <table:table-cell table:formula="of:=IF((63+COLUMN([.B3])+ROW([.B3]))&gt;90;CHAR(63+COLUMN([.B3])+ROW([.B3])-26);CHAR(63+COLUMN([.B3])+ROW([.B3])))" office:value-type="string" office:string-value="D" calcext:value-type="string">
            <text:p>D</text:p>
          </table:table-cell>
          <table:table-cell table:formula="of:=IF((63+COLUMN([.C3])+ROW([.C3]))&gt;90;CHAR(63+COLUMN([.C3])+ROW([.C3])-26);CHAR(63+COLUMN([.C3])+ROW([.C3])))" office:value-type="string" office:string-value="E" calcext:value-type="string">
            <text:p>E</text:p>
          </table:table-cell>
          <table:table-cell table:formula="of:=IF((63+COLUMN([.D3])+ROW([.D3]))&gt;90;CHAR(63+COLUMN([.D3])+ROW([.D3])-26);CHAR(63+COLUMN([.D3])+ROW([.D3])))" office:value-type="string" office:string-value="F" calcext:value-type="string">
            <text:p>F</text:p>
          </table:table-cell>
          <table:table-cell table:formula="of:=IF((63+COLUMN([.E3])+ROW([.E3]))&gt;90;CHAR(63+COLUMN([.E3])+ROW([.E3])-26);CHAR(63+COLUMN([.E3])+ROW([.E3])))" office:value-type="string" office:string-value="G" calcext:value-type="string">
            <text:p>G</text:p>
          </table:table-cell>
          <table:table-cell table:formula="of:=IF((63+COLUMN([.F3])+ROW([.F3]))&gt;90;CHAR(63+COLUMN([.F3])+ROW([.F3])-26);CHAR(63+COLUMN([.F3])+ROW([.F3])))" office:value-type="string" office:string-value="H" calcext:value-type="string">
            <text:p>H</text:p>
          </table:table-cell>
          <table:table-cell table:formula="of:=IF((63+COLUMN([.G3])+ROW([.G3]))&gt;90;CHAR(63+COLUMN([.G3])+ROW([.G3])-26);CHAR(63+COLUMN([.G3])+ROW([.G3])))" office:value-type="string" office:string-value="I" calcext:value-type="string">
            <text:p>I</text:p>
          </table:table-cell>
          <table:table-cell table:formula="of:=IF((63+COLUMN([.H3])+ROW([.H3]))&gt;90;CHAR(63+COLUMN([.H3])+ROW([.H3])-26);CHAR(63+COLUMN([.H3])+ROW([.H3])))" office:value-type="string" office:string-value="J" calcext:value-type="string">
            <text:p>J</text:p>
          </table:table-cell>
          <table:table-cell table:formula="of:=IF((63+COLUMN([.I3])+ROW([.I3]))&gt;90;CHAR(63+COLUMN([.I3])+ROW([.I3])-26);CHAR(63+COLUMN([.I3])+ROW([.I3])))" office:value-type="string" office:string-value="K" calcext:value-type="string">
            <text:p>K</text:p>
          </table:table-cell>
          <table:table-cell table:formula="of:=IF((63+COLUMN([.J3])+ROW([.J3]))&gt;90;CHAR(63+COLUMN([.J3])+ROW([.J3])-26);CHAR(63+COLUMN([.J3])+ROW([.J3])))" office:value-type="string" office:string-value="L" calcext:value-type="string">
            <text:p>L</text:p>
          </table:table-cell>
          <table:table-cell table:formula="of:=IF((63+COLUMN([.K3])+ROW([.K3]))&gt;90;CHAR(63+COLUMN([.K3])+ROW([.K3])-26);CHAR(63+COLUMN([.K3])+ROW([.K3])))" office:value-type="string" office:string-value="M" calcext:value-type="string">
            <text:p>M</text:p>
          </table:table-cell>
          <table:table-cell table:formula="of:=IF((63+COLUMN([.L3])+ROW([.L3]))&gt;90;CHAR(63+COLUMN([.L3])+ROW([.L3])-26);CHAR(63+COLUMN([.L3])+ROW([.L3])))" office:value-type="string" office:string-value="N" calcext:value-type="string">
            <text:p>N</text:p>
          </table:table-cell>
          <table:table-cell table:formula="of:=IF((63+COLUMN([.M3])+ROW([.M3]))&gt;90;CHAR(63+COLUMN([.M3])+ROW([.M3])-26);CHAR(63+COLUMN([.M3])+ROW([.M3])))" office:value-type="string" office:string-value="O" calcext:value-type="string">
            <text:p>O</text:p>
          </table:table-cell>
          <table:table-cell table:formula="of:=IF((63+COLUMN([.N3])+ROW([.N3]))&gt;90;CHAR(63+COLUMN([.N3])+ROW([.N3])-26);CHAR(63+COLUMN([.N3])+ROW([.N3])))" office:value-type="string" office:string-value="P" calcext:value-type="string">
            <text:p>P</text:p>
          </table:table-cell>
          <table:table-cell table:formula="of:=IF((63+COLUMN([.O3])+ROW([.O3]))&gt;90;CHAR(63+COLUMN([.O3])+ROW([.O3])-26);CHAR(63+COLUMN([.O3])+ROW([.O3])))" office:value-type="string" office:string-value="Q" calcext:value-type="string">
            <text:p>Q</text:p>
          </table:table-cell>
          <table:table-cell table:formula="of:=IF((63+COLUMN([.P3])+ROW([.P3]))&gt;90;CHAR(63+COLUMN([.P3])+ROW([.P3])-26);CHAR(63+COLUMN([.P3])+ROW([.P3])))" office:value-type="string" office:string-value="R" calcext:value-type="string">
            <text:p>R</text:p>
          </table:table-cell>
          <table:table-cell table:formula="of:=IF((63+COLUMN([.Q3])+ROW([.Q3]))&gt;90;CHAR(63+COLUMN([.Q3])+ROW([.Q3])-26);CHAR(63+COLUMN([.Q3])+ROW([.Q3])))" office:value-type="string" office:string-value="S" calcext:value-type="string">
            <text:p>S</text:p>
          </table:table-cell>
          <table:table-cell table:formula="of:=IF((63+COLUMN([.R3])+ROW([.R3]))&gt;90;CHAR(63+COLUMN([.R3])+ROW([.R3])-26);CHAR(63+COLUMN([.R3])+ROW([.R3])))" office:value-type="string" office:string-value="T" calcext:value-type="string">
            <text:p>T</text:p>
          </table:table-cell>
          <table:table-cell table:formula="of:=IF((63+COLUMN([.S3])+ROW([.S3]))&gt;90;CHAR(63+COLUMN([.S3])+ROW([.S3])-26);CHAR(63+COLUMN([.S3])+ROW([.S3])))" office:value-type="string" office:string-value="U" calcext:value-type="string">
            <text:p>U</text:p>
          </table:table-cell>
          <table:table-cell table:formula="of:=IF((63+COLUMN([.T3])+ROW([.T3]))&gt;90;CHAR(63+COLUMN([.T3])+ROW([.T3])-26);CHAR(63+COLUMN([.T3])+ROW([.T3])))" office:value-type="string" office:string-value="V" calcext:value-type="string">
            <text:p>V</text:p>
          </table:table-cell>
          <table:table-cell table:formula="of:=IF((63+COLUMN([.U3])+ROW([.U3]))&gt;90;CHAR(63+COLUMN([.U3])+ROW([.U3])-26);CHAR(63+COLUMN([.U3])+ROW([.U3])))" office:value-type="string" office:string-value="W" calcext:value-type="string">
            <text:p>W</text:p>
          </table:table-cell>
          <table:table-cell table:formula="of:=IF((63+COLUMN([.V3])+ROW([.V3]))&gt;90;CHAR(63+COLUMN([.V3])+ROW([.V3])-26);CHAR(63+COLUMN([.V3])+ROW([.V3])))" office:value-type="string" office:string-value="X" calcext:value-type="string">
            <text:p>X</text:p>
          </table:table-cell>
          <table:table-cell table:formula="of:=IF((63+COLUMN([.W3])+ROW([.W3]))&gt;90;CHAR(63+COLUMN([.W3])+ROW([.W3])-26);CHAR(63+COLUMN([.W3])+ROW([.W3])))" office:value-type="string" office:string-value="Y" calcext:value-type="string">
            <text:p>Y</text:p>
          </table:table-cell>
          <table:table-cell table:formula="of:=IF((63+COLUMN([.X3])+ROW([.X3]))&gt;90;CHAR(63+COLUMN([.X3])+ROW([.X3])-26);CHAR(63+COLUMN([.X3])+ROW([.X3])))" office:value-type="string" office:string-value="Z" calcext:value-type="string">
            <text:p>Z</text:p>
          </table:table-cell>
          <table:table-cell table:formula="of:=IF((63+COLUMN([.Y3])+ROW([.Y3]))&gt;90;CHAR(63+COLUMN([.Y3])+ROW([.Y3])-26);CHAR(63+COLUMN([.Y3])+ROW([.Y3])))" office:value-type="string" office:string-value="A" calcext:value-type="string">
            <text:p>A</text:p>
          </table:table-cell>
          <table:table-cell table:formula="of:=IF((63+COLUMN([.Z3])+ROW([.Z3]))&gt;90;CHAR(63+COLUMN([.Z3])+ROW([.Z3])-26);CHAR(63+COLUMN([.Z3])+ROW([.Z3])))" office:value-type="string" office:string-value="B" calcext:value-type="string">
            <text:p>B</text:p>
          </table:table-cell>
          <table:table-cell table:number-columns-repeated="13"/>
          <table:table-cell office:value-type="string" calcext:value-type="string">
            <text:p>ADR.POŚR()</text:p>
          </table:table-cell>
          <table:table-cell table:number-columns-repeated="11"/>
        </table:table-row>
        <table:table-row table:style-name="ro1">
          <table:table-cell table:formula="of:=IF((63+COLUMN([.A4])+ROW([.A4]))&gt;90;CHAR(63+COLUMN([.A4])+ROW([.A4])-26);CHAR(63+COLUMN([.A4])+ROW([.A4])))" office:value-type="string" office:string-value="D" calcext:value-type="string">
            <text:p>D</text:p>
          </table:table-cell>
          <table:table-cell table:formula="of:=IF((63+COLUMN([.B4])+ROW([.B4]))&gt;90;CHAR(63+COLUMN([.B4])+ROW([.B4])-26);CHAR(63+COLUMN([.B4])+ROW([.B4])))" office:value-type="string" office:string-value="E" calcext:value-type="string">
            <text:p>E</text:p>
          </table:table-cell>
          <table:table-cell table:formula="of:=IF((63+COLUMN([.C4])+ROW([.C4]))&gt;90;CHAR(63+COLUMN([.C4])+ROW([.C4])-26);CHAR(63+COLUMN([.C4])+ROW([.C4])))" office:value-type="string" office:string-value="F" calcext:value-type="string">
            <text:p>F</text:p>
          </table:table-cell>
          <table:table-cell table:formula="of:=IF((63+COLUMN([.D4])+ROW([.D4]))&gt;90;CHAR(63+COLUMN([.D4])+ROW([.D4])-26);CHAR(63+COLUMN([.D4])+ROW([.D4])))" office:value-type="string" office:string-value="G" calcext:value-type="string">
            <text:p>G</text:p>
          </table:table-cell>
          <table:table-cell table:formula="of:=IF((63+COLUMN([.E4])+ROW([.E4]))&gt;90;CHAR(63+COLUMN([.E4])+ROW([.E4])-26);CHAR(63+COLUMN([.E4])+ROW([.E4])))" office:value-type="string" office:string-value="H" calcext:value-type="string">
            <text:p>H</text:p>
          </table:table-cell>
          <table:table-cell table:formula="of:=IF((63+COLUMN([.F4])+ROW([.F4]))&gt;90;CHAR(63+COLUMN([.F4])+ROW([.F4])-26);CHAR(63+COLUMN([.F4])+ROW([.F4])))" office:value-type="string" office:string-value="I" calcext:value-type="string">
            <text:p>I</text:p>
          </table:table-cell>
          <table:table-cell table:formula="of:=IF((63+COLUMN([.G4])+ROW([.G4]))&gt;90;CHAR(63+COLUMN([.G4])+ROW([.G4])-26);CHAR(63+COLUMN([.G4])+ROW([.G4])))" office:value-type="string" office:string-value="J" calcext:value-type="string">
            <text:p>J</text:p>
          </table:table-cell>
          <table:table-cell table:formula="of:=IF((63+COLUMN([.H4])+ROW([.H4]))&gt;90;CHAR(63+COLUMN([.H4])+ROW([.H4])-26);CHAR(63+COLUMN([.H4])+ROW([.H4])))" office:value-type="string" office:string-value="K" calcext:value-type="string">
            <text:p>K</text:p>
          </table:table-cell>
          <table:table-cell table:formula="of:=IF((63+COLUMN([.I4])+ROW([.I4]))&gt;90;CHAR(63+COLUMN([.I4])+ROW([.I4])-26);CHAR(63+COLUMN([.I4])+ROW([.I4])))" office:value-type="string" office:string-value="L" calcext:value-type="string">
            <text:p>L</text:p>
          </table:table-cell>
          <table:table-cell table:formula="of:=IF((63+COLUMN([.J4])+ROW([.J4]))&gt;90;CHAR(63+COLUMN([.J4])+ROW([.J4])-26);CHAR(63+COLUMN([.J4])+ROW([.J4])))" office:value-type="string" office:string-value="M" calcext:value-type="string">
            <text:p>M</text:p>
          </table:table-cell>
          <table:table-cell table:formula="of:=IF((63+COLUMN([.K4])+ROW([.K4]))&gt;90;CHAR(63+COLUMN([.K4])+ROW([.K4])-26);CHAR(63+COLUMN([.K4])+ROW([.K4])))" office:value-type="string" office:string-value="N" calcext:value-type="string">
            <text:p>N</text:p>
          </table:table-cell>
          <table:table-cell table:formula="of:=IF((63+COLUMN([.L4])+ROW([.L4]))&gt;90;CHAR(63+COLUMN([.L4])+ROW([.L4])-26);CHAR(63+COLUMN([.L4])+ROW([.L4])))" office:value-type="string" office:string-value="O" calcext:value-type="string">
            <text:p>O</text:p>
          </table:table-cell>
          <table:table-cell table:formula="of:=IF((63+COLUMN([.M4])+ROW([.M4]))&gt;90;CHAR(63+COLUMN([.M4])+ROW([.M4])-26);CHAR(63+COLUMN([.M4])+ROW([.M4])))" office:value-type="string" office:string-value="P" calcext:value-type="string">
            <text:p>P</text:p>
          </table:table-cell>
          <table:table-cell table:formula="of:=IF((63+COLUMN([.N4])+ROW([.N4]))&gt;90;CHAR(63+COLUMN([.N4])+ROW([.N4])-26);CHAR(63+COLUMN([.N4])+ROW([.N4])))" office:value-type="string" office:string-value="Q" calcext:value-type="string">
            <text:p>Q</text:p>
          </table:table-cell>
          <table:table-cell table:formula="of:=IF((63+COLUMN([.O4])+ROW([.O4]))&gt;90;CHAR(63+COLUMN([.O4])+ROW([.O4])-26);CHAR(63+COLUMN([.O4])+ROW([.O4])))" office:value-type="string" office:string-value="R" calcext:value-type="string">
            <text:p>R</text:p>
          </table:table-cell>
          <table:table-cell table:formula="of:=IF((63+COLUMN([.P4])+ROW([.P4]))&gt;90;CHAR(63+COLUMN([.P4])+ROW([.P4])-26);CHAR(63+COLUMN([.P4])+ROW([.P4])))" office:value-type="string" office:string-value="S" calcext:value-type="string">
            <text:p>S</text:p>
          </table:table-cell>
          <table:table-cell table:formula="of:=IF((63+COLUMN([.Q4])+ROW([.Q4]))&gt;90;CHAR(63+COLUMN([.Q4])+ROW([.Q4])-26);CHAR(63+COLUMN([.Q4])+ROW([.Q4])))" office:value-type="string" office:string-value="T" calcext:value-type="string">
            <text:p>T</text:p>
          </table:table-cell>
          <table:table-cell table:formula="of:=IF((63+COLUMN([.R4])+ROW([.R4]))&gt;90;CHAR(63+COLUMN([.R4])+ROW([.R4])-26);CHAR(63+COLUMN([.R4])+ROW([.R4])))" office:value-type="string" office:string-value="U" calcext:value-type="string">
            <text:p>U</text:p>
          </table:table-cell>
          <table:table-cell table:formula="of:=IF((63+COLUMN([.S4])+ROW([.S4]))&gt;90;CHAR(63+COLUMN([.S4])+ROW([.S4])-26);CHAR(63+COLUMN([.S4])+ROW([.S4])))" office:value-type="string" office:string-value="V" calcext:value-type="string">
            <text:p>V</text:p>
          </table:table-cell>
          <table:table-cell table:formula="of:=IF((63+COLUMN([.T4])+ROW([.T4]))&gt;90;CHAR(63+COLUMN([.T4])+ROW([.T4])-26);CHAR(63+COLUMN([.T4])+ROW([.T4])))" office:value-type="string" office:string-value="W" calcext:value-type="string">
            <text:p>W</text:p>
          </table:table-cell>
          <table:table-cell table:formula="of:=IF((63+COLUMN([.U4])+ROW([.U4]))&gt;90;CHAR(63+COLUMN([.U4])+ROW([.U4])-26);CHAR(63+COLUMN([.U4])+ROW([.U4])))" office:value-type="string" office:string-value="X" calcext:value-type="string">
            <text:p>X</text:p>
          </table:table-cell>
          <table:table-cell table:formula="of:=IF((63+COLUMN([.V4])+ROW([.V4]))&gt;90;CHAR(63+COLUMN([.V4])+ROW([.V4])-26);CHAR(63+COLUMN([.V4])+ROW([.V4])))" office:value-type="string" office:string-value="Y" calcext:value-type="string">
            <text:p>Y</text:p>
          </table:table-cell>
          <table:table-cell table:formula="of:=IF((63+COLUMN([.W4])+ROW([.W4]))&gt;90;CHAR(63+COLUMN([.W4])+ROW([.W4])-26);CHAR(63+COLUMN([.W4])+ROW([.W4])))" office:value-type="string" office:string-value="Z" calcext:value-type="string">
            <text:p>Z</text:p>
          </table:table-cell>
          <table:table-cell table:formula="of:=IF((63+COLUMN([.X4])+ROW([.X4]))&gt;90;CHAR(63+COLUMN([.X4])+ROW([.X4])-26);CHAR(63+COLUMN([.X4])+ROW([.X4])))" office:value-type="string" office:string-value="A" calcext:value-type="string">
            <text:p>A</text:p>
          </table:table-cell>
          <table:table-cell table:formula="of:=IF((63+COLUMN([.Y4])+ROW([.Y4]))&gt;90;CHAR(63+COLUMN([.Y4])+ROW([.Y4])-26);CHAR(63+COLUMN([.Y4])+ROW([.Y4])))" office:value-type="string" office:string-value="B" calcext:value-type="string">
            <text:p>B</text:p>
          </table:table-cell>
          <table:table-cell table:formula="of:=IF((63+COLUMN([.Z4])+ROW([.Z4]))&gt;90;CHAR(63+COLUMN([.Z4])+ROW([.Z4])-26);CHAR(63+COLUMN([.Z4])+ROW([.Z4])))" office:value-type="string" office:string-value="C" calcext:value-type="string">
            <text:p>C</text:p>
          </table:table-cell>
          <table:table-cell table:number-columns-repeated="25"/>
        </table:table-row>
        <table:table-row table:style-name="ro1">
          <table:table-cell table:formula="of:=IF((63+COLUMN([.A5])+ROW([.A5]))&gt;90;CHAR(63+COLUMN([.A5])+ROW([.A5])-26);CHAR(63+COLUMN([.A5])+ROW([.A5])))" office:value-type="string" office:string-value="E" calcext:value-type="string">
            <text:p>E</text:p>
          </table:table-cell>
          <table:table-cell table:formula="of:=IF((63+COLUMN([.B5])+ROW([.B5]))&gt;90;CHAR(63+COLUMN([.B5])+ROW([.B5])-26);CHAR(63+COLUMN([.B5])+ROW([.B5])))" office:value-type="string" office:string-value="F" calcext:value-type="string">
            <text:p>F</text:p>
          </table:table-cell>
          <table:table-cell table:formula="of:=IF((63+COLUMN([.C5])+ROW([.C5]))&gt;90;CHAR(63+COLUMN([.C5])+ROW([.C5])-26);CHAR(63+COLUMN([.C5])+ROW([.C5])))" office:value-type="string" office:string-value="G" calcext:value-type="string">
            <text:p>G</text:p>
          </table:table-cell>
          <table:table-cell table:formula="of:=IF((63+COLUMN([.D5])+ROW([.D5]))&gt;90;CHAR(63+COLUMN([.D5])+ROW([.D5])-26);CHAR(63+COLUMN([.D5])+ROW([.D5])))" office:value-type="string" office:string-value="H" calcext:value-type="string">
            <text:p>H</text:p>
          </table:table-cell>
          <table:table-cell table:formula="of:=IF((63+COLUMN([.E5])+ROW([.E5]))&gt;90;CHAR(63+COLUMN([.E5])+ROW([.E5])-26);CHAR(63+COLUMN([.E5])+ROW([.E5])))" office:value-type="string" office:string-value="I" calcext:value-type="string">
            <text:p>I</text:p>
          </table:table-cell>
          <table:table-cell table:formula="of:=IF((63+COLUMN([.F5])+ROW([.F5]))&gt;90;CHAR(63+COLUMN([.F5])+ROW([.F5])-26);CHAR(63+COLUMN([.F5])+ROW([.F5])))" office:value-type="string" office:string-value="J" calcext:value-type="string">
            <text:p>J</text:p>
          </table:table-cell>
          <table:table-cell table:formula="of:=IF((63+COLUMN([.G5])+ROW([.G5]))&gt;90;CHAR(63+COLUMN([.G5])+ROW([.G5])-26);CHAR(63+COLUMN([.G5])+ROW([.G5])))" office:value-type="string" office:string-value="K" calcext:value-type="string">
            <text:p>K</text:p>
          </table:table-cell>
          <table:table-cell table:formula="of:=IF((63+COLUMN([.H5])+ROW([.H5]))&gt;90;CHAR(63+COLUMN([.H5])+ROW([.H5])-26);CHAR(63+COLUMN([.H5])+ROW([.H5])))" office:value-type="string" office:string-value="L" calcext:value-type="string">
            <text:p>L</text:p>
          </table:table-cell>
          <table:table-cell table:formula="of:=IF((63+COLUMN([.I5])+ROW([.I5]))&gt;90;CHAR(63+COLUMN([.I5])+ROW([.I5])-26);CHAR(63+COLUMN([.I5])+ROW([.I5])))" office:value-type="string" office:string-value="M" calcext:value-type="string">
            <text:p>M</text:p>
          </table:table-cell>
          <table:table-cell table:formula="of:=IF((63+COLUMN([.J5])+ROW([.J5]))&gt;90;CHAR(63+COLUMN([.J5])+ROW([.J5])-26);CHAR(63+COLUMN([.J5])+ROW([.J5])))" office:value-type="string" office:string-value="N" calcext:value-type="string">
            <text:p>N</text:p>
          </table:table-cell>
          <table:table-cell table:formula="of:=IF((63+COLUMN([.K5])+ROW([.K5]))&gt;90;CHAR(63+COLUMN([.K5])+ROW([.K5])-26);CHAR(63+COLUMN([.K5])+ROW([.K5])))" office:value-type="string" office:string-value="O" calcext:value-type="string">
            <text:p>O</text:p>
          </table:table-cell>
          <table:table-cell table:formula="of:=IF((63+COLUMN([.L5])+ROW([.L5]))&gt;90;CHAR(63+COLUMN([.L5])+ROW([.L5])-26);CHAR(63+COLUMN([.L5])+ROW([.L5])))" office:value-type="string" office:string-value="P" calcext:value-type="string">
            <text:p>P</text:p>
          </table:table-cell>
          <table:table-cell table:formula="of:=IF((63+COLUMN([.M5])+ROW([.M5]))&gt;90;CHAR(63+COLUMN([.M5])+ROW([.M5])-26);CHAR(63+COLUMN([.M5])+ROW([.M5])))" office:value-type="string" office:string-value="Q" calcext:value-type="string">
            <text:p>Q</text:p>
          </table:table-cell>
          <table:table-cell table:formula="of:=IF((63+COLUMN([.N5])+ROW([.N5]))&gt;90;CHAR(63+COLUMN([.N5])+ROW([.N5])-26);CHAR(63+COLUMN([.N5])+ROW([.N5])))" office:value-type="string" office:string-value="R" calcext:value-type="string">
            <text:p>R</text:p>
          </table:table-cell>
          <table:table-cell table:formula="of:=IF((63+COLUMN([.O5])+ROW([.O5]))&gt;90;CHAR(63+COLUMN([.O5])+ROW([.O5])-26);CHAR(63+COLUMN([.O5])+ROW([.O5])))" office:value-type="string" office:string-value="S" calcext:value-type="string">
            <text:p>S</text:p>
          </table:table-cell>
          <table:table-cell table:formula="of:=IF((63+COLUMN([.P5])+ROW([.P5]))&gt;90;CHAR(63+COLUMN([.P5])+ROW([.P5])-26);CHAR(63+COLUMN([.P5])+ROW([.P5])))" office:value-type="string" office:string-value="T" calcext:value-type="string">
            <text:p>T</text:p>
          </table:table-cell>
          <table:table-cell table:formula="of:=IF((63+COLUMN([.Q5])+ROW([.Q5]))&gt;90;CHAR(63+COLUMN([.Q5])+ROW([.Q5])-26);CHAR(63+COLUMN([.Q5])+ROW([.Q5])))" office:value-type="string" office:string-value="U" calcext:value-type="string">
            <text:p>U</text:p>
          </table:table-cell>
          <table:table-cell table:formula="of:=IF((63+COLUMN([.R5])+ROW([.R5]))&gt;90;CHAR(63+COLUMN([.R5])+ROW([.R5])-26);CHAR(63+COLUMN([.R5])+ROW([.R5])))" office:value-type="string" office:string-value="V" calcext:value-type="string">
            <text:p>V</text:p>
          </table:table-cell>
          <table:table-cell table:formula="of:=IF((63+COLUMN([.S5])+ROW([.S5]))&gt;90;CHAR(63+COLUMN([.S5])+ROW([.S5])-26);CHAR(63+COLUMN([.S5])+ROW([.S5])))" office:value-type="string" office:string-value="W" calcext:value-type="string">
            <text:p>W</text:p>
          </table:table-cell>
          <table:table-cell table:formula="of:=IF((63+COLUMN([.T5])+ROW([.T5]))&gt;90;CHAR(63+COLUMN([.T5])+ROW([.T5])-26);CHAR(63+COLUMN([.T5])+ROW([.T5])))" office:value-type="string" office:string-value="X" calcext:value-type="string">
            <text:p>X</text:p>
          </table:table-cell>
          <table:table-cell table:formula="of:=IF((63+COLUMN([.U5])+ROW([.U5]))&gt;90;CHAR(63+COLUMN([.U5])+ROW([.U5])-26);CHAR(63+COLUMN([.U5])+ROW([.U5])))" office:value-type="string" office:string-value="Y" calcext:value-type="string">
            <text:p>Y</text:p>
          </table:table-cell>
          <table:table-cell table:formula="of:=IF((63+COLUMN([.V5])+ROW([.V5]))&gt;90;CHAR(63+COLUMN([.V5])+ROW([.V5])-26);CHAR(63+COLUMN([.V5])+ROW([.V5])))" office:value-type="string" office:string-value="Z" calcext:value-type="string">
            <text:p>Z</text:p>
          </table:table-cell>
          <table:table-cell table:formula="of:=IF((63+COLUMN([.W5])+ROW([.W5]))&gt;90;CHAR(63+COLUMN([.W5])+ROW([.W5])-26);CHAR(63+COLUMN([.W5])+ROW([.W5])))" office:value-type="string" office:string-value="A" calcext:value-type="string">
            <text:p>A</text:p>
          </table:table-cell>
          <table:table-cell table:formula="of:=IF((63+COLUMN([.X5])+ROW([.X5]))&gt;90;CHAR(63+COLUMN([.X5])+ROW([.X5])-26);CHAR(63+COLUMN([.X5])+ROW([.X5])))" office:value-type="string" office:string-value="B" calcext:value-type="string">
            <text:p>B</text:p>
          </table:table-cell>
          <table:table-cell table:formula="of:=IF((63+COLUMN([.Y5])+ROW([.Y5]))&gt;90;CHAR(63+COLUMN([.Y5])+ROW([.Y5])-26);CHAR(63+COLUMN([.Y5])+ROW([.Y5])))" office:value-type="string" office:string-value="C" calcext:value-type="string">
            <text:p>C</text:p>
          </table:table-cell>
          <table:table-cell table:formula="of:=IF((63+COLUMN([.Z5])+ROW([.Z5]))&gt;90;CHAR(63+COLUMN([.Z5])+ROW([.Z5])-26);CHAR(63+COLUMN([.Z5])+ROW([.Z5])))" office:value-type="string" office:string-value="D" calcext:value-type="string">
            <text:p>D</text:p>
          </table:table-cell>
          <table:table-cell table:number-columns-repeated="25"/>
        </table:table-row>
        <table:table-row table:style-name="ro1">
          <table:table-cell table:formula="of:=IF((63+COLUMN([.A6])+ROW([.A6]))&gt;90;CHAR(63+COLUMN([.A6])+ROW([.A6])-26);CHAR(63+COLUMN([.A6])+ROW([.A6])))" office:value-type="string" office:string-value="F" calcext:value-type="string">
            <text:p>F</text:p>
          </table:table-cell>
          <table:table-cell table:formula="of:=IF((63+COLUMN([.B6])+ROW([.B6]))&gt;90;CHAR(63+COLUMN([.B6])+ROW([.B6])-26);CHAR(63+COLUMN([.B6])+ROW([.B6])))" office:value-type="string" office:string-value="G" calcext:value-type="string">
            <text:p>G</text:p>
          </table:table-cell>
          <table:table-cell table:formula="of:=IF((63+COLUMN([.C6])+ROW([.C6]))&gt;90;CHAR(63+COLUMN([.C6])+ROW([.C6])-26);CHAR(63+COLUMN([.C6])+ROW([.C6])))" office:value-type="string" office:string-value="H" calcext:value-type="string">
            <text:p>H</text:p>
          </table:table-cell>
          <table:table-cell table:formula="of:=IF((63+COLUMN([.D6])+ROW([.D6]))&gt;90;CHAR(63+COLUMN([.D6])+ROW([.D6])-26);CHAR(63+COLUMN([.D6])+ROW([.D6])))" office:value-type="string" office:string-value="I" calcext:value-type="string">
            <text:p>I</text:p>
          </table:table-cell>
          <table:table-cell table:formula="of:=IF((63+COLUMN([.E6])+ROW([.E6]))&gt;90;CHAR(63+COLUMN([.E6])+ROW([.E6])-26);CHAR(63+COLUMN([.E6])+ROW([.E6])))" office:value-type="string" office:string-value="J" calcext:value-type="string">
            <text:p>J</text:p>
          </table:table-cell>
          <table:table-cell table:formula="of:=IF((63+COLUMN([.F6])+ROW([.F6]))&gt;90;CHAR(63+COLUMN([.F6])+ROW([.F6])-26);CHAR(63+COLUMN([.F6])+ROW([.F6])))" office:value-type="string" office:string-value="K" calcext:value-type="string">
            <text:p>K</text:p>
          </table:table-cell>
          <table:table-cell table:formula="of:=IF((63+COLUMN([.G6])+ROW([.G6]))&gt;90;CHAR(63+COLUMN([.G6])+ROW([.G6])-26);CHAR(63+COLUMN([.G6])+ROW([.G6])))" office:value-type="string" office:string-value="L" calcext:value-type="string">
            <text:p>L</text:p>
          </table:table-cell>
          <table:table-cell table:formula="of:=IF((63+COLUMN([.H6])+ROW([.H6]))&gt;90;CHAR(63+COLUMN([.H6])+ROW([.H6])-26);CHAR(63+COLUMN([.H6])+ROW([.H6])))" office:value-type="string" office:string-value="M" calcext:value-type="string">
            <text:p>M</text:p>
          </table:table-cell>
          <table:table-cell table:formula="of:=IF((63+COLUMN([.I6])+ROW([.I6]))&gt;90;CHAR(63+COLUMN([.I6])+ROW([.I6])-26);CHAR(63+COLUMN([.I6])+ROW([.I6])))" office:value-type="string" office:string-value="N" calcext:value-type="string">
            <text:p>N</text:p>
          </table:table-cell>
          <table:table-cell table:formula="of:=IF((63+COLUMN([.J6])+ROW([.J6]))&gt;90;CHAR(63+COLUMN([.J6])+ROW([.J6])-26);CHAR(63+COLUMN([.J6])+ROW([.J6])))" office:value-type="string" office:string-value="O" calcext:value-type="string">
            <text:p>O</text:p>
          </table:table-cell>
          <table:table-cell table:formula="of:=IF((63+COLUMN([.K6])+ROW([.K6]))&gt;90;CHAR(63+COLUMN([.K6])+ROW([.K6])-26);CHAR(63+COLUMN([.K6])+ROW([.K6])))" office:value-type="string" office:string-value="P" calcext:value-type="string">
            <text:p>P</text:p>
          </table:table-cell>
          <table:table-cell table:formula="of:=IF((63+COLUMN([.L6])+ROW([.L6]))&gt;90;CHAR(63+COLUMN([.L6])+ROW([.L6])-26);CHAR(63+COLUMN([.L6])+ROW([.L6])))" office:value-type="string" office:string-value="Q" calcext:value-type="string">
            <text:p>Q</text:p>
          </table:table-cell>
          <table:table-cell table:formula="of:=IF((63+COLUMN([.M6])+ROW([.M6]))&gt;90;CHAR(63+COLUMN([.M6])+ROW([.M6])-26);CHAR(63+COLUMN([.M6])+ROW([.M6])))" office:value-type="string" office:string-value="R" calcext:value-type="string">
            <text:p>R</text:p>
          </table:table-cell>
          <table:table-cell table:formula="of:=IF((63+COLUMN([.N6])+ROW([.N6]))&gt;90;CHAR(63+COLUMN([.N6])+ROW([.N6])-26);CHAR(63+COLUMN([.N6])+ROW([.N6])))" office:value-type="string" office:string-value="S" calcext:value-type="string">
            <text:p>S</text:p>
          </table:table-cell>
          <table:table-cell table:formula="of:=IF((63+COLUMN([.O6])+ROW([.O6]))&gt;90;CHAR(63+COLUMN([.O6])+ROW([.O6])-26);CHAR(63+COLUMN([.O6])+ROW([.O6])))" office:value-type="string" office:string-value="T" calcext:value-type="string">
            <text:p>T</text:p>
          </table:table-cell>
          <table:table-cell table:formula="of:=IF((63+COLUMN([.P6])+ROW([.P6]))&gt;90;CHAR(63+COLUMN([.P6])+ROW([.P6])-26);CHAR(63+COLUMN([.P6])+ROW([.P6])))" office:value-type="string" office:string-value="U" calcext:value-type="string">
            <text:p>U</text:p>
          </table:table-cell>
          <table:table-cell table:formula="of:=IF((63+COLUMN([.Q6])+ROW([.Q6]))&gt;90;CHAR(63+COLUMN([.Q6])+ROW([.Q6])-26);CHAR(63+COLUMN([.Q6])+ROW([.Q6])))" office:value-type="string" office:string-value="V" calcext:value-type="string">
            <text:p>V</text:p>
          </table:table-cell>
          <table:table-cell table:formula="of:=IF((63+COLUMN([.R6])+ROW([.R6]))&gt;90;CHAR(63+COLUMN([.R6])+ROW([.R6])-26);CHAR(63+COLUMN([.R6])+ROW([.R6])))" office:value-type="string" office:string-value="W" calcext:value-type="string">
            <text:p>W</text:p>
          </table:table-cell>
          <table:table-cell table:formula="of:=IF((63+COLUMN([.S6])+ROW([.S6]))&gt;90;CHAR(63+COLUMN([.S6])+ROW([.S6])-26);CHAR(63+COLUMN([.S6])+ROW([.S6])))" office:value-type="string" office:string-value="X" calcext:value-type="string">
            <text:p>X</text:p>
          </table:table-cell>
          <table:table-cell table:formula="of:=IF((63+COLUMN([.T6])+ROW([.T6]))&gt;90;CHAR(63+COLUMN([.T6])+ROW([.T6])-26);CHAR(63+COLUMN([.T6])+ROW([.T6])))" office:value-type="string" office:string-value="Y" calcext:value-type="string">
            <text:p>Y</text:p>
          </table:table-cell>
          <table:table-cell table:formula="of:=IF((63+COLUMN([.U6])+ROW([.U6]))&gt;90;CHAR(63+COLUMN([.U6])+ROW([.U6])-26);CHAR(63+COLUMN([.U6])+ROW([.U6])))" office:value-type="string" office:string-value="Z" calcext:value-type="string">
            <text:p>Z</text:p>
          </table:table-cell>
          <table:table-cell table:formula="of:=IF((63+COLUMN([.V6])+ROW([.V6]))&gt;90;CHAR(63+COLUMN([.V6])+ROW([.V6])-26);CHAR(63+COLUMN([.V6])+ROW([.V6])))" office:value-type="string" office:string-value="A" calcext:value-type="string">
            <text:p>A</text:p>
          </table:table-cell>
          <table:table-cell table:formula="of:=IF((63+COLUMN([.W6])+ROW([.W6]))&gt;90;CHAR(63+COLUMN([.W6])+ROW([.W6])-26);CHAR(63+COLUMN([.W6])+ROW([.W6])))" office:value-type="string" office:string-value="B" calcext:value-type="string">
            <text:p>B</text:p>
          </table:table-cell>
          <table:table-cell table:formula="of:=IF((63+COLUMN([.X6])+ROW([.X6]))&gt;90;CHAR(63+COLUMN([.X6])+ROW([.X6])-26);CHAR(63+COLUMN([.X6])+ROW([.X6])))" office:value-type="string" office:string-value="C" calcext:value-type="string">
            <text:p>C</text:p>
          </table:table-cell>
          <table:table-cell table:formula="of:=IF((63+COLUMN([.Y6])+ROW([.Y6]))&gt;90;CHAR(63+COLUMN([.Y6])+ROW([.Y6])-26);CHAR(63+COLUMN([.Y6])+ROW([.Y6])))" office:value-type="string" office:string-value="D" calcext:value-type="string">
            <text:p>D</text:p>
          </table:table-cell>
          <table:table-cell table:formula="of:=IF((63+COLUMN([.Z6])+ROW([.Z6]))&gt;90;CHAR(63+COLUMN([.Z6])+ROW([.Z6])-26);CHAR(63+COLUMN([.Z6])+ROW([.Z6])))" office:value-type="string" office:string-value="E" calcext:value-type="string">
            <text:p>E</text:p>
          </table:table-cell>
          <table:table-cell table:number-columns-repeated="25"/>
        </table:table-row>
        <table:table-row table:style-name="ro1">
          <table:table-cell table:formula="of:=IF((63+COLUMN([.A7])+ROW([.A7]))&gt;90;CHAR(63+COLUMN([.A7])+ROW([.A7])-26);CHAR(63+COLUMN([.A7])+ROW([.A7])))" office:value-type="string" office:string-value="G" calcext:value-type="string">
            <text:p>G</text:p>
          </table:table-cell>
          <table:table-cell table:formula="of:=IF((63+COLUMN([.B7])+ROW([.B7]))&gt;90;CHAR(63+COLUMN([.B7])+ROW([.B7])-26);CHAR(63+COLUMN([.B7])+ROW([.B7])))" office:value-type="string" office:string-value="H" calcext:value-type="string">
            <text:p>H</text:p>
          </table:table-cell>
          <table:table-cell table:formula="of:=IF((63+COLUMN([.C7])+ROW([.C7]))&gt;90;CHAR(63+COLUMN([.C7])+ROW([.C7])-26);CHAR(63+COLUMN([.C7])+ROW([.C7])))" office:value-type="string" office:string-value="I" calcext:value-type="string">
            <text:p>I</text:p>
          </table:table-cell>
          <table:table-cell table:formula="of:=IF((63+COLUMN([.D7])+ROW([.D7]))&gt;90;CHAR(63+COLUMN([.D7])+ROW([.D7])-26);CHAR(63+COLUMN([.D7])+ROW([.D7])))" office:value-type="string" office:string-value="J" calcext:value-type="string">
            <text:p>J</text:p>
          </table:table-cell>
          <table:table-cell table:formula="of:=IF((63+COLUMN([.E7])+ROW([.E7]))&gt;90;CHAR(63+COLUMN([.E7])+ROW([.E7])-26);CHAR(63+COLUMN([.E7])+ROW([.E7])))" office:value-type="string" office:string-value="K" calcext:value-type="string">
            <text:p>K</text:p>
          </table:table-cell>
          <table:table-cell table:formula="of:=IF((63+COLUMN([.F7])+ROW([.F7]))&gt;90;CHAR(63+COLUMN([.F7])+ROW([.F7])-26);CHAR(63+COLUMN([.F7])+ROW([.F7])))" office:value-type="string" office:string-value="L" calcext:value-type="string">
            <text:p>L</text:p>
          </table:table-cell>
          <table:table-cell table:formula="of:=IF((63+COLUMN([.G7])+ROW([.G7]))&gt;90;CHAR(63+COLUMN([.G7])+ROW([.G7])-26);CHAR(63+COLUMN([.G7])+ROW([.G7])))" office:value-type="string" office:string-value="M" calcext:value-type="string">
            <text:p>M</text:p>
          </table:table-cell>
          <table:table-cell table:formula="of:=IF((63+COLUMN([.H7])+ROW([.H7]))&gt;90;CHAR(63+COLUMN([.H7])+ROW([.H7])-26);CHAR(63+COLUMN([.H7])+ROW([.H7])))" office:value-type="string" office:string-value="N" calcext:value-type="string">
            <text:p>N</text:p>
          </table:table-cell>
          <table:table-cell table:formula="of:=IF((63+COLUMN([.I7])+ROW([.I7]))&gt;90;CHAR(63+COLUMN([.I7])+ROW([.I7])-26);CHAR(63+COLUMN([.I7])+ROW([.I7])))" office:value-type="string" office:string-value="O" calcext:value-type="string">
            <text:p>O</text:p>
          </table:table-cell>
          <table:table-cell table:formula="of:=IF((63+COLUMN([.J7])+ROW([.J7]))&gt;90;CHAR(63+COLUMN([.J7])+ROW([.J7])-26);CHAR(63+COLUMN([.J7])+ROW([.J7])))" office:value-type="string" office:string-value="P" calcext:value-type="string">
            <text:p>P</text:p>
          </table:table-cell>
          <table:table-cell table:formula="of:=IF((63+COLUMN([.K7])+ROW([.K7]))&gt;90;CHAR(63+COLUMN([.K7])+ROW([.K7])-26);CHAR(63+COLUMN([.K7])+ROW([.K7])))" office:value-type="string" office:string-value="Q" calcext:value-type="string">
            <text:p>Q</text:p>
          </table:table-cell>
          <table:table-cell table:formula="of:=IF((63+COLUMN([.L7])+ROW([.L7]))&gt;90;CHAR(63+COLUMN([.L7])+ROW([.L7])-26);CHAR(63+COLUMN([.L7])+ROW([.L7])))" office:value-type="string" office:string-value="R" calcext:value-type="string">
            <text:p>R</text:p>
          </table:table-cell>
          <table:table-cell table:formula="of:=IF((63+COLUMN([.M7])+ROW([.M7]))&gt;90;CHAR(63+COLUMN([.M7])+ROW([.M7])-26);CHAR(63+COLUMN([.M7])+ROW([.M7])))" office:value-type="string" office:string-value="S" calcext:value-type="string">
            <text:p>S</text:p>
          </table:table-cell>
          <table:table-cell table:formula="of:=IF((63+COLUMN([.N7])+ROW([.N7]))&gt;90;CHAR(63+COLUMN([.N7])+ROW([.N7])-26);CHAR(63+COLUMN([.N7])+ROW([.N7])))" office:value-type="string" office:string-value="T" calcext:value-type="string">
            <text:p>T</text:p>
          </table:table-cell>
          <table:table-cell table:formula="of:=IF((63+COLUMN([.O7])+ROW([.O7]))&gt;90;CHAR(63+COLUMN([.O7])+ROW([.O7])-26);CHAR(63+COLUMN([.O7])+ROW([.O7])))" office:value-type="string" office:string-value="U" calcext:value-type="string">
            <text:p>U</text:p>
          </table:table-cell>
          <table:table-cell table:formula="of:=IF((63+COLUMN([.P7])+ROW([.P7]))&gt;90;CHAR(63+COLUMN([.P7])+ROW([.P7])-26);CHAR(63+COLUMN([.P7])+ROW([.P7])))" office:value-type="string" office:string-value="V" calcext:value-type="string">
            <text:p>V</text:p>
          </table:table-cell>
          <table:table-cell table:formula="of:=IF((63+COLUMN([.Q7])+ROW([.Q7]))&gt;90;CHAR(63+COLUMN([.Q7])+ROW([.Q7])-26);CHAR(63+COLUMN([.Q7])+ROW([.Q7])))" office:value-type="string" office:string-value="W" calcext:value-type="string">
            <text:p>W</text:p>
          </table:table-cell>
          <table:table-cell table:formula="of:=IF((63+COLUMN([.R7])+ROW([.R7]))&gt;90;CHAR(63+COLUMN([.R7])+ROW([.R7])-26);CHAR(63+COLUMN([.R7])+ROW([.R7])))" office:value-type="string" office:string-value="X" calcext:value-type="string">
            <text:p>X</text:p>
          </table:table-cell>
          <table:table-cell table:formula="of:=IF((63+COLUMN([.S7])+ROW([.S7]))&gt;90;CHAR(63+COLUMN([.S7])+ROW([.S7])-26);CHAR(63+COLUMN([.S7])+ROW([.S7])))" office:value-type="string" office:string-value="Y" calcext:value-type="string">
            <text:p>Y</text:p>
          </table:table-cell>
          <table:table-cell table:formula="of:=IF((63+COLUMN([.T7])+ROW([.T7]))&gt;90;CHAR(63+COLUMN([.T7])+ROW([.T7])-26);CHAR(63+COLUMN([.T7])+ROW([.T7])))" office:value-type="string" office:string-value="Z" calcext:value-type="string">
            <text:p>Z</text:p>
          </table:table-cell>
          <table:table-cell table:formula="of:=IF((63+COLUMN([.U7])+ROW([.U7]))&gt;90;CHAR(63+COLUMN([.U7])+ROW([.U7])-26);CHAR(63+COLUMN([.U7])+ROW([.U7])))" office:value-type="string" office:string-value="A" calcext:value-type="string">
            <text:p>A</text:p>
          </table:table-cell>
          <table:table-cell table:formula="of:=IF((63+COLUMN([.V7])+ROW([.V7]))&gt;90;CHAR(63+COLUMN([.V7])+ROW([.V7])-26);CHAR(63+COLUMN([.V7])+ROW([.V7])))" office:value-type="string" office:string-value="B" calcext:value-type="string">
            <text:p>B</text:p>
          </table:table-cell>
          <table:table-cell table:formula="of:=IF((63+COLUMN([.W7])+ROW([.W7]))&gt;90;CHAR(63+COLUMN([.W7])+ROW([.W7])-26);CHAR(63+COLUMN([.W7])+ROW([.W7])))" office:value-type="string" office:string-value="C" calcext:value-type="string">
            <text:p>C</text:p>
          </table:table-cell>
          <table:table-cell table:formula="of:=IF((63+COLUMN([.X7])+ROW([.X7]))&gt;90;CHAR(63+COLUMN([.X7])+ROW([.X7])-26);CHAR(63+COLUMN([.X7])+ROW([.X7])))" office:value-type="string" office:string-value="D" calcext:value-type="string">
            <text:p>D</text:p>
          </table:table-cell>
          <table:table-cell table:formula="of:=IF((63+COLUMN([.Y7])+ROW([.Y7]))&gt;90;CHAR(63+COLUMN([.Y7])+ROW([.Y7])-26);CHAR(63+COLUMN([.Y7])+ROW([.Y7])))" office:value-type="string" office:string-value="E" calcext:value-type="string">
            <text:p>E</text:p>
          </table:table-cell>
          <table:table-cell table:formula="of:=IF((63+COLUMN([.Z7])+ROW([.Z7]))&gt;90;CHAR(63+COLUMN([.Z7])+ROW([.Z7])-26);CHAR(63+COLUMN([.Z7])+ROW([.Z7])))" office:value-type="string" office:string-value="F" calcext:value-type="string">
            <text:p>F</text:p>
          </table:table-cell>
          <table:table-cell table:number-columns-repeated="25"/>
        </table:table-row>
        <table:table-row table:style-name="ro1">
          <table:table-cell table:formula="of:=IF((63+COLUMN([.A8])+ROW([.A8]))&gt;90;CHAR(63+COLUMN([.A8])+ROW([.A8])-26);CHAR(63+COLUMN([.A8])+ROW([.A8])))" office:value-type="string" office:string-value="H" calcext:value-type="string">
            <text:p>H</text:p>
          </table:table-cell>
          <table:table-cell table:formula="of:=IF((63+COLUMN([.B8])+ROW([.B8]))&gt;90;CHAR(63+COLUMN([.B8])+ROW([.B8])-26);CHAR(63+COLUMN([.B8])+ROW([.B8])))" office:value-type="string" office:string-value="I" calcext:value-type="string">
            <text:p>I</text:p>
          </table:table-cell>
          <table:table-cell table:formula="of:=IF((63+COLUMN([.C8])+ROW([.C8]))&gt;90;CHAR(63+COLUMN([.C8])+ROW([.C8])-26);CHAR(63+COLUMN([.C8])+ROW([.C8])))" office:value-type="string" office:string-value="J" calcext:value-type="string">
            <text:p>J</text:p>
          </table:table-cell>
          <table:table-cell table:formula="of:=IF((63+COLUMN([.D8])+ROW([.D8]))&gt;90;CHAR(63+COLUMN([.D8])+ROW([.D8])-26);CHAR(63+COLUMN([.D8])+ROW([.D8])))" office:value-type="string" office:string-value="K" calcext:value-type="string">
            <text:p>K</text:p>
          </table:table-cell>
          <table:table-cell table:formula="of:=IF((63+COLUMN([.E8])+ROW([.E8]))&gt;90;CHAR(63+COLUMN([.E8])+ROW([.E8])-26);CHAR(63+COLUMN([.E8])+ROW([.E8])))" office:value-type="string" office:string-value="L" calcext:value-type="string">
            <text:p>L</text:p>
          </table:table-cell>
          <table:table-cell table:formula="of:=IF((63+COLUMN([.F8])+ROW([.F8]))&gt;90;CHAR(63+COLUMN([.F8])+ROW([.F8])-26);CHAR(63+COLUMN([.F8])+ROW([.F8])))" office:value-type="string" office:string-value="M" calcext:value-type="string">
            <text:p>M</text:p>
          </table:table-cell>
          <table:table-cell table:formula="of:=IF((63+COLUMN([.G8])+ROW([.G8]))&gt;90;CHAR(63+COLUMN([.G8])+ROW([.G8])-26);CHAR(63+COLUMN([.G8])+ROW([.G8])))" office:value-type="string" office:string-value="N" calcext:value-type="string">
            <text:p>N</text:p>
          </table:table-cell>
          <table:table-cell table:formula="of:=IF((63+COLUMN([.H8])+ROW([.H8]))&gt;90;CHAR(63+COLUMN([.H8])+ROW([.H8])-26);CHAR(63+COLUMN([.H8])+ROW([.H8])))" office:value-type="string" office:string-value="O" calcext:value-type="string">
            <text:p>O</text:p>
          </table:table-cell>
          <table:table-cell table:formula="of:=IF((63+COLUMN([.I8])+ROW([.I8]))&gt;90;CHAR(63+COLUMN([.I8])+ROW([.I8])-26);CHAR(63+COLUMN([.I8])+ROW([.I8])))" office:value-type="string" office:string-value="P" calcext:value-type="string">
            <text:p>P</text:p>
          </table:table-cell>
          <table:table-cell table:formula="of:=IF((63+COLUMN([.J8])+ROW([.J8]))&gt;90;CHAR(63+COLUMN([.J8])+ROW([.J8])-26);CHAR(63+COLUMN([.J8])+ROW([.J8])))" office:value-type="string" office:string-value="Q" calcext:value-type="string">
            <text:p>Q</text:p>
          </table:table-cell>
          <table:table-cell table:formula="of:=IF((63+COLUMN([.K8])+ROW([.K8]))&gt;90;CHAR(63+COLUMN([.K8])+ROW([.K8])-26);CHAR(63+COLUMN([.K8])+ROW([.K8])))" office:value-type="string" office:string-value="R" calcext:value-type="string">
            <text:p>R</text:p>
          </table:table-cell>
          <table:table-cell table:formula="of:=IF((63+COLUMN([.L8])+ROW([.L8]))&gt;90;CHAR(63+COLUMN([.L8])+ROW([.L8])-26);CHAR(63+COLUMN([.L8])+ROW([.L8])))" office:value-type="string" office:string-value="S" calcext:value-type="string">
            <text:p>S</text:p>
          </table:table-cell>
          <table:table-cell table:formula="of:=IF((63+COLUMN([.M8])+ROW([.M8]))&gt;90;CHAR(63+COLUMN([.M8])+ROW([.M8])-26);CHAR(63+COLUMN([.M8])+ROW([.M8])))" office:value-type="string" office:string-value="T" calcext:value-type="string">
            <text:p>T</text:p>
          </table:table-cell>
          <table:table-cell table:formula="of:=IF((63+COLUMN([.N8])+ROW([.N8]))&gt;90;CHAR(63+COLUMN([.N8])+ROW([.N8])-26);CHAR(63+COLUMN([.N8])+ROW([.N8])))" office:value-type="string" office:string-value="U" calcext:value-type="string">
            <text:p>U</text:p>
          </table:table-cell>
          <table:table-cell table:formula="of:=IF((63+COLUMN([.O8])+ROW([.O8]))&gt;90;CHAR(63+COLUMN([.O8])+ROW([.O8])-26);CHAR(63+COLUMN([.O8])+ROW([.O8])))" office:value-type="string" office:string-value="V" calcext:value-type="string">
            <text:p>V</text:p>
          </table:table-cell>
          <table:table-cell table:formula="of:=IF((63+COLUMN([.P8])+ROW([.P8]))&gt;90;CHAR(63+COLUMN([.P8])+ROW([.P8])-26);CHAR(63+COLUMN([.P8])+ROW([.P8])))" office:value-type="string" office:string-value="W" calcext:value-type="string">
            <text:p>W</text:p>
          </table:table-cell>
          <table:table-cell table:formula="of:=IF((63+COLUMN([.Q8])+ROW([.Q8]))&gt;90;CHAR(63+COLUMN([.Q8])+ROW([.Q8])-26);CHAR(63+COLUMN([.Q8])+ROW([.Q8])))" office:value-type="string" office:string-value="X" calcext:value-type="string">
            <text:p>X</text:p>
          </table:table-cell>
          <table:table-cell table:formula="of:=IF((63+COLUMN([.R8])+ROW([.R8]))&gt;90;CHAR(63+COLUMN([.R8])+ROW([.R8])-26);CHAR(63+COLUMN([.R8])+ROW([.R8])))" office:value-type="string" office:string-value="Y" calcext:value-type="string">
            <text:p>Y</text:p>
          </table:table-cell>
          <table:table-cell table:formula="of:=IF((63+COLUMN([.S8])+ROW([.S8]))&gt;90;CHAR(63+COLUMN([.S8])+ROW([.S8])-26);CHAR(63+COLUMN([.S8])+ROW([.S8])))" office:value-type="string" office:string-value="Z" calcext:value-type="string">
            <text:p>Z</text:p>
          </table:table-cell>
          <table:table-cell table:formula="of:=IF((63+COLUMN([.T8])+ROW([.T8]))&gt;90;CHAR(63+COLUMN([.T8])+ROW([.T8])-26);CHAR(63+COLUMN([.T8])+ROW([.T8])))" office:value-type="string" office:string-value="A" calcext:value-type="string">
            <text:p>A</text:p>
          </table:table-cell>
          <table:table-cell table:formula="of:=IF((63+COLUMN([.U8])+ROW([.U8]))&gt;90;CHAR(63+COLUMN([.U8])+ROW([.U8])-26);CHAR(63+COLUMN([.U8])+ROW([.U8])))" office:value-type="string" office:string-value="B" calcext:value-type="string">
            <text:p>B</text:p>
          </table:table-cell>
          <table:table-cell table:formula="of:=IF((63+COLUMN([.V8])+ROW([.V8]))&gt;90;CHAR(63+COLUMN([.V8])+ROW([.V8])-26);CHAR(63+COLUMN([.V8])+ROW([.V8])))" office:value-type="string" office:string-value="C" calcext:value-type="string">
            <text:p>C</text:p>
          </table:table-cell>
          <table:table-cell table:formula="of:=IF((63+COLUMN([.W8])+ROW([.W8]))&gt;90;CHAR(63+COLUMN([.W8])+ROW([.W8])-26);CHAR(63+COLUMN([.W8])+ROW([.W8])))" office:value-type="string" office:string-value="D" calcext:value-type="string">
            <text:p>D</text:p>
          </table:table-cell>
          <table:table-cell table:formula="of:=IF((63+COLUMN([.X8])+ROW([.X8]))&gt;90;CHAR(63+COLUMN([.X8])+ROW([.X8])-26);CHAR(63+COLUMN([.X8])+ROW([.X8])))" office:value-type="string" office:string-value="E" calcext:value-type="string">
            <text:p>E</text:p>
          </table:table-cell>
          <table:table-cell table:formula="of:=IF((63+COLUMN([.Y8])+ROW([.Y8]))&gt;90;CHAR(63+COLUMN([.Y8])+ROW([.Y8])-26);CHAR(63+COLUMN([.Y8])+ROW([.Y8])))" office:value-type="string" office:string-value="F" calcext:value-type="string">
            <text:p>F</text:p>
          </table:table-cell>
          <table:table-cell table:formula="of:=IF((63+COLUMN([.Z8])+ROW([.Z8]))&gt;90;CHAR(63+COLUMN([.Z8])+ROW([.Z8])-26);CHAR(63+COLUMN([.Z8])+ROW([.Z8])))" office:value-type="string" office:string-value="G" calcext:value-type="string">
            <text:p>G</text:p>
          </table:table-cell>
          <table:table-cell table:number-columns-repeated="25"/>
        </table:table-row>
        <table:table-row table:style-name="ro1">
          <table:table-cell table:formula="of:=IF((63+COLUMN([.A9])+ROW([.A9]))&gt;90;CHAR(63+COLUMN([.A9])+ROW([.A9])-26);CHAR(63+COLUMN([.A9])+ROW([.A9])))" office:value-type="string" office:string-value="I" calcext:value-type="string">
            <text:p>I</text:p>
          </table:table-cell>
          <table:table-cell table:formula="of:=IF((63+COLUMN([.B9])+ROW([.B9]))&gt;90;CHAR(63+COLUMN([.B9])+ROW([.B9])-26);CHAR(63+COLUMN([.B9])+ROW([.B9])))" office:value-type="string" office:string-value="J" calcext:value-type="string">
            <text:p>J</text:p>
          </table:table-cell>
          <table:table-cell table:formula="of:=IF((63+COLUMN([.C9])+ROW([.C9]))&gt;90;CHAR(63+COLUMN([.C9])+ROW([.C9])-26);CHAR(63+COLUMN([.C9])+ROW([.C9])))" office:value-type="string" office:string-value="K" calcext:value-type="string">
            <text:p>K</text:p>
          </table:table-cell>
          <table:table-cell table:formula="of:=IF((63+COLUMN([.D9])+ROW([.D9]))&gt;90;CHAR(63+COLUMN([.D9])+ROW([.D9])-26);CHAR(63+COLUMN([.D9])+ROW([.D9])))" office:value-type="string" office:string-value="L" calcext:value-type="string">
            <text:p>L</text:p>
          </table:table-cell>
          <table:table-cell table:formula="of:=IF((63+COLUMN([.E9])+ROW([.E9]))&gt;90;CHAR(63+COLUMN([.E9])+ROW([.E9])-26);CHAR(63+COLUMN([.E9])+ROW([.E9])))" office:value-type="string" office:string-value="M" calcext:value-type="string">
            <text:p>M</text:p>
          </table:table-cell>
          <table:table-cell table:formula="of:=IF((63+COLUMN([.F9])+ROW([.F9]))&gt;90;CHAR(63+COLUMN([.F9])+ROW([.F9])-26);CHAR(63+COLUMN([.F9])+ROW([.F9])))" office:value-type="string" office:string-value="N" calcext:value-type="string">
            <text:p>N</text:p>
          </table:table-cell>
          <table:table-cell table:formula="of:=IF((63+COLUMN([.G9])+ROW([.G9]))&gt;90;CHAR(63+COLUMN([.G9])+ROW([.G9])-26);CHAR(63+COLUMN([.G9])+ROW([.G9])))" office:value-type="string" office:string-value="O" calcext:value-type="string">
            <text:p>O</text:p>
          </table:table-cell>
          <table:table-cell table:formula="of:=IF((63+COLUMN([.H9])+ROW([.H9]))&gt;90;CHAR(63+COLUMN([.H9])+ROW([.H9])-26);CHAR(63+COLUMN([.H9])+ROW([.H9])))" office:value-type="string" office:string-value="P" calcext:value-type="string">
            <text:p>P</text:p>
          </table:table-cell>
          <table:table-cell table:formula="of:=IF((63+COLUMN([.I9])+ROW([.I9]))&gt;90;CHAR(63+COLUMN([.I9])+ROW([.I9])-26);CHAR(63+COLUMN([.I9])+ROW([.I9])))" office:value-type="string" office:string-value="Q" calcext:value-type="string">
            <text:p>Q</text:p>
          </table:table-cell>
          <table:table-cell table:formula="of:=IF((63+COLUMN([.J9])+ROW([.J9]))&gt;90;CHAR(63+COLUMN([.J9])+ROW([.J9])-26);CHAR(63+COLUMN([.J9])+ROW([.J9])))" office:value-type="string" office:string-value="R" calcext:value-type="string">
            <text:p>R</text:p>
          </table:table-cell>
          <table:table-cell table:formula="of:=IF((63+COLUMN([.K9])+ROW([.K9]))&gt;90;CHAR(63+COLUMN([.K9])+ROW([.K9])-26);CHAR(63+COLUMN([.K9])+ROW([.K9])))" office:value-type="string" office:string-value="S" calcext:value-type="string">
            <text:p>S</text:p>
          </table:table-cell>
          <table:table-cell table:formula="of:=IF((63+COLUMN([.L9])+ROW([.L9]))&gt;90;CHAR(63+COLUMN([.L9])+ROW([.L9])-26);CHAR(63+COLUMN([.L9])+ROW([.L9])))" office:value-type="string" office:string-value="T" calcext:value-type="string">
            <text:p>T</text:p>
          </table:table-cell>
          <table:table-cell table:formula="of:=IF((63+COLUMN([.M9])+ROW([.M9]))&gt;90;CHAR(63+COLUMN([.M9])+ROW([.M9])-26);CHAR(63+COLUMN([.M9])+ROW([.M9])))" office:value-type="string" office:string-value="U" calcext:value-type="string">
            <text:p>U</text:p>
          </table:table-cell>
          <table:table-cell table:formula="of:=IF((63+COLUMN([.N9])+ROW([.N9]))&gt;90;CHAR(63+COLUMN([.N9])+ROW([.N9])-26);CHAR(63+COLUMN([.N9])+ROW([.N9])))" office:value-type="string" office:string-value="V" calcext:value-type="string">
            <text:p>V</text:p>
          </table:table-cell>
          <table:table-cell table:formula="of:=IF((63+COLUMN([.O9])+ROW([.O9]))&gt;90;CHAR(63+COLUMN([.O9])+ROW([.O9])-26);CHAR(63+COLUMN([.O9])+ROW([.O9])))" office:value-type="string" office:string-value="W" calcext:value-type="string">
            <text:p>W</text:p>
          </table:table-cell>
          <table:table-cell table:formula="of:=IF((63+COLUMN([.P9])+ROW([.P9]))&gt;90;CHAR(63+COLUMN([.P9])+ROW([.P9])-26);CHAR(63+COLUMN([.P9])+ROW([.P9])))" office:value-type="string" office:string-value="X" calcext:value-type="string">
            <text:p>X</text:p>
          </table:table-cell>
          <table:table-cell table:formula="of:=IF((63+COLUMN([.Q9])+ROW([.Q9]))&gt;90;CHAR(63+COLUMN([.Q9])+ROW([.Q9])-26);CHAR(63+COLUMN([.Q9])+ROW([.Q9])))" office:value-type="string" office:string-value="Y" calcext:value-type="string">
            <text:p>Y</text:p>
          </table:table-cell>
          <table:table-cell table:formula="of:=IF((63+COLUMN([.R9])+ROW([.R9]))&gt;90;CHAR(63+COLUMN([.R9])+ROW([.R9])-26);CHAR(63+COLUMN([.R9])+ROW([.R9])))" office:value-type="string" office:string-value="Z" calcext:value-type="string">
            <text:p>Z</text:p>
          </table:table-cell>
          <table:table-cell table:formula="of:=IF((63+COLUMN([.S9])+ROW([.S9]))&gt;90;CHAR(63+COLUMN([.S9])+ROW([.S9])-26);CHAR(63+COLUMN([.S9])+ROW([.S9])))" office:value-type="string" office:string-value="A" calcext:value-type="string">
            <text:p>A</text:p>
          </table:table-cell>
          <table:table-cell table:formula="of:=IF((63+COLUMN([.T9])+ROW([.T9]))&gt;90;CHAR(63+COLUMN([.T9])+ROW([.T9])-26);CHAR(63+COLUMN([.T9])+ROW([.T9])))" office:value-type="string" office:string-value="B" calcext:value-type="string">
            <text:p>B</text:p>
          </table:table-cell>
          <table:table-cell table:formula="of:=IF((63+COLUMN([.U9])+ROW([.U9]))&gt;90;CHAR(63+COLUMN([.U9])+ROW([.U9])-26);CHAR(63+COLUMN([.U9])+ROW([.U9])))" office:value-type="string" office:string-value="C" calcext:value-type="string">
            <text:p>C</text:p>
          </table:table-cell>
          <table:table-cell table:formula="of:=IF((63+COLUMN([.V9])+ROW([.V9]))&gt;90;CHAR(63+COLUMN([.V9])+ROW([.V9])-26);CHAR(63+COLUMN([.V9])+ROW([.V9])))" office:value-type="string" office:string-value="D" calcext:value-type="string">
            <text:p>D</text:p>
          </table:table-cell>
          <table:table-cell table:formula="of:=IF((63+COLUMN([.W9])+ROW([.W9]))&gt;90;CHAR(63+COLUMN([.W9])+ROW([.W9])-26);CHAR(63+COLUMN([.W9])+ROW([.W9])))" office:value-type="string" office:string-value="E" calcext:value-type="string">
            <text:p>E</text:p>
          </table:table-cell>
          <table:table-cell table:formula="of:=IF((63+COLUMN([.X9])+ROW([.X9]))&gt;90;CHAR(63+COLUMN([.X9])+ROW([.X9])-26);CHAR(63+COLUMN([.X9])+ROW([.X9])))" office:value-type="string" office:string-value="F" calcext:value-type="string">
            <text:p>F</text:p>
          </table:table-cell>
          <table:table-cell table:formula="of:=IF((63+COLUMN([.Y9])+ROW([.Y9]))&gt;90;CHAR(63+COLUMN([.Y9])+ROW([.Y9])-26);CHAR(63+COLUMN([.Y9])+ROW([.Y9])))" office:value-type="string" office:string-value="G" calcext:value-type="string">
            <text:p>G</text:p>
          </table:table-cell>
          <table:table-cell table:formula="of:=IF((63+COLUMN([.Z9])+ROW([.Z9]))&gt;90;CHAR(63+COLUMN([.Z9])+ROW([.Z9])-26);CHAR(63+COLUMN([.Z9])+ROW([.Z9])))" office:value-type="string" office:string-value="H" calcext:value-type="string">
            <text:p>H</text:p>
          </table:table-cell>
          <table:table-cell table:number-columns-repeated="25"/>
        </table:table-row>
        <table:table-row table:style-name="ro1">
          <table:table-cell table:formula="of:=IF((63+COLUMN([.A10])+ROW([.A10]))&gt;90;CHAR(63+COLUMN([.A10])+ROW([.A10])-26);CHAR(63+COLUMN([.A10])+ROW([.A10])))" office:value-type="string" office:string-value="J" calcext:value-type="string">
            <text:p>J</text:p>
          </table:table-cell>
          <table:table-cell table:formula="of:=IF((63+COLUMN([.B10])+ROW([.B10]))&gt;90;CHAR(63+COLUMN([.B10])+ROW([.B10])-26);CHAR(63+COLUMN([.B10])+ROW([.B10])))" office:value-type="string" office:string-value="K" calcext:value-type="string">
            <text:p>K</text:p>
          </table:table-cell>
          <table:table-cell table:formula="of:=IF((63+COLUMN([.C10])+ROW([.C10]))&gt;90;CHAR(63+COLUMN([.C10])+ROW([.C10])-26);CHAR(63+COLUMN([.C10])+ROW([.C10])))" office:value-type="string" office:string-value="L" calcext:value-type="string">
            <text:p>L</text:p>
          </table:table-cell>
          <table:table-cell table:formula="of:=IF((63+COLUMN([.D10])+ROW([.D10]))&gt;90;CHAR(63+COLUMN([.D10])+ROW([.D10])-26);CHAR(63+COLUMN([.D10])+ROW([.D10])))" office:value-type="string" office:string-value="M" calcext:value-type="string">
            <text:p>M</text:p>
          </table:table-cell>
          <table:table-cell table:formula="of:=IF((63+COLUMN([.E10])+ROW([.E10]))&gt;90;CHAR(63+COLUMN([.E10])+ROW([.E10])-26);CHAR(63+COLUMN([.E10])+ROW([.E10])))" office:value-type="string" office:string-value="N" calcext:value-type="string">
            <text:p>N</text:p>
          </table:table-cell>
          <table:table-cell table:formula="of:=IF((63+COLUMN([.F10])+ROW([.F10]))&gt;90;CHAR(63+COLUMN([.F10])+ROW([.F10])-26);CHAR(63+COLUMN([.F10])+ROW([.F10])))" office:value-type="string" office:string-value="O" calcext:value-type="string">
            <text:p>O</text:p>
          </table:table-cell>
          <table:table-cell table:formula="of:=IF((63+COLUMN([.G10])+ROW([.G10]))&gt;90;CHAR(63+COLUMN([.G10])+ROW([.G10])-26);CHAR(63+COLUMN([.G10])+ROW([.G10])))" office:value-type="string" office:string-value="P" calcext:value-type="string">
            <text:p>P</text:p>
          </table:table-cell>
          <table:table-cell table:formula="of:=IF((63+COLUMN([.H10])+ROW([.H10]))&gt;90;CHAR(63+COLUMN([.H10])+ROW([.H10])-26);CHAR(63+COLUMN([.H10])+ROW([.H10])))" office:value-type="string" office:string-value="Q" calcext:value-type="string">
            <text:p>Q</text:p>
          </table:table-cell>
          <table:table-cell table:formula="of:=IF((63+COLUMN([.I10])+ROW([.I10]))&gt;90;CHAR(63+COLUMN([.I10])+ROW([.I10])-26);CHAR(63+COLUMN([.I10])+ROW([.I10])))" office:value-type="string" office:string-value="R" calcext:value-type="string">
            <text:p>R</text:p>
          </table:table-cell>
          <table:table-cell table:formula="of:=IF((63+COLUMN([.J10])+ROW([.J10]))&gt;90;CHAR(63+COLUMN([.J10])+ROW([.J10])-26);CHAR(63+COLUMN([.J10])+ROW([.J10])))" office:value-type="string" office:string-value="S" calcext:value-type="string">
            <text:p>S</text:p>
          </table:table-cell>
          <table:table-cell table:formula="of:=IF((63+COLUMN([.K10])+ROW([.K10]))&gt;90;CHAR(63+COLUMN([.K10])+ROW([.K10])-26);CHAR(63+COLUMN([.K10])+ROW([.K10])))" office:value-type="string" office:string-value="T" calcext:value-type="string">
            <text:p>T</text:p>
          </table:table-cell>
          <table:table-cell table:formula="of:=IF((63+COLUMN([.L10])+ROW([.L10]))&gt;90;CHAR(63+COLUMN([.L10])+ROW([.L10])-26);CHAR(63+COLUMN([.L10])+ROW([.L10])))" office:value-type="string" office:string-value="U" calcext:value-type="string">
            <text:p>U</text:p>
          </table:table-cell>
          <table:table-cell table:formula="of:=IF((63+COLUMN([.M10])+ROW([.M10]))&gt;90;CHAR(63+COLUMN([.M10])+ROW([.M10])-26);CHAR(63+COLUMN([.M10])+ROW([.M10])))" office:value-type="string" office:string-value="V" calcext:value-type="string">
            <text:p>V</text:p>
          </table:table-cell>
          <table:table-cell table:formula="of:=IF((63+COLUMN([.N10])+ROW([.N10]))&gt;90;CHAR(63+COLUMN([.N10])+ROW([.N10])-26);CHAR(63+COLUMN([.N10])+ROW([.N10])))" office:value-type="string" office:string-value="W" calcext:value-type="string">
            <text:p>W</text:p>
          </table:table-cell>
          <table:table-cell table:formula="of:=IF((63+COLUMN([.O10])+ROW([.O10]))&gt;90;CHAR(63+COLUMN([.O10])+ROW([.O10])-26);CHAR(63+COLUMN([.O10])+ROW([.O10])))" office:value-type="string" office:string-value="X" calcext:value-type="string">
            <text:p>X</text:p>
          </table:table-cell>
          <table:table-cell table:formula="of:=IF((63+COLUMN([.P10])+ROW([.P10]))&gt;90;CHAR(63+COLUMN([.P10])+ROW([.P10])-26);CHAR(63+COLUMN([.P10])+ROW([.P10])))" office:value-type="string" office:string-value="Y" calcext:value-type="string">
            <text:p>Y</text:p>
          </table:table-cell>
          <table:table-cell table:formula="of:=IF((63+COLUMN([.Q10])+ROW([.Q10]))&gt;90;CHAR(63+COLUMN([.Q10])+ROW([.Q10])-26);CHAR(63+COLUMN([.Q10])+ROW([.Q10])))" office:value-type="string" office:string-value="Z" calcext:value-type="string">
            <text:p>Z</text:p>
          </table:table-cell>
          <table:table-cell table:formula="of:=IF((63+COLUMN([.R10])+ROW([.R10]))&gt;90;CHAR(63+COLUMN([.R10])+ROW([.R10])-26);CHAR(63+COLUMN([.R10])+ROW([.R10])))" office:value-type="string" office:string-value="A" calcext:value-type="string">
            <text:p>A</text:p>
          </table:table-cell>
          <table:table-cell table:formula="of:=IF((63+COLUMN([.S10])+ROW([.S10]))&gt;90;CHAR(63+COLUMN([.S10])+ROW([.S10])-26);CHAR(63+COLUMN([.S10])+ROW([.S10])))" office:value-type="string" office:string-value="B" calcext:value-type="string">
            <text:p>B</text:p>
          </table:table-cell>
          <table:table-cell table:formula="of:=IF((63+COLUMN([.T10])+ROW([.T10]))&gt;90;CHAR(63+COLUMN([.T10])+ROW([.T10])-26);CHAR(63+COLUMN([.T10])+ROW([.T10])))" office:value-type="string" office:string-value="C" calcext:value-type="string">
            <text:p>C</text:p>
          </table:table-cell>
          <table:table-cell table:formula="of:=IF((63+COLUMN([.U10])+ROW([.U10]))&gt;90;CHAR(63+COLUMN([.U10])+ROW([.U10])-26);CHAR(63+COLUMN([.U10])+ROW([.U10])))" office:value-type="string" office:string-value="D" calcext:value-type="string">
            <text:p>D</text:p>
          </table:table-cell>
          <table:table-cell table:formula="of:=IF((63+COLUMN([.V10])+ROW([.V10]))&gt;90;CHAR(63+COLUMN([.V10])+ROW([.V10])-26);CHAR(63+COLUMN([.V10])+ROW([.V10])))" office:value-type="string" office:string-value="E" calcext:value-type="string">
            <text:p>E</text:p>
          </table:table-cell>
          <table:table-cell table:formula="of:=IF((63+COLUMN([.W10])+ROW([.W10]))&gt;90;CHAR(63+COLUMN([.W10])+ROW([.W10])-26);CHAR(63+COLUMN([.W10])+ROW([.W10])))" office:value-type="string" office:string-value="F" calcext:value-type="string">
            <text:p>F</text:p>
          </table:table-cell>
          <table:table-cell table:formula="of:=IF((63+COLUMN([.X10])+ROW([.X10]))&gt;90;CHAR(63+COLUMN([.X10])+ROW([.X10])-26);CHAR(63+COLUMN([.X10])+ROW([.X10])))" office:value-type="string" office:string-value="G" calcext:value-type="string">
            <text:p>G</text:p>
          </table:table-cell>
          <table:table-cell table:formula="of:=IF((63+COLUMN([.Y10])+ROW([.Y10]))&gt;90;CHAR(63+COLUMN([.Y10])+ROW([.Y10])-26);CHAR(63+COLUMN([.Y10])+ROW([.Y10])))" office:value-type="string" office:string-value="H" calcext:value-type="string">
            <text:p>H</text:p>
          </table:table-cell>
          <table:table-cell table:formula="of:=IF((63+COLUMN([.Z10])+ROW([.Z10]))&gt;90;CHAR(63+COLUMN([.Z10])+ROW([.Z10])-26);CHAR(63+COLUMN([.Z10])+ROW([.Z10])))" office:value-type="string" office:string-value="I" calcext:value-type="string">
            <text:p>I</text:p>
          </table:table-cell>
          <table:table-cell table:number-columns-repeated="25"/>
        </table:table-row>
        <table:table-row table:style-name="ro1">
          <table:table-cell table:formula="of:=IF((63+COLUMN([.A11])+ROW([.A11]))&gt;90;CHAR(63+COLUMN([.A11])+ROW([.A11])-26);CHAR(63+COLUMN([.A11])+ROW([.A11])))" office:value-type="string" office:string-value="K" calcext:value-type="string">
            <text:p>K</text:p>
          </table:table-cell>
          <table:table-cell table:formula="of:=IF((63+COLUMN([.B11])+ROW([.B11]))&gt;90;CHAR(63+COLUMN([.B11])+ROW([.B11])-26);CHAR(63+COLUMN([.B11])+ROW([.B11])))" office:value-type="string" office:string-value="L" calcext:value-type="string">
            <text:p>L</text:p>
          </table:table-cell>
          <table:table-cell table:formula="of:=IF((63+COLUMN([.C11])+ROW([.C11]))&gt;90;CHAR(63+COLUMN([.C11])+ROW([.C11])-26);CHAR(63+COLUMN([.C11])+ROW([.C11])))" office:value-type="string" office:string-value="M" calcext:value-type="string">
            <text:p>M</text:p>
          </table:table-cell>
          <table:table-cell table:formula="of:=IF((63+COLUMN([.D11])+ROW([.D11]))&gt;90;CHAR(63+COLUMN([.D11])+ROW([.D11])-26);CHAR(63+COLUMN([.D11])+ROW([.D11])))" office:value-type="string" office:string-value="N" calcext:value-type="string">
            <text:p>N</text:p>
          </table:table-cell>
          <table:table-cell table:formula="of:=IF((63+COLUMN([.E11])+ROW([.E11]))&gt;90;CHAR(63+COLUMN([.E11])+ROW([.E11])-26);CHAR(63+COLUMN([.E11])+ROW([.E11])))" office:value-type="string" office:string-value="O" calcext:value-type="string">
            <text:p>O</text:p>
          </table:table-cell>
          <table:table-cell table:formula="of:=IF((63+COLUMN([.F11])+ROW([.F11]))&gt;90;CHAR(63+COLUMN([.F11])+ROW([.F11])-26);CHAR(63+COLUMN([.F11])+ROW([.F11])))" office:value-type="string" office:string-value="P" calcext:value-type="string">
            <text:p>P</text:p>
          </table:table-cell>
          <table:table-cell table:formula="of:=IF((63+COLUMN([.G11])+ROW([.G11]))&gt;90;CHAR(63+COLUMN([.G11])+ROW([.G11])-26);CHAR(63+COLUMN([.G11])+ROW([.G11])))" office:value-type="string" office:string-value="Q" calcext:value-type="string">
            <text:p>Q</text:p>
          </table:table-cell>
          <table:table-cell table:formula="of:=IF((63+COLUMN([.H11])+ROW([.H11]))&gt;90;CHAR(63+COLUMN([.H11])+ROW([.H11])-26);CHAR(63+COLUMN([.H11])+ROW([.H11])))" office:value-type="string" office:string-value="R" calcext:value-type="string">
            <text:p>R</text:p>
          </table:table-cell>
          <table:table-cell table:formula="of:=IF((63+COLUMN([.I11])+ROW([.I11]))&gt;90;CHAR(63+COLUMN([.I11])+ROW([.I11])-26);CHAR(63+COLUMN([.I11])+ROW([.I11])))" office:value-type="string" office:string-value="S" calcext:value-type="string">
            <text:p>S</text:p>
          </table:table-cell>
          <table:table-cell table:formula="of:=IF((63+COLUMN([.J11])+ROW([.J11]))&gt;90;CHAR(63+COLUMN([.J11])+ROW([.J11])-26);CHAR(63+COLUMN([.J11])+ROW([.J11])))" office:value-type="string" office:string-value="T" calcext:value-type="string">
            <text:p>T</text:p>
          </table:table-cell>
          <table:table-cell table:formula="of:=IF((63+COLUMN([.K11])+ROW([.K11]))&gt;90;CHAR(63+COLUMN([.K11])+ROW([.K11])-26);CHAR(63+COLUMN([.K11])+ROW([.K11])))" office:value-type="string" office:string-value="U" calcext:value-type="string">
            <text:p>U</text:p>
          </table:table-cell>
          <table:table-cell table:formula="of:=IF((63+COLUMN([.L11])+ROW([.L11]))&gt;90;CHAR(63+COLUMN([.L11])+ROW([.L11])-26);CHAR(63+COLUMN([.L11])+ROW([.L11])))" office:value-type="string" office:string-value="V" calcext:value-type="string">
            <text:p>V</text:p>
          </table:table-cell>
          <table:table-cell table:formula="of:=IF((63+COLUMN([.M11])+ROW([.M11]))&gt;90;CHAR(63+COLUMN([.M11])+ROW([.M11])-26);CHAR(63+COLUMN([.M11])+ROW([.M11])))" office:value-type="string" office:string-value="W" calcext:value-type="string">
            <text:p>W</text:p>
          </table:table-cell>
          <table:table-cell table:formula="of:=IF((63+COLUMN([.N11])+ROW([.N11]))&gt;90;CHAR(63+COLUMN([.N11])+ROW([.N11])-26);CHAR(63+COLUMN([.N11])+ROW([.N11])))" office:value-type="string" office:string-value="X" calcext:value-type="string">
            <text:p>X</text:p>
          </table:table-cell>
          <table:table-cell table:formula="of:=IF((63+COLUMN([.O11])+ROW([.O11]))&gt;90;CHAR(63+COLUMN([.O11])+ROW([.O11])-26);CHAR(63+COLUMN([.O11])+ROW([.O11])))" office:value-type="string" office:string-value="Y" calcext:value-type="string">
            <text:p>Y</text:p>
          </table:table-cell>
          <table:table-cell table:formula="of:=IF((63+COLUMN([.P11])+ROW([.P11]))&gt;90;CHAR(63+COLUMN([.P11])+ROW([.P11])-26);CHAR(63+COLUMN([.P11])+ROW([.P11])))" office:value-type="string" office:string-value="Z" calcext:value-type="string">
            <text:p>Z</text:p>
          </table:table-cell>
          <table:table-cell table:formula="of:=IF((63+COLUMN([.Q11])+ROW([.Q11]))&gt;90;CHAR(63+COLUMN([.Q11])+ROW([.Q11])-26);CHAR(63+COLUMN([.Q11])+ROW([.Q11])))" office:value-type="string" office:string-value="A" calcext:value-type="string">
            <text:p>A</text:p>
          </table:table-cell>
          <table:table-cell table:formula="of:=IF((63+COLUMN([.R11])+ROW([.R11]))&gt;90;CHAR(63+COLUMN([.R11])+ROW([.R11])-26);CHAR(63+COLUMN([.R11])+ROW([.R11])))" office:value-type="string" office:string-value="B" calcext:value-type="string">
            <text:p>B</text:p>
          </table:table-cell>
          <table:table-cell table:formula="of:=IF((63+COLUMN([.S11])+ROW([.S11]))&gt;90;CHAR(63+COLUMN([.S11])+ROW([.S11])-26);CHAR(63+COLUMN([.S11])+ROW([.S11])))" office:value-type="string" office:string-value="C" calcext:value-type="string">
            <text:p>C</text:p>
          </table:table-cell>
          <table:table-cell table:formula="of:=IF((63+COLUMN([.T11])+ROW([.T11]))&gt;90;CHAR(63+COLUMN([.T11])+ROW([.T11])-26);CHAR(63+COLUMN([.T11])+ROW([.T11])))" office:value-type="string" office:string-value="D" calcext:value-type="string">
            <text:p>D</text:p>
          </table:table-cell>
          <table:table-cell table:formula="of:=IF((63+COLUMN([.U11])+ROW([.U11]))&gt;90;CHAR(63+COLUMN([.U11])+ROW([.U11])-26);CHAR(63+COLUMN([.U11])+ROW([.U11])))" office:value-type="string" office:string-value="E" calcext:value-type="string">
            <text:p>E</text:p>
          </table:table-cell>
          <table:table-cell table:formula="of:=IF((63+COLUMN([.V11])+ROW([.V11]))&gt;90;CHAR(63+COLUMN([.V11])+ROW([.V11])-26);CHAR(63+COLUMN([.V11])+ROW([.V11])))" office:value-type="string" office:string-value="F" calcext:value-type="string">
            <text:p>F</text:p>
          </table:table-cell>
          <table:table-cell table:formula="of:=IF((63+COLUMN([.W11])+ROW([.W11]))&gt;90;CHAR(63+COLUMN([.W11])+ROW([.W11])-26);CHAR(63+COLUMN([.W11])+ROW([.W11])))" office:value-type="string" office:string-value="G" calcext:value-type="string">
            <text:p>G</text:p>
          </table:table-cell>
          <table:table-cell table:formula="of:=IF((63+COLUMN([.X11])+ROW([.X11]))&gt;90;CHAR(63+COLUMN([.X11])+ROW([.X11])-26);CHAR(63+COLUMN([.X11])+ROW([.X11])))" office:value-type="string" office:string-value="H" calcext:value-type="string">
            <text:p>H</text:p>
          </table:table-cell>
          <table:table-cell table:formula="of:=IF((63+COLUMN([.Y11])+ROW([.Y11]))&gt;90;CHAR(63+COLUMN([.Y11])+ROW([.Y11])-26);CHAR(63+COLUMN([.Y11])+ROW([.Y11])))" office:value-type="string" office:string-value="I" calcext:value-type="string">
            <text:p>I</text:p>
          </table:table-cell>
          <table:table-cell table:formula="of:=IF((63+COLUMN([.Z11])+ROW([.Z11]))&gt;90;CHAR(63+COLUMN([.Z11])+ROW([.Z11])-26);CHAR(63+COLUMN([.Z11])+ROW([.Z11])))" office:value-type="string" office:string-value="J" calcext:value-type="string">
            <text:p>J</text:p>
          </table:table-cell>
          <table:table-cell table:number-columns-repeated="25"/>
        </table:table-row>
        <table:table-row table:style-name="ro1">
          <table:table-cell table:formula="of:=IF((63+COLUMN([.A12])+ROW([.A12]))&gt;90;CHAR(63+COLUMN([.A12])+ROW([.A12])-26);CHAR(63+COLUMN([.A12])+ROW([.A12])))" office:value-type="string" office:string-value="L" calcext:value-type="string">
            <text:p>L</text:p>
          </table:table-cell>
          <table:table-cell table:formula="of:=IF((63+COLUMN([.B12])+ROW([.B12]))&gt;90;CHAR(63+COLUMN([.B12])+ROW([.B12])-26);CHAR(63+COLUMN([.B12])+ROW([.B12])))" office:value-type="string" office:string-value="M" calcext:value-type="string">
            <text:p>M</text:p>
          </table:table-cell>
          <table:table-cell table:formula="of:=IF((63+COLUMN([.C12])+ROW([.C12]))&gt;90;CHAR(63+COLUMN([.C12])+ROW([.C12])-26);CHAR(63+COLUMN([.C12])+ROW([.C12])))" office:value-type="string" office:string-value="N" calcext:value-type="string">
            <text:p>N</text:p>
          </table:table-cell>
          <table:table-cell table:formula="of:=IF((63+COLUMN([.D12])+ROW([.D12]))&gt;90;CHAR(63+COLUMN([.D12])+ROW([.D12])-26);CHAR(63+COLUMN([.D12])+ROW([.D12])))" office:value-type="string" office:string-value="O" calcext:value-type="string">
            <text:p>O</text:p>
          </table:table-cell>
          <table:table-cell table:formula="of:=IF((63+COLUMN([.E12])+ROW([.E12]))&gt;90;CHAR(63+COLUMN([.E12])+ROW([.E12])-26);CHAR(63+COLUMN([.E12])+ROW([.E12])))" office:value-type="string" office:string-value="P" calcext:value-type="string">
            <text:p>P</text:p>
          </table:table-cell>
          <table:table-cell table:formula="of:=IF((63+COLUMN([.F12])+ROW([.F12]))&gt;90;CHAR(63+COLUMN([.F12])+ROW([.F12])-26);CHAR(63+COLUMN([.F12])+ROW([.F12])))" office:value-type="string" office:string-value="Q" calcext:value-type="string">
            <text:p>Q</text:p>
          </table:table-cell>
          <table:table-cell table:formula="of:=IF((63+COLUMN([.G12])+ROW([.G12]))&gt;90;CHAR(63+COLUMN([.G12])+ROW([.G12])-26);CHAR(63+COLUMN([.G12])+ROW([.G12])))" office:value-type="string" office:string-value="R" calcext:value-type="string">
            <text:p>R</text:p>
          </table:table-cell>
          <table:table-cell table:formula="of:=IF((63+COLUMN([.H12])+ROW([.H12]))&gt;90;CHAR(63+COLUMN([.H12])+ROW([.H12])-26);CHAR(63+COLUMN([.H12])+ROW([.H12])))" office:value-type="string" office:string-value="S" calcext:value-type="string">
            <text:p>S</text:p>
          </table:table-cell>
          <table:table-cell table:formula="of:=IF((63+COLUMN([.I12])+ROW([.I12]))&gt;90;CHAR(63+COLUMN([.I12])+ROW([.I12])-26);CHAR(63+COLUMN([.I12])+ROW([.I12])))" office:value-type="string" office:string-value="T" calcext:value-type="string">
            <text:p>T</text:p>
          </table:table-cell>
          <table:table-cell table:formula="of:=IF((63+COLUMN([.J12])+ROW([.J12]))&gt;90;CHAR(63+COLUMN([.J12])+ROW([.J12])-26);CHAR(63+COLUMN([.J12])+ROW([.J12])))" office:value-type="string" office:string-value="U" calcext:value-type="string">
            <text:p>U</text:p>
          </table:table-cell>
          <table:table-cell table:formula="of:=IF((63+COLUMN([.K12])+ROW([.K12]))&gt;90;CHAR(63+COLUMN([.K12])+ROW([.K12])-26);CHAR(63+COLUMN([.K12])+ROW([.K12])))" office:value-type="string" office:string-value="V" calcext:value-type="string">
            <text:p>V</text:p>
          </table:table-cell>
          <table:table-cell table:formula="of:=IF((63+COLUMN([.L12])+ROW([.L12]))&gt;90;CHAR(63+COLUMN([.L12])+ROW([.L12])-26);CHAR(63+COLUMN([.L12])+ROW([.L12])))" office:value-type="string" office:string-value="W" calcext:value-type="string">
            <text:p>W</text:p>
          </table:table-cell>
          <table:table-cell table:formula="of:=IF((63+COLUMN([.M12])+ROW([.M12]))&gt;90;CHAR(63+COLUMN([.M12])+ROW([.M12])-26);CHAR(63+COLUMN([.M12])+ROW([.M12])))" office:value-type="string" office:string-value="X" calcext:value-type="string">
            <text:p>X</text:p>
          </table:table-cell>
          <table:table-cell table:formula="of:=IF((63+COLUMN([.N12])+ROW([.N12]))&gt;90;CHAR(63+COLUMN([.N12])+ROW([.N12])-26);CHAR(63+COLUMN([.N12])+ROW([.N12])))" office:value-type="string" office:string-value="Y" calcext:value-type="string">
            <text:p>Y</text:p>
          </table:table-cell>
          <table:table-cell table:formula="of:=IF((63+COLUMN([.O12])+ROW([.O12]))&gt;90;CHAR(63+COLUMN([.O12])+ROW([.O12])-26);CHAR(63+COLUMN([.O12])+ROW([.O12])))" office:value-type="string" office:string-value="Z" calcext:value-type="string">
            <text:p>Z</text:p>
          </table:table-cell>
          <table:table-cell table:formula="of:=IF((63+COLUMN([.P12])+ROW([.P12]))&gt;90;CHAR(63+COLUMN([.P12])+ROW([.P12])-26);CHAR(63+COLUMN([.P12])+ROW([.P12])))" office:value-type="string" office:string-value="A" calcext:value-type="string">
            <text:p>A</text:p>
          </table:table-cell>
          <table:table-cell table:formula="of:=IF((63+COLUMN([.Q12])+ROW([.Q12]))&gt;90;CHAR(63+COLUMN([.Q12])+ROW([.Q12])-26);CHAR(63+COLUMN([.Q12])+ROW([.Q12])))" office:value-type="string" office:string-value="B" calcext:value-type="string">
            <text:p>B</text:p>
          </table:table-cell>
          <table:table-cell table:formula="of:=IF((63+COLUMN([.R12])+ROW([.R12]))&gt;90;CHAR(63+COLUMN([.R12])+ROW([.R12])-26);CHAR(63+COLUMN([.R12])+ROW([.R12])))" office:value-type="string" office:string-value="C" calcext:value-type="string">
            <text:p>C</text:p>
          </table:table-cell>
          <table:table-cell table:formula="of:=IF((63+COLUMN([.S12])+ROW([.S12]))&gt;90;CHAR(63+COLUMN([.S12])+ROW([.S12])-26);CHAR(63+COLUMN([.S12])+ROW([.S12])))" office:value-type="string" office:string-value="D" calcext:value-type="string">
            <text:p>D</text:p>
          </table:table-cell>
          <table:table-cell table:formula="of:=IF((63+COLUMN([.T12])+ROW([.T12]))&gt;90;CHAR(63+COLUMN([.T12])+ROW([.T12])-26);CHAR(63+COLUMN([.T12])+ROW([.T12])))" office:value-type="string" office:string-value="E" calcext:value-type="string">
            <text:p>E</text:p>
          </table:table-cell>
          <table:table-cell table:formula="of:=IF((63+COLUMN([.U12])+ROW([.U12]))&gt;90;CHAR(63+COLUMN([.U12])+ROW([.U12])-26);CHAR(63+COLUMN([.U12])+ROW([.U12])))" office:value-type="string" office:string-value="F" calcext:value-type="string">
            <text:p>F</text:p>
          </table:table-cell>
          <table:table-cell table:formula="of:=IF((63+COLUMN([.V12])+ROW([.V12]))&gt;90;CHAR(63+COLUMN([.V12])+ROW([.V12])-26);CHAR(63+COLUMN([.V12])+ROW([.V12])))" office:value-type="string" office:string-value="G" calcext:value-type="string">
            <text:p>G</text:p>
          </table:table-cell>
          <table:table-cell table:formula="of:=IF((63+COLUMN([.W12])+ROW([.W12]))&gt;90;CHAR(63+COLUMN([.W12])+ROW([.W12])-26);CHAR(63+COLUMN([.W12])+ROW([.W12])))" office:value-type="string" office:string-value="H" calcext:value-type="string">
            <text:p>H</text:p>
          </table:table-cell>
          <table:table-cell table:formula="of:=IF((63+COLUMN([.X12])+ROW([.X12]))&gt;90;CHAR(63+COLUMN([.X12])+ROW([.X12])-26);CHAR(63+COLUMN([.X12])+ROW([.X12])))" office:value-type="string" office:string-value="I" calcext:value-type="string">
            <text:p>I</text:p>
          </table:table-cell>
          <table:table-cell table:formula="of:=IF((63+COLUMN([.Y12])+ROW([.Y12]))&gt;90;CHAR(63+COLUMN([.Y12])+ROW([.Y12])-26);CHAR(63+COLUMN([.Y12])+ROW([.Y12])))" office:value-type="string" office:string-value="J" calcext:value-type="string">
            <text:p>J</text:p>
          </table:table-cell>
          <table:table-cell table:formula="of:=IF((63+COLUMN([.Z12])+ROW([.Z12]))&gt;90;CHAR(63+COLUMN([.Z12])+ROW([.Z12])-26);CHAR(63+COLUMN([.Z12])+ROW([.Z12])))" office:value-type="string" office:string-value="K" calcext:value-type="string">
            <text:p>K</text:p>
          </table:table-cell>
          <table:table-cell table:number-columns-repeated="25"/>
        </table:table-row>
        <table:table-row table:style-name="ro1">
          <table:table-cell table:formula="of:=IF((63+COLUMN([.A13])+ROW([.A13]))&gt;90;CHAR(63+COLUMN([.A13])+ROW([.A13])-26);CHAR(63+COLUMN([.A13])+ROW([.A13])))" office:value-type="string" office:string-value="M" calcext:value-type="string">
            <text:p>M</text:p>
          </table:table-cell>
          <table:table-cell table:formula="of:=IF((63+COLUMN([.B13])+ROW([.B13]))&gt;90;CHAR(63+COLUMN([.B13])+ROW([.B13])-26);CHAR(63+COLUMN([.B13])+ROW([.B13])))" office:value-type="string" office:string-value="N" calcext:value-type="string">
            <text:p>N</text:p>
          </table:table-cell>
          <table:table-cell table:formula="of:=IF((63+COLUMN([.C13])+ROW([.C13]))&gt;90;CHAR(63+COLUMN([.C13])+ROW([.C13])-26);CHAR(63+COLUMN([.C13])+ROW([.C13])))" office:value-type="string" office:string-value="O" calcext:value-type="string">
            <text:p>O</text:p>
          </table:table-cell>
          <table:table-cell table:formula="of:=IF((63+COLUMN([.D13])+ROW([.D13]))&gt;90;CHAR(63+COLUMN([.D13])+ROW([.D13])-26);CHAR(63+COLUMN([.D13])+ROW([.D13])))" office:value-type="string" office:string-value="P" calcext:value-type="string">
            <text:p>P</text:p>
          </table:table-cell>
          <table:table-cell table:formula="of:=IF((63+COLUMN([.E13])+ROW([.E13]))&gt;90;CHAR(63+COLUMN([.E13])+ROW([.E13])-26);CHAR(63+COLUMN([.E13])+ROW([.E13])))" office:value-type="string" office:string-value="Q" calcext:value-type="string">
            <text:p>Q</text:p>
          </table:table-cell>
          <table:table-cell table:formula="of:=IF((63+COLUMN([.F13])+ROW([.F13]))&gt;90;CHAR(63+COLUMN([.F13])+ROW([.F13])-26);CHAR(63+COLUMN([.F13])+ROW([.F13])))" office:value-type="string" office:string-value="R" calcext:value-type="string">
            <text:p>R</text:p>
          </table:table-cell>
          <table:table-cell table:formula="of:=IF((63+COLUMN([.G13])+ROW([.G13]))&gt;90;CHAR(63+COLUMN([.G13])+ROW([.G13])-26);CHAR(63+COLUMN([.G13])+ROW([.G13])))" office:value-type="string" office:string-value="S" calcext:value-type="string">
            <text:p>S</text:p>
          </table:table-cell>
          <table:table-cell table:formula="of:=IF((63+COLUMN([.H13])+ROW([.H13]))&gt;90;CHAR(63+COLUMN([.H13])+ROW([.H13])-26);CHAR(63+COLUMN([.H13])+ROW([.H13])))" office:value-type="string" office:string-value="T" calcext:value-type="string">
            <text:p>T</text:p>
          </table:table-cell>
          <table:table-cell table:formula="of:=IF((63+COLUMN([.I13])+ROW([.I13]))&gt;90;CHAR(63+COLUMN([.I13])+ROW([.I13])-26);CHAR(63+COLUMN([.I13])+ROW([.I13])))" office:value-type="string" office:string-value="U" calcext:value-type="string">
            <text:p>U</text:p>
          </table:table-cell>
          <table:table-cell table:formula="of:=IF((63+COLUMN([.J13])+ROW([.J13]))&gt;90;CHAR(63+COLUMN([.J13])+ROW([.J13])-26);CHAR(63+COLUMN([.J13])+ROW([.J13])))" office:value-type="string" office:string-value="V" calcext:value-type="string">
            <text:p>V</text:p>
          </table:table-cell>
          <table:table-cell table:formula="of:=IF((63+COLUMN([.K13])+ROW([.K13]))&gt;90;CHAR(63+COLUMN([.K13])+ROW([.K13])-26);CHAR(63+COLUMN([.K13])+ROW([.K13])))" office:value-type="string" office:string-value="W" calcext:value-type="string">
            <text:p>W</text:p>
          </table:table-cell>
          <table:table-cell table:formula="of:=IF((63+COLUMN([.L13])+ROW([.L13]))&gt;90;CHAR(63+COLUMN([.L13])+ROW([.L13])-26);CHAR(63+COLUMN([.L13])+ROW([.L13])))" office:value-type="string" office:string-value="X" calcext:value-type="string">
            <text:p>X</text:p>
          </table:table-cell>
          <table:table-cell table:formula="of:=IF((63+COLUMN([.M13])+ROW([.M13]))&gt;90;CHAR(63+COLUMN([.M13])+ROW([.M13])-26);CHAR(63+COLUMN([.M13])+ROW([.M13])))" office:value-type="string" office:string-value="Y" calcext:value-type="string">
            <text:p>Y</text:p>
          </table:table-cell>
          <table:table-cell table:formula="of:=IF((63+COLUMN([.N13])+ROW([.N13]))&gt;90;CHAR(63+COLUMN([.N13])+ROW([.N13])-26);CHAR(63+COLUMN([.N13])+ROW([.N13])))" office:value-type="string" office:string-value="Z" calcext:value-type="string">
            <text:p>Z</text:p>
          </table:table-cell>
          <table:table-cell table:formula="of:=IF((63+COLUMN([.O13])+ROW([.O13]))&gt;90;CHAR(63+COLUMN([.O13])+ROW([.O13])-26);CHAR(63+COLUMN([.O13])+ROW([.O13])))" office:value-type="string" office:string-value="A" calcext:value-type="string">
            <text:p>A</text:p>
          </table:table-cell>
          <table:table-cell table:formula="of:=IF((63+COLUMN([.P13])+ROW([.P13]))&gt;90;CHAR(63+COLUMN([.P13])+ROW([.P13])-26);CHAR(63+COLUMN([.P13])+ROW([.P13])))" office:value-type="string" office:string-value="B" calcext:value-type="string">
            <text:p>B</text:p>
          </table:table-cell>
          <table:table-cell table:formula="of:=IF((63+COLUMN([.Q13])+ROW([.Q13]))&gt;90;CHAR(63+COLUMN([.Q13])+ROW([.Q13])-26);CHAR(63+COLUMN([.Q13])+ROW([.Q13])))" office:value-type="string" office:string-value="C" calcext:value-type="string">
            <text:p>C</text:p>
          </table:table-cell>
          <table:table-cell table:formula="of:=IF((63+COLUMN([.R13])+ROW([.R13]))&gt;90;CHAR(63+COLUMN([.R13])+ROW([.R13])-26);CHAR(63+COLUMN([.R13])+ROW([.R13])))" office:value-type="string" office:string-value="D" calcext:value-type="string">
            <text:p>D</text:p>
          </table:table-cell>
          <table:table-cell table:formula="of:=IF((63+COLUMN([.S13])+ROW([.S13]))&gt;90;CHAR(63+COLUMN([.S13])+ROW([.S13])-26);CHAR(63+COLUMN([.S13])+ROW([.S13])))" office:value-type="string" office:string-value="E" calcext:value-type="string">
            <text:p>E</text:p>
          </table:table-cell>
          <table:table-cell table:formula="of:=IF((63+COLUMN([.T13])+ROW([.T13]))&gt;90;CHAR(63+COLUMN([.T13])+ROW([.T13])-26);CHAR(63+COLUMN([.T13])+ROW([.T13])))" office:value-type="string" office:string-value="F" calcext:value-type="string">
            <text:p>F</text:p>
          </table:table-cell>
          <table:table-cell table:formula="of:=IF((63+COLUMN([.U13])+ROW([.U13]))&gt;90;CHAR(63+COLUMN([.U13])+ROW([.U13])-26);CHAR(63+COLUMN([.U13])+ROW([.U13])))" office:value-type="string" office:string-value="G" calcext:value-type="string">
            <text:p>G</text:p>
          </table:table-cell>
          <table:table-cell table:formula="of:=IF((63+COLUMN([.V13])+ROW([.V13]))&gt;90;CHAR(63+COLUMN([.V13])+ROW([.V13])-26);CHAR(63+COLUMN([.V13])+ROW([.V13])))" office:value-type="string" office:string-value="H" calcext:value-type="string">
            <text:p>H</text:p>
          </table:table-cell>
          <table:table-cell table:formula="of:=IF((63+COLUMN([.W13])+ROW([.W13]))&gt;90;CHAR(63+COLUMN([.W13])+ROW([.W13])-26);CHAR(63+COLUMN([.W13])+ROW([.W13])))" office:value-type="string" office:string-value="I" calcext:value-type="string">
            <text:p>I</text:p>
          </table:table-cell>
          <table:table-cell table:formula="of:=IF((63+COLUMN([.X13])+ROW([.X13]))&gt;90;CHAR(63+COLUMN([.X13])+ROW([.X13])-26);CHAR(63+COLUMN([.X13])+ROW([.X13])))" office:value-type="string" office:string-value="J" calcext:value-type="string">
            <text:p>J</text:p>
          </table:table-cell>
          <table:table-cell table:formula="of:=IF((63+COLUMN([.Y13])+ROW([.Y13]))&gt;90;CHAR(63+COLUMN([.Y13])+ROW([.Y13])-26);CHAR(63+COLUMN([.Y13])+ROW([.Y13])))" office:value-type="string" office:string-value="K" calcext:value-type="string">
            <text:p>K</text:p>
          </table:table-cell>
          <table:table-cell table:formula="of:=IF((63+COLUMN([.Z13])+ROW([.Z13]))&gt;90;CHAR(63+COLUMN([.Z13])+ROW([.Z13])-26);CHAR(63+COLUMN([.Z13])+ROW([.Z13])))" office:value-type="string" office:string-value="L" calcext:value-type="string">
            <text:p>L</text:p>
          </table:table-cell>
          <table:table-cell table:number-columns-repeated="25"/>
        </table:table-row>
        <table:table-row table:style-name="ro1">
          <table:table-cell table:formula="of:=IF((63+COLUMN([.A14])+ROW([.A14]))&gt;90;CHAR(63+COLUMN([.A14])+ROW([.A14])-26);CHAR(63+COLUMN([.A14])+ROW([.A14])))" office:value-type="string" office:string-value="N" calcext:value-type="string">
            <text:p>N</text:p>
          </table:table-cell>
          <table:table-cell table:formula="of:=IF((63+COLUMN([.B14])+ROW([.B14]))&gt;90;CHAR(63+COLUMN([.B14])+ROW([.B14])-26);CHAR(63+COLUMN([.B14])+ROW([.B14])))" office:value-type="string" office:string-value="O" calcext:value-type="string">
            <text:p>O</text:p>
          </table:table-cell>
          <table:table-cell table:formula="of:=IF((63+COLUMN([.C14])+ROW([.C14]))&gt;90;CHAR(63+COLUMN([.C14])+ROW([.C14])-26);CHAR(63+COLUMN([.C14])+ROW([.C14])))" office:value-type="string" office:string-value="P" calcext:value-type="string">
            <text:p>P</text:p>
          </table:table-cell>
          <table:table-cell table:formula="of:=IF((63+COLUMN([.D14])+ROW([.D14]))&gt;90;CHAR(63+COLUMN([.D14])+ROW([.D14])-26);CHAR(63+COLUMN([.D14])+ROW([.D14])))" office:value-type="string" office:string-value="Q" calcext:value-type="string">
            <text:p>Q</text:p>
          </table:table-cell>
          <table:table-cell table:formula="of:=IF((63+COLUMN([.E14])+ROW([.E14]))&gt;90;CHAR(63+COLUMN([.E14])+ROW([.E14])-26);CHAR(63+COLUMN([.E14])+ROW([.E14])))" office:value-type="string" office:string-value="R" calcext:value-type="string">
            <text:p>R</text:p>
          </table:table-cell>
          <table:table-cell table:formula="of:=IF((63+COLUMN([.F14])+ROW([.F14]))&gt;90;CHAR(63+COLUMN([.F14])+ROW([.F14])-26);CHAR(63+COLUMN([.F14])+ROW([.F14])))" office:value-type="string" office:string-value="S" calcext:value-type="string">
            <text:p>S</text:p>
          </table:table-cell>
          <table:table-cell table:formula="of:=IF((63+COLUMN([.G14])+ROW([.G14]))&gt;90;CHAR(63+COLUMN([.G14])+ROW([.G14])-26);CHAR(63+COLUMN([.G14])+ROW([.G14])))" office:value-type="string" office:string-value="T" calcext:value-type="string">
            <text:p>T</text:p>
          </table:table-cell>
          <table:table-cell table:formula="of:=IF((63+COLUMN([.H14])+ROW([.H14]))&gt;90;CHAR(63+COLUMN([.H14])+ROW([.H14])-26);CHAR(63+COLUMN([.H14])+ROW([.H14])))" office:value-type="string" office:string-value="U" calcext:value-type="string">
            <text:p>U</text:p>
          </table:table-cell>
          <table:table-cell table:formula="of:=IF((63+COLUMN([.I14])+ROW([.I14]))&gt;90;CHAR(63+COLUMN([.I14])+ROW([.I14])-26);CHAR(63+COLUMN([.I14])+ROW([.I14])))" office:value-type="string" office:string-value="V" calcext:value-type="string">
            <text:p>V</text:p>
          </table:table-cell>
          <table:table-cell table:formula="of:=IF((63+COLUMN([.J14])+ROW([.J14]))&gt;90;CHAR(63+COLUMN([.J14])+ROW([.J14])-26);CHAR(63+COLUMN([.J14])+ROW([.J14])))" office:value-type="string" office:string-value="W" calcext:value-type="string">
            <text:p>W</text:p>
          </table:table-cell>
          <table:table-cell table:formula="of:=IF((63+COLUMN([.K14])+ROW([.K14]))&gt;90;CHAR(63+COLUMN([.K14])+ROW([.K14])-26);CHAR(63+COLUMN([.K14])+ROW([.K14])))" office:value-type="string" office:string-value="X" calcext:value-type="string">
            <text:p>X</text:p>
          </table:table-cell>
          <table:table-cell table:formula="of:=IF((63+COLUMN([.L14])+ROW([.L14]))&gt;90;CHAR(63+COLUMN([.L14])+ROW([.L14])-26);CHAR(63+COLUMN([.L14])+ROW([.L14])))" office:value-type="string" office:string-value="Y" calcext:value-type="string">
            <text:p>Y</text:p>
          </table:table-cell>
          <table:table-cell table:formula="of:=IF((63+COLUMN([.M14])+ROW([.M14]))&gt;90;CHAR(63+COLUMN([.M14])+ROW([.M14])-26);CHAR(63+COLUMN([.M14])+ROW([.M14])))" office:value-type="string" office:string-value="Z" calcext:value-type="string">
            <text:p>Z</text:p>
          </table:table-cell>
          <table:table-cell table:formula="of:=IF((63+COLUMN([.N14])+ROW([.N14]))&gt;90;CHAR(63+COLUMN([.N14])+ROW([.N14])-26);CHAR(63+COLUMN([.N14])+ROW([.N14])))" office:value-type="string" office:string-value="A" calcext:value-type="string">
            <text:p>A</text:p>
          </table:table-cell>
          <table:table-cell table:formula="of:=IF((63+COLUMN([.O14])+ROW([.O14]))&gt;90;CHAR(63+COLUMN([.O14])+ROW([.O14])-26);CHAR(63+COLUMN([.O14])+ROW([.O14])))" office:value-type="string" office:string-value="B" calcext:value-type="string">
            <text:p>B</text:p>
          </table:table-cell>
          <table:table-cell table:formula="of:=IF((63+COLUMN([.P14])+ROW([.P14]))&gt;90;CHAR(63+COLUMN([.P14])+ROW([.P14])-26);CHAR(63+COLUMN([.P14])+ROW([.P14])))" office:value-type="string" office:string-value="C" calcext:value-type="string">
            <text:p>C</text:p>
          </table:table-cell>
          <table:table-cell table:formula="of:=IF((63+COLUMN([.Q14])+ROW([.Q14]))&gt;90;CHAR(63+COLUMN([.Q14])+ROW([.Q14])-26);CHAR(63+COLUMN([.Q14])+ROW([.Q14])))" office:value-type="string" office:string-value="D" calcext:value-type="string">
            <text:p>D</text:p>
          </table:table-cell>
          <table:table-cell table:formula="of:=IF((63+COLUMN([.R14])+ROW([.R14]))&gt;90;CHAR(63+COLUMN([.R14])+ROW([.R14])-26);CHAR(63+COLUMN([.R14])+ROW([.R14])))" office:value-type="string" office:string-value="E" calcext:value-type="string">
            <text:p>E</text:p>
          </table:table-cell>
          <table:table-cell table:formula="of:=IF((63+COLUMN([.S14])+ROW([.S14]))&gt;90;CHAR(63+COLUMN([.S14])+ROW([.S14])-26);CHAR(63+COLUMN([.S14])+ROW([.S14])))" office:value-type="string" office:string-value="F" calcext:value-type="string">
            <text:p>F</text:p>
          </table:table-cell>
          <table:table-cell table:formula="of:=IF((63+COLUMN([.T14])+ROW([.T14]))&gt;90;CHAR(63+COLUMN([.T14])+ROW([.T14])-26);CHAR(63+COLUMN([.T14])+ROW([.T14])))" office:value-type="string" office:string-value="G" calcext:value-type="string">
            <text:p>G</text:p>
          </table:table-cell>
          <table:table-cell table:formula="of:=IF((63+COLUMN([.U14])+ROW([.U14]))&gt;90;CHAR(63+COLUMN([.U14])+ROW([.U14])-26);CHAR(63+COLUMN([.U14])+ROW([.U14])))" office:value-type="string" office:string-value="H" calcext:value-type="string">
            <text:p>H</text:p>
          </table:table-cell>
          <table:table-cell table:formula="of:=IF((63+COLUMN([.V14])+ROW([.V14]))&gt;90;CHAR(63+COLUMN([.V14])+ROW([.V14])-26);CHAR(63+COLUMN([.V14])+ROW([.V14])))" office:value-type="string" office:string-value="I" calcext:value-type="string">
            <text:p>I</text:p>
          </table:table-cell>
          <table:table-cell table:formula="of:=IF((63+COLUMN([.W14])+ROW([.W14]))&gt;90;CHAR(63+COLUMN([.W14])+ROW([.W14])-26);CHAR(63+COLUMN([.W14])+ROW([.W14])))" office:value-type="string" office:string-value="J" calcext:value-type="string">
            <text:p>J</text:p>
          </table:table-cell>
          <table:table-cell table:formula="of:=IF((63+COLUMN([.X14])+ROW([.X14]))&gt;90;CHAR(63+COLUMN([.X14])+ROW([.X14])-26);CHAR(63+COLUMN([.X14])+ROW([.X14])))" office:value-type="string" office:string-value="K" calcext:value-type="string">
            <text:p>K</text:p>
          </table:table-cell>
          <table:table-cell table:formula="of:=IF((63+COLUMN([.Y14])+ROW([.Y14]))&gt;90;CHAR(63+COLUMN([.Y14])+ROW([.Y14])-26);CHAR(63+COLUMN([.Y14])+ROW([.Y14])))" office:value-type="string" office:string-value="L" calcext:value-type="string">
            <text:p>L</text:p>
          </table:table-cell>
          <table:table-cell table:formula="of:=IF((63+COLUMN([.Z14])+ROW([.Z14]))&gt;90;CHAR(63+COLUMN([.Z14])+ROW([.Z14])-26);CHAR(63+COLUMN([.Z14])+ROW([.Z14])))" office:value-type="string" office:string-value="M" calcext:value-type="string">
            <text:p>M</text:p>
          </table:table-cell>
          <table:table-cell table:number-columns-repeated="25"/>
        </table:table-row>
        <table:table-row table:style-name="ro1">
          <table:table-cell table:formula="of:=IF((63+COLUMN([.A15])+ROW([.A15]))&gt;90;CHAR(63+COLUMN([.A15])+ROW([.A15])-26);CHAR(63+COLUMN([.A15])+ROW([.A15])))" office:value-type="string" office:string-value="O" calcext:value-type="string">
            <text:p>O</text:p>
          </table:table-cell>
          <table:table-cell table:formula="of:=IF((63+COLUMN([.B15])+ROW([.B15]))&gt;90;CHAR(63+COLUMN([.B15])+ROW([.B15])-26);CHAR(63+COLUMN([.B15])+ROW([.B15])))" office:value-type="string" office:string-value="P" calcext:value-type="string">
            <text:p>P</text:p>
          </table:table-cell>
          <table:table-cell table:formula="of:=IF((63+COLUMN([.C15])+ROW([.C15]))&gt;90;CHAR(63+COLUMN([.C15])+ROW([.C15])-26);CHAR(63+COLUMN([.C15])+ROW([.C15])))" office:value-type="string" office:string-value="Q" calcext:value-type="string">
            <text:p>Q</text:p>
          </table:table-cell>
          <table:table-cell table:formula="of:=IF((63+COLUMN([.D15])+ROW([.D15]))&gt;90;CHAR(63+COLUMN([.D15])+ROW([.D15])-26);CHAR(63+COLUMN([.D15])+ROW([.D15])))" office:value-type="string" office:string-value="R" calcext:value-type="string">
            <text:p>R</text:p>
          </table:table-cell>
          <table:table-cell table:formula="of:=IF((63+COLUMN([.E15])+ROW([.E15]))&gt;90;CHAR(63+COLUMN([.E15])+ROW([.E15])-26);CHAR(63+COLUMN([.E15])+ROW([.E15])))" office:value-type="string" office:string-value="S" calcext:value-type="string">
            <text:p>S</text:p>
          </table:table-cell>
          <table:table-cell table:formula="of:=IF((63+COLUMN([.F15])+ROW([.F15]))&gt;90;CHAR(63+COLUMN([.F15])+ROW([.F15])-26);CHAR(63+COLUMN([.F15])+ROW([.F15])))" office:value-type="string" office:string-value="T" calcext:value-type="string">
            <text:p>T</text:p>
          </table:table-cell>
          <table:table-cell table:formula="of:=IF((63+COLUMN([.G15])+ROW([.G15]))&gt;90;CHAR(63+COLUMN([.G15])+ROW([.G15])-26);CHAR(63+COLUMN([.G15])+ROW([.G15])))" office:value-type="string" office:string-value="U" calcext:value-type="string">
            <text:p>U</text:p>
          </table:table-cell>
          <table:table-cell table:formula="of:=IF((63+COLUMN([.H15])+ROW([.H15]))&gt;90;CHAR(63+COLUMN([.H15])+ROW([.H15])-26);CHAR(63+COLUMN([.H15])+ROW([.H15])))" office:value-type="string" office:string-value="V" calcext:value-type="string">
            <text:p>V</text:p>
          </table:table-cell>
          <table:table-cell table:formula="of:=IF((63+COLUMN([.I15])+ROW([.I15]))&gt;90;CHAR(63+COLUMN([.I15])+ROW([.I15])-26);CHAR(63+COLUMN([.I15])+ROW([.I15])))" office:value-type="string" office:string-value="W" calcext:value-type="string">
            <text:p>W</text:p>
          </table:table-cell>
          <table:table-cell table:formula="of:=IF((63+COLUMN([.J15])+ROW([.J15]))&gt;90;CHAR(63+COLUMN([.J15])+ROW([.J15])-26);CHAR(63+COLUMN([.J15])+ROW([.J15])))" office:value-type="string" office:string-value="X" calcext:value-type="string">
            <text:p>X</text:p>
          </table:table-cell>
          <table:table-cell table:formula="of:=IF((63+COLUMN([.K15])+ROW([.K15]))&gt;90;CHAR(63+COLUMN([.K15])+ROW([.K15])-26);CHAR(63+COLUMN([.K15])+ROW([.K15])))" office:value-type="string" office:string-value="Y" calcext:value-type="string">
            <text:p>Y</text:p>
          </table:table-cell>
          <table:table-cell table:formula="of:=IF((63+COLUMN([.L15])+ROW([.L15]))&gt;90;CHAR(63+COLUMN([.L15])+ROW([.L15])-26);CHAR(63+COLUMN([.L15])+ROW([.L15])))" office:value-type="string" office:string-value="Z" calcext:value-type="string">
            <text:p>Z</text:p>
          </table:table-cell>
          <table:table-cell table:formula="of:=IF((63+COLUMN([.M15])+ROW([.M15]))&gt;90;CHAR(63+COLUMN([.M15])+ROW([.M15])-26);CHAR(63+COLUMN([.M15])+ROW([.M15])))" office:value-type="string" office:string-value="A" calcext:value-type="string">
            <text:p>A</text:p>
          </table:table-cell>
          <table:table-cell table:formula="of:=IF((63+COLUMN([.N15])+ROW([.N15]))&gt;90;CHAR(63+COLUMN([.N15])+ROW([.N15])-26);CHAR(63+COLUMN([.N15])+ROW([.N15])))" office:value-type="string" office:string-value="B" calcext:value-type="string">
            <text:p>B</text:p>
          </table:table-cell>
          <table:table-cell table:formula="of:=IF((63+COLUMN([.O15])+ROW([.O15]))&gt;90;CHAR(63+COLUMN([.O15])+ROW([.O15])-26);CHAR(63+COLUMN([.O15])+ROW([.O15])))" office:value-type="string" office:string-value="C" calcext:value-type="string">
            <text:p>C</text:p>
          </table:table-cell>
          <table:table-cell table:formula="of:=IF((63+COLUMN([.P15])+ROW([.P15]))&gt;90;CHAR(63+COLUMN([.P15])+ROW([.P15])-26);CHAR(63+COLUMN([.P15])+ROW([.P15])))" office:value-type="string" office:string-value="D" calcext:value-type="string">
            <text:p>D</text:p>
          </table:table-cell>
          <table:table-cell table:formula="of:=IF((63+COLUMN([.Q15])+ROW([.Q15]))&gt;90;CHAR(63+COLUMN([.Q15])+ROW([.Q15])-26);CHAR(63+COLUMN([.Q15])+ROW([.Q15])))" office:value-type="string" office:string-value="E" calcext:value-type="string">
            <text:p>E</text:p>
          </table:table-cell>
          <table:table-cell table:formula="of:=IF((63+COLUMN([.R15])+ROW([.R15]))&gt;90;CHAR(63+COLUMN([.R15])+ROW([.R15])-26);CHAR(63+COLUMN([.R15])+ROW([.R15])))" office:value-type="string" office:string-value="F" calcext:value-type="string">
            <text:p>F</text:p>
          </table:table-cell>
          <table:table-cell table:formula="of:=IF((63+COLUMN([.S15])+ROW([.S15]))&gt;90;CHAR(63+COLUMN([.S15])+ROW([.S15])-26);CHAR(63+COLUMN([.S15])+ROW([.S15])))" office:value-type="string" office:string-value="G" calcext:value-type="string">
            <text:p>G</text:p>
          </table:table-cell>
          <table:table-cell table:formula="of:=IF((63+COLUMN([.T15])+ROW([.T15]))&gt;90;CHAR(63+COLUMN([.T15])+ROW([.T15])-26);CHAR(63+COLUMN([.T15])+ROW([.T15])))" office:value-type="string" office:string-value="H" calcext:value-type="string">
            <text:p>H</text:p>
          </table:table-cell>
          <table:table-cell table:formula="of:=IF((63+COLUMN([.U15])+ROW([.U15]))&gt;90;CHAR(63+COLUMN([.U15])+ROW([.U15])-26);CHAR(63+COLUMN([.U15])+ROW([.U15])))" office:value-type="string" office:string-value="I" calcext:value-type="string">
            <text:p>I</text:p>
          </table:table-cell>
          <table:table-cell table:formula="of:=IF((63+COLUMN([.V15])+ROW([.V15]))&gt;90;CHAR(63+COLUMN([.V15])+ROW([.V15])-26);CHAR(63+COLUMN([.V15])+ROW([.V15])))" office:value-type="string" office:string-value="J" calcext:value-type="string">
            <text:p>J</text:p>
          </table:table-cell>
          <table:table-cell table:formula="of:=IF((63+COLUMN([.W15])+ROW([.W15]))&gt;90;CHAR(63+COLUMN([.W15])+ROW([.W15])-26);CHAR(63+COLUMN([.W15])+ROW([.W15])))" office:value-type="string" office:string-value="K" calcext:value-type="string">
            <text:p>K</text:p>
          </table:table-cell>
          <table:table-cell table:formula="of:=IF((63+COLUMN([.X15])+ROW([.X15]))&gt;90;CHAR(63+COLUMN([.X15])+ROW([.X15])-26);CHAR(63+COLUMN([.X15])+ROW([.X15])))" office:value-type="string" office:string-value="L" calcext:value-type="string">
            <text:p>L</text:p>
          </table:table-cell>
          <table:table-cell table:formula="of:=IF((63+COLUMN([.Y15])+ROW([.Y15]))&gt;90;CHAR(63+COLUMN([.Y15])+ROW([.Y15])-26);CHAR(63+COLUMN([.Y15])+ROW([.Y15])))" office:value-type="string" office:string-value="M" calcext:value-type="string">
            <text:p>M</text:p>
          </table:table-cell>
          <table:table-cell table:formula="of:=IF((63+COLUMN([.Z15])+ROW([.Z15]))&gt;90;CHAR(63+COLUMN([.Z15])+ROW([.Z15])-26);CHAR(63+COLUMN([.Z15])+ROW([.Z15])))" office:value-type="string" office:string-value="N" calcext:value-type="string">
            <text:p>N</text:p>
          </table:table-cell>
          <table:table-cell table:number-columns-repeated="25"/>
        </table:table-row>
        <table:table-row table:style-name="ro1">
          <table:table-cell table:formula="of:=IF((63+COLUMN([.A16])+ROW([.A16]))&gt;90;CHAR(63+COLUMN([.A16])+ROW([.A16])-26);CHAR(63+COLUMN([.A16])+ROW([.A16])))" office:value-type="string" office:string-value="P" calcext:value-type="string">
            <text:p>P</text:p>
          </table:table-cell>
          <table:table-cell table:formula="of:=IF((63+COLUMN([.B16])+ROW([.B16]))&gt;90;CHAR(63+COLUMN([.B16])+ROW([.B16])-26);CHAR(63+COLUMN([.B16])+ROW([.B16])))" office:value-type="string" office:string-value="Q" calcext:value-type="string">
            <text:p>Q</text:p>
          </table:table-cell>
          <table:table-cell table:formula="of:=IF((63+COLUMN([.C16])+ROW([.C16]))&gt;90;CHAR(63+COLUMN([.C16])+ROW([.C16])-26);CHAR(63+COLUMN([.C16])+ROW([.C16])))" office:value-type="string" office:string-value="R" calcext:value-type="string">
            <text:p>R</text:p>
          </table:table-cell>
          <table:table-cell table:formula="of:=IF((63+COLUMN([.D16])+ROW([.D16]))&gt;90;CHAR(63+COLUMN([.D16])+ROW([.D16])-26);CHAR(63+COLUMN([.D16])+ROW([.D16])))" office:value-type="string" office:string-value="S" calcext:value-type="string">
            <text:p>S</text:p>
          </table:table-cell>
          <table:table-cell table:formula="of:=IF((63+COLUMN([.E16])+ROW([.E16]))&gt;90;CHAR(63+COLUMN([.E16])+ROW([.E16])-26);CHAR(63+COLUMN([.E16])+ROW([.E16])))" office:value-type="string" office:string-value="T" calcext:value-type="string">
            <text:p>T</text:p>
          </table:table-cell>
          <table:table-cell table:formula="of:=IF((63+COLUMN([.F16])+ROW([.F16]))&gt;90;CHAR(63+COLUMN([.F16])+ROW([.F16])-26);CHAR(63+COLUMN([.F16])+ROW([.F16])))" office:value-type="string" office:string-value="U" calcext:value-type="string">
            <text:p>U</text:p>
          </table:table-cell>
          <table:table-cell table:formula="of:=IF((63+COLUMN([.G16])+ROW([.G16]))&gt;90;CHAR(63+COLUMN([.G16])+ROW([.G16])-26);CHAR(63+COLUMN([.G16])+ROW([.G16])))" office:value-type="string" office:string-value="V" calcext:value-type="string">
            <text:p>V</text:p>
          </table:table-cell>
          <table:table-cell table:formula="of:=IF((63+COLUMN([.H16])+ROW([.H16]))&gt;90;CHAR(63+COLUMN([.H16])+ROW([.H16])-26);CHAR(63+COLUMN([.H16])+ROW([.H16])))" office:value-type="string" office:string-value="W" calcext:value-type="string">
            <text:p>W</text:p>
          </table:table-cell>
          <table:table-cell table:formula="of:=IF((63+COLUMN([.I16])+ROW([.I16]))&gt;90;CHAR(63+COLUMN([.I16])+ROW([.I16])-26);CHAR(63+COLUMN([.I16])+ROW([.I16])))" office:value-type="string" office:string-value="X" calcext:value-type="string">
            <text:p>X</text:p>
          </table:table-cell>
          <table:table-cell table:formula="of:=IF((63+COLUMN([.J16])+ROW([.J16]))&gt;90;CHAR(63+COLUMN([.J16])+ROW([.J16])-26);CHAR(63+COLUMN([.J16])+ROW([.J16])))" office:value-type="string" office:string-value="Y" calcext:value-type="string">
            <text:p>Y</text:p>
          </table:table-cell>
          <table:table-cell table:formula="of:=IF((63+COLUMN([.K16])+ROW([.K16]))&gt;90;CHAR(63+COLUMN([.K16])+ROW([.K16])-26);CHAR(63+COLUMN([.K16])+ROW([.K16])))" office:value-type="string" office:string-value="Z" calcext:value-type="string">
            <text:p>Z</text:p>
          </table:table-cell>
          <table:table-cell table:formula="of:=IF((63+COLUMN([.L16])+ROW([.L16]))&gt;90;CHAR(63+COLUMN([.L16])+ROW([.L16])-26);CHAR(63+COLUMN([.L16])+ROW([.L16])))" office:value-type="string" office:string-value="A" calcext:value-type="string">
            <text:p>A</text:p>
          </table:table-cell>
          <table:table-cell table:formula="of:=IF((63+COLUMN([.M16])+ROW([.M16]))&gt;90;CHAR(63+COLUMN([.M16])+ROW([.M16])-26);CHAR(63+COLUMN([.M16])+ROW([.M16])))" office:value-type="string" office:string-value="B" calcext:value-type="string">
            <text:p>B</text:p>
          </table:table-cell>
          <table:table-cell table:formula="of:=IF((63+COLUMN([.N16])+ROW([.N16]))&gt;90;CHAR(63+COLUMN([.N16])+ROW([.N16])-26);CHAR(63+COLUMN([.N16])+ROW([.N16])))" office:value-type="string" office:string-value="C" calcext:value-type="string">
            <text:p>C</text:p>
          </table:table-cell>
          <table:table-cell table:formula="of:=IF((63+COLUMN([.O16])+ROW([.O16]))&gt;90;CHAR(63+COLUMN([.O16])+ROW([.O16])-26);CHAR(63+COLUMN([.O16])+ROW([.O16])))" office:value-type="string" office:string-value="D" calcext:value-type="string">
            <text:p>D</text:p>
          </table:table-cell>
          <table:table-cell table:formula="of:=IF((63+COLUMN([.P16])+ROW([.P16]))&gt;90;CHAR(63+COLUMN([.P16])+ROW([.P16])-26);CHAR(63+COLUMN([.P16])+ROW([.P16])))" office:value-type="string" office:string-value="E" calcext:value-type="string">
            <text:p>E</text:p>
          </table:table-cell>
          <table:table-cell table:formula="of:=IF((63+COLUMN([.Q16])+ROW([.Q16]))&gt;90;CHAR(63+COLUMN([.Q16])+ROW([.Q16])-26);CHAR(63+COLUMN([.Q16])+ROW([.Q16])))" office:value-type="string" office:string-value="F" calcext:value-type="string">
            <text:p>F</text:p>
          </table:table-cell>
          <table:table-cell table:formula="of:=IF((63+COLUMN([.R16])+ROW([.R16]))&gt;90;CHAR(63+COLUMN([.R16])+ROW([.R16])-26);CHAR(63+COLUMN([.R16])+ROW([.R16])))" office:value-type="string" office:string-value="G" calcext:value-type="string">
            <text:p>G</text:p>
          </table:table-cell>
          <table:table-cell table:formula="of:=IF((63+COLUMN([.S16])+ROW([.S16]))&gt;90;CHAR(63+COLUMN([.S16])+ROW([.S16])-26);CHAR(63+COLUMN([.S16])+ROW([.S16])))" office:value-type="string" office:string-value="H" calcext:value-type="string">
            <text:p>H</text:p>
          </table:table-cell>
          <table:table-cell table:formula="of:=IF((63+COLUMN([.T16])+ROW([.T16]))&gt;90;CHAR(63+COLUMN([.T16])+ROW([.T16])-26);CHAR(63+COLUMN([.T16])+ROW([.T16])))" office:value-type="string" office:string-value="I" calcext:value-type="string">
            <text:p>I</text:p>
          </table:table-cell>
          <table:table-cell table:formula="of:=IF((63+COLUMN([.U16])+ROW([.U16]))&gt;90;CHAR(63+COLUMN([.U16])+ROW([.U16])-26);CHAR(63+COLUMN([.U16])+ROW([.U16])))" office:value-type="string" office:string-value="J" calcext:value-type="string">
            <text:p>J</text:p>
          </table:table-cell>
          <table:table-cell table:formula="of:=IF((63+COLUMN([.V16])+ROW([.V16]))&gt;90;CHAR(63+COLUMN([.V16])+ROW([.V16])-26);CHAR(63+COLUMN([.V16])+ROW([.V16])))" office:value-type="string" office:string-value="K" calcext:value-type="string">
            <text:p>K</text:p>
          </table:table-cell>
          <table:table-cell table:formula="of:=IF((63+COLUMN([.W16])+ROW([.W16]))&gt;90;CHAR(63+COLUMN([.W16])+ROW([.W16])-26);CHAR(63+COLUMN([.W16])+ROW([.W16])))" office:value-type="string" office:string-value="L" calcext:value-type="string">
            <text:p>L</text:p>
          </table:table-cell>
          <table:table-cell table:formula="of:=IF((63+COLUMN([.X16])+ROW([.X16]))&gt;90;CHAR(63+COLUMN([.X16])+ROW([.X16])-26);CHAR(63+COLUMN([.X16])+ROW([.X16])))" office:value-type="string" office:string-value="M" calcext:value-type="string">
            <text:p>M</text:p>
          </table:table-cell>
          <table:table-cell table:formula="of:=IF((63+COLUMN([.Y16])+ROW([.Y16]))&gt;90;CHAR(63+COLUMN([.Y16])+ROW([.Y16])-26);CHAR(63+COLUMN([.Y16])+ROW([.Y16])))" office:value-type="string" office:string-value="N" calcext:value-type="string">
            <text:p>N</text:p>
          </table:table-cell>
          <table:table-cell table:formula="of:=IF((63+COLUMN([.Z16])+ROW([.Z16]))&gt;90;CHAR(63+COLUMN([.Z16])+ROW([.Z16])-26);CHAR(63+COLUMN([.Z16])+ROW([.Z16])))" office:value-type="string" office:string-value="O" calcext:value-type="string">
            <text:p>O</text:p>
          </table:table-cell>
          <table:table-cell table:number-columns-repeated="25"/>
        </table:table-row>
        <table:table-row table:style-name="ro1">
          <table:table-cell table:formula="of:=IF((63+COLUMN([.A17])+ROW([.A17]))&gt;90;CHAR(63+COLUMN([.A17])+ROW([.A17])-26);CHAR(63+COLUMN([.A17])+ROW([.A17])))" office:value-type="string" office:string-value="Q" calcext:value-type="string">
            <text:p>Q</text:p>
          </table:table-cell>
          <table:table-cell table:formula="of:=IF((63+COLUMN([.B17])+ROW([.B17]))&gt;90;CHAR(63+COLUMN([.B17])+ROW([.B17])-26);CHAR(63+COLUMN([.B17])+ROW([.B17])))" office:value-type="string" office:string-value="R" calcext:value-type="string">
            <text:p>R</text:p>
          </table:table-cell>
          <table:table-cell table:formula="of:=IF((63+COLUMN([.C17])+ROW([.C17]))&gt;90;CHAR(63+COLUMN([.C17])+ROW([.C17])-26);CHAR(63+COLUMN([.C17])+ROW([.C17])))" office:value-type="string" office:string-value="S" calcext:value-type="string">
            <text:p>S</text:p>
          </table:table-cell>
          <table:table-cell table:formula="of:=IF((63+COLUMN([.D17])+ROW([.D17]))&gt;90;CHAR(63+COLUMN([.D17])+ROW([.D17])-26);CHAR(63+COLUMN([.D17])+ROW([.D17])))" office:value-type="string" office:string-value="T" calcext:value-type="string">
            <text:p>T</text:p>
          </table:table-cell>
          <table:table-cell table:formula="of:=IF((63+COLUMN([.E17])+ROW([.E17]))&gt;90;CHAR(63+COLUMN([.E17])+ROW([.E17])-26);CHAR(63+COLUMN([.E17])+ROW([.E17])))" office:value-type="string" office:string-value="U" calcext:value-type="string">
            <text:p>U</text:p>
          </table:table-cell>
          <table:table-cell table:formula="of:=IF((63+COLUMN([.F17])+ROW([.F17]))&gt;90;CHAR(63+COLUMN([.F17])+ROW([.F17])-26);CHAR(63+COLUMN([.F17])+ROW([.F17])))" office:value-type="string" office:string-value="V" calcext:value-type="string">
            <text:p>V</text:p>
          </table:table-cell>
          <table:table-cell table:formula="of:=IF((63+COLUMN([.G17])+ROW([.G17]))&gt;90;CHAR(63+COLUMN([.G17])+ROW([.G17])-26);CHAR(63+COLUMN([.G17])+ROW([.G17])))" office:value-type="string" office:string-value="W" calcext:value-type="string">
            <text:p>W</text:p>
          </table:table-cell>
          <table:table-cell table:formula="of:=IF((63+COLUMN([.H17])+ROW([.H17]))&gt;90;CHAR(63+COLUMN([.H17])+ROW([.H17])-26);CHAR(63+COLUMN([.H17])+ROW([.H17])))" office:value-type="string" office:string-value="X" calcext:value-type="string">
            <text:p>X</text:p>
          </table:table-cell>
          <table:table-cell table:formula="of:=IF((63+COLUMN([.I17])+ROW([.I17]))&gt;90;CHAR(63+COLUMN([.I17])+ROW([.I17])-26);CHAR(63+COLUMN([.I17])+ROW([.I17])))" office:value-type="string" office:string-value="Y" calcext:value-type="string">
            <text:p>Y</text:p>
          </table:table-cell>
          <table:table-cell table:formula="of:=IF((63+COLUMN([.J17])+ROW([.J17]))&gt;90;CHAR(63+COLUMN([.J17])+ROW([.J17])-26);CHAR(63+COLUMN([.J17])+ROW([.J17])))" office:value-type="string" office:string-value="Z" calcext:value-type="string">
            <text:p>Z</text:p>
          </table:table-cell>
          <table:table-cell table:formula="of:=IF((63+COLUMN([.K17])+ROW([.K17]))&gt;90;CHAR(63+COLUMN([.K17])+ROW([.K17])-26);CHAR(63+COLUMN([.K17])+ROW([.K17])))" office:value-type="string" office:string-value="A" calcext:value-type="string">
            <text:p>A</text:p>
          </table:table-cell>
          <table:table-cell table:formula="of:=IF((63+COLUMN([.L17])+ROW([.L17]))&gt;90;CHAR(63+COLUMN([.L17])+ROW([.L17])-26);CHAR(63+COLUMN([.L17])+ROW([.L17])))" office:value-type="string" office:string-value="B" calcext:value-type="string">
            <text:p>B</text:p>
          </table:table-cell>
          <table:table-cell table:formula="of:=IF((63+COLUMN([.M17])+ROW([.M17]))&gt;90;CHAR(63+COLUMN([.M17])+ROW([.M17])-26);CHAR(63+COLUMN([.M17])+ROW([.M17])))" office:value-type="string" office:string-value="C" calcext:value-type="string">
            <text:p>C</text:p>
          </table:table-cell>
          <table:table-cell table:formula="of:=IF((63+COLUMN([.N17])+ROW([.N17]))&gt;90;CHAR(63+COLUMN([.N17])+ROW([.N17])-26);CHAR(63+COLUMN([.N17])+ROW([.N17])))" office:value-type="string" office:string-value="D" calcext:value-type="string">
            <text:p>D</text:p>
          </table:table-cell>
          <table:table-cell table:formula="of:=IF((63+COLUMN([.O17])+ROW([.O17]))&gt;90;CHAR(63+COLUMN([.O17])+ROW([.O17])-26);CHAR(63+COLUMN([.O17])+ROW([.O17])))" office:value-type="string" office:string-value="E" calcext:value-type="string">
            <text:p>E</text:p>
          </table:table-cell>
          <table:table-cell table:formula="of:=IF((63+COLUMN([.P17])+ROW([.P17]))&gt;90;CHAR(63+COLUMN([.P17])+ROW([.P17])-26);CHAR(63+COLUMN([.P17])+ROW([.P17])))" office:value-type="string" office:string-value="F" calcext:value-type="string">
            <text:p>F</text:p>
          </table:table-cell>
          <table:table-cell table:formula="of:=IF((63+COLUMN([.Q17])+ROW([.Q17]))&gt;90;CHAR(63+COLUMN([.Q17])+ROW([.Q17])-26);CHAR(63+COLUMN([.Q17])+ROW([.Q17])))" office:value-type="string" office:string-value="G" calcext:value-type="string">
            <text:p>G</text:p>
          </table:table-cell>
          <table:table-cell table:formula="of:=IF((63+COLUMN([.R17])+ROW([.R17]))&gt;90;CHAR(63+COLUMN([.R17])+ROW([.R17])-26);CHAR(63+COLUMN([.R17])+ROW([.R17])))" office:value-type="string" office:string-value="H" calcext:value-type="string">
            <text:p>H</text:p>
          </table:table-cell>
          <table:table-cell table:formula="of:=IF((63+COLUMN([.S17])+ROW([.S17]))&gt;90;CHAR(63+COLUMN([.S17])+ROW([.S17])-26);CHAR(63+COLUMN([.S17])+ROW([.S17])))" office:value-type="string" office:string-value="I" calcext:value-type="string">
            <text:p>I</text:p>
          </table:table-cell>
          <table:table-cell table:formula="of:=IF((63+COLUMN([.T17])+ROW([.T17]))&gt;90;CHAR(63+COLUMN([.T17])+ROW([.T17])-26);CHAR(63+COLUMN([.T17])+ROW([.T17])))" office:value-type="string" office:string-value="J" calcext:value-type="string">
            <text:p>J</text:p>
          </table:table-cell>
          <table:table-cell table:formula="of:=IF((63+COLUMN([.U17])+ROW([.U17]))&gt;90;CHAR(63+COLUMN([.U17])+ROW([.U17])-26);CHAR(63+COLUMN([.U17])+ROW([.U17])))" office:value-type="string" office:string-value="K" calcext:value-type="string">
            <text:p>K</text:p>
          </table:table-cell>
          <table:table-cell table:formula="of:=IF((63+COLUMN([.V17])+ROW([.V17]))&gt;90;CHAR(63+COLUMN([.V17])+ROW([.V17])-26);CHAR(63+COLUMN([.V17])+ROW([.V17])))" office:value-type="string" office:string-value="L" calcext:value-type="string">
            <text:p>L</text:p>
          </table:table-cell>
          <table:table-cell table:formula="of:=IF((63+COLUMN([.W17])+ROW([.W17]))&gt;90;CHAR(63+COLUMN([.W17])+ROW([.W17])-26);CHAR(63+COLUMN([.W17])+ROW([.W17])))" office:value-type="string" office:string-value="M" calcext:value-type="string">
            <text:p>M</text:p>
          </table:table-cell>
          <table:table-cell table:formula="of:=IF((63+COLUMN([.X17])+ROW([.X17]))&gt;90;CHAR(63+COLUMN([.X17])+ROW([.X17])-26);CHAR(63+COLUMN([.X17])+ROW([.X17])))" office:value-type="string" office:string-value="N" calcext:value-type="string">
            <text:p>N</text:p>
          </table:table-cell>
          <table:table-cell table:formula="of:=IF((63+COLUMN([.Y17])+ROW([.Y17]))&gt;90;CHAR(63+COLUMN([.Y17])+ROW([.Y17])-26);CHAR(63+COLUMN([.Y17])+ROW([.Y17])))" office:value-type="string" office:string-value="O" calcext:value-type="string">
            <text:p>O</text:p>
          </table:table-cell>
          <table:table-cell table:formula="of:=IF((63+COLUMN([.Z17])+ROW([.Z17]))&gt;90;CHAR(63+COLUMN([.Z17])+ROW([.Z17])-26);CHAR(63+COLUMN([.Z17])+ROW([.Z17])))" office:value-type="string" office:string-value="P" calcext:value-type="string">
            <text:p>P</text:p>
          </table:table-cell>
          <table:table-cell table:number-columns-repeated="25"/>
        </table:table-row>
        <table:table-row table:style-name="ro1">
          <table:table-cell table:formula="of:=IF((63+COLUMN([.A18])+ROW([.A18]))&gt;90;CHAR(63+COLUMN([.A18])+ROW([.A18])-26);CHAR(63+COLUMN([.A18])+ROW([.A18])))" office:value-type="string" office:string-value="R" calcext:value-type="string">
            <text:p>R</text:p>
          </table:table-cell>
          <table:table-cell table:formula="of:=IF((63+COLUMN([.B18])+ROW([.B18]))&gt;90;CHAR(63+COLUMN([.B18])+ROW([.B18])-26);CHAR(63+COLUMN([.B18])+ROW([.B18])))" office:value-type="string" office:string-value="S" calcext:value-type="string">
            <text:p>S</text:p>
          </table:table-cell>
          <table:table-cell table:formula="of:=IF((63+COLUMN([.C18])+ROW([.C18]))&gt;90;CHAR(63+COLUMN([.C18])+ROW([.C18])-26);CHAR(63+COLUMN([.C18])+ROW([.C18])))" office:value-type="string" office:string-value="T" calcext:value-type="string">
            <text:p>T</text:p>
          </table:table-cell>
          <table:table-cell table:formula="of:=IF((63+COLUMN([.D18])+ROW([.D18]))&gt;90;CHAR(63+COLUMN([.D18])+ROW([.D18])-26);CHAR(63+COLUMN([.D18])+ROW([.D18])))" office:value-type="string" office:string-value="U" calcext:value-type="string">
            <text:p>U</text:p>
          </table:table-cell>
          <table:table-cell table:formula="of:=IF((63+COLUMN([.E18])+ROW([.E18]))&gt;90;CHAR(63+COLUMN([.E18])+ROW([.E18])-26);CHAR(63+COLUMN([.E18])+ROW([.E18])))" office:value-type="string" office:string-value="V" calcext:value-type="string">
            <text:p>V</text:p>
          </table:table-cell>
          <table:table-cell table:formula="of:=IF((63+COLUMN([.F18])+ROW([.F18]))&gt;90;CHAR(63+COLUMN([.F18])+ROW([.F18])-26);CHAR(63+COLUMN([.F18])+ROW([.F18])))" office:value-type="string" office:string-value="W" calcext:value-type="string">
            <text:p>W</text:p>
          </table:table-cell>
          <table:table-cell table:formula="of:=IF((63+COLUMN([.G18])+ROW([.G18]))&gt;90;CHAR(63+COLUMN([.G18])+ROW([.G18])-26);CHAR(63+COLUMN([.G18])+ROW([.G18])))" office:value-type="string" office:string-value="X" calcext:value-type="string">
            <text:p>X</text:p>
          </table:table-cell>
          <table:table-cell table:formula="of:=IF((63+COLUMN([.H18])+ROW([.H18]))&gt;90;CHAR(63+COLUMN([.H18])+ROW([.H18])-26);CHAR(63+COLUMN([.H18])+ROW([.H18])))" office:value-type="string" office:string-value="Y" calcext:value-type="string">
            <text:p>Y</text:p>
          </table:table-cell>
          <table:table-cell table:formula="of:=IF((63+COLUMN([.I18])+ROW([.I18]))&gt;90;CHAR(63+COLUMN([.I18])+ROW([.I18])-26);CHAR(63+COLUMN([.I18])+ROW([.I18])))" office:value-type="string" office:string-value="Z" calcext:value-type="string">
            <text:p>Z</text:p>
          </table:table-cell>
          <table:table-cell table:formula="of:=IF((63+COLUMN([.J18])+ROW([.J18]))&gt;90;CHAR(63+COLUMN([.J18])+ROW([.J18])-26);CHAR(63+COLUMN([.J18])+ROW([.J18])))" office:value-type="string" office:string-value="A" calcext:value-type="string">
            <text:p>A</text:p>
          </table:table-cell>
          <table:table-cell table:formula="of:=IF((63+COLUMN([.K18])+ROW([.K18]))&gt;90;CHAR(63+COLUMN([.K18])+ROW([.K18])-26);CHAR(63+COLUMN([.K18])+ROW([.K18])))" office:value-type="string" office:string-value="B" calcext:value-type="string">
            <text:p>B</text:p>
          </table:table-cell>
          <table:table-cell table:formula="of:=IF((63+COLUMN([.L18])+ROW([.L18]))&gt;90;CHAR(63+COLUMN([.L18])+ROW([.L18])-26);CHAR(63+COLUMN([.L18])+ROW([.L18])))" office:value-type="string" office:string-value="C" calcext:value-type="string">
            <text:p>C</text:p>
          </table:table-cell>
          <table:table-cell table:formula="of:=IF((63+COLUMN([.M18])+ROW([.M18]))&gt;90;CHAR(63+COLUMN([.M18])+ROW([.M18])-26);CHAR(63+COLUMN([.M18])+ROW([.M18])))" office:value-type="string" office:string-value="D" calcext:value-type="string">
            <text:p>D</text:p>
          </table:table-cell>
          <table:table-cell table:formula="of:=IF((63+COLUMN([.N18])+ROW([.N18]))&gt;90;CHAR(63+COLUMN([.N18])+ROW([.N18])-26);CHAR(63+COLUMN([.N18])+ROW([.N18])))" office:value-type="string" office:string-value="E" calcext:value-type="string">
            <text:p>E</text:p>
          </table:table-cell>
          <table:table-cell table:formula="of:=IF((63+COLUMN([.O18])+ROW([.O18]))&gt;90;CHAR(63+COLUMN([.O18])+ROW([.O18])-26);CHAR(63+COLUMN([.O18])+ROW([.O18])))" office:value-type="string" office:string-value="F" calcext:value-type="string">
            <text:p>F</text:p>
          </table:table-cell>
          <table:table-cell table:formula="of:=IF((63+COLUMN([.P18])+ROW([.P18]))&gt;90;CHAR(63+COLUMN([.P18])+ROW([.P18])-26);CHAR(63+COLUMN([.P18])+ROW([.P18])))" office:value-type="string" office:string-value="G" calcext:value-type="string">
            <text:p>G</text:p>
          </table:table-cell>
          <table:table-cell table:formula="of:=IF((63+COLUMN([.Q18])+ROW([.Q18]))&gt;90;CHAR(63+COLUMN([.Q18])+ROW([.Q18])-26);CHAR(63+COLUMN([.Q18])+ROW([.Q18])))" office:value-type="string" office:string-value="H" calcext:value-type="string">
            <text:p>H</text:p>
          </table:table-cell>
          <table:table-cell table:formula="of:=IF((63+COLUMN([.R18])+ROW([.R18]))&gt;90;CHAR(63+COLUMN([.R18])+ROW([.R18])-26);CHAR(63+COLUMN([.R18])+ROW([.R18])))" office:value-type="string" office:string-value="I" calcext:value-type="string">
            <text:p>I</text:p>
          </table:table-cell>
          <table:table-cell table:formula="of:=IF((63+COLUMN([.S18])+ROW([.S18]))&gt;90;CHAR(63+COLUMN([.S18])+ROW([.S18])-26);CHAR(63+COLUMN([.S18])+ROW([.S18])))" office:value-type="string" office:string-value="J" calcext:value-type="string">
            <text:p>J</text:p>
          </table:table-cell>
          <table:table-cell table:formula="of:=IF((63+COLUMN([.T18])+ROW([.T18]))&gt;90;CHAR(63+COLUMN([.T18])+ROW([.T18])-26);CHAR(63+COLUMN([.T18])+ROW([.T18])))" office:value-type="string" office:string-value="K" calcext:value-type="string">
            <text:p>K</text:p>
          </table:table-cell>
          <table:table-cell table:formula="of:=IF((63+COLUMN([.U18])+ROW([.U18]))&gt;90;CHAR(63+COLUMN([.U18])+ROW([.U18])-26);CHAR(63+COLUMN([.U18])+ROW([.U18])))" office:value-type="string" office:string-value="L" calcext:value-type="string">
            <text:p>L</text:p>
          </table:table-cell>
          <table:table-cell table:formula="of:=IF((63+COLUMN([.V18])+ROW([.V18]))&gt;90;CHAR(63+COLUMN([.V18])+ROW([.V18])-26);CHAR(63+COLUMN([.V18])+ROW([.V18])))" office:value-type="string" office:string-value="M" calcext:value-type="string">
            <text:p>M</text:p>
          </table:table-cell>
          <table:table-cell table:formula="of:=IF((63+COLUMN([.W18])+ROW([.W18]))&gt;90;CHAR(63+COLUMN([.W18])+ROW([.W18])-26);CHAR(63+COLUMN([.W18])+ROW([.W18])))" office:value-type="string" office:string-value="N" calcext:value-type="string">
            <text:p>N</text:p>
          </table:table-cell>
          <table:table-cell table:formula="of:=IF((63+COLUMN([.X18])+ROW([.X18]))&gt;90;CHAR(63+COLUMN([.X18])+ROW([.X18])-26);CHAR(63+COLUMN([.X18])+ROW([.X18])))" office:value-type="string" office:string-value="O" calcext:value-type="string">
            <text:p>O</text:p>
          </table:table-cell>
          <table:table-cell table:formula="of:=IF((63+COLUMN([.Y18])+ROW([.Y18]))&gt;90;CHAR(63+COLUMN([.Y18])+ROW([.Y18])-26);CHAR(63+COLUMN([.Y18])+ROW([.Y18])))" office:value-type="string" office:string-value="P" calcext:value-type="string">
            <text:p>P</text:p>
          </table:table-cell>
          <table:table-cell table:formula="of:=IF((63+COLUMN([.Z18])+ROW([.Z18]))&gt;90;CHAR(63+COLUMN([.Z18])+ROW([.Z18])-26);CHAR(63+COLUMN([.Z18])+ROW([.Z18])))" office:value-type="string" office:string-value="Q" calcext:value-type="string">
            <text:p>Q</text:p>
          </table:table-cell>
          <table:table-cell table:number-columns-repeated="25"/>
        </table:table-row>
        <table:table-row table:style-name="ro1">
          <table:table-cell table:formula="of:=IF((63+COLUMN([.A19])+ROW([.A19]))&gt;90;CHAR(63+COLUMN([.A19])+ROW([.A19])-26);CHAR(63+COLUMN([.A19])+ROW([.A19])))" office:value-type="string" office:string-value="S" calcext:value-type="string">
            <text:p>S</text:p>
          </table:table-cell>
          <table:table-cell table:formula="of:=IF((63+COLUMN([.B19])+ROW([.B19]))&gt;90;CHAR(63+COLUMN([.B19])+ROW([.B19])-26);CHAR(63+COLUMN([.B19])+ROW([.B19])))" office:value-type="string" office:string-value="T" calcext:value-type="string">
            <text:p>T</text:p>
          </table:table-cell>
          <table:table-cell table:formula="of:=IF((63+COLUMN([.C19])+ROW([.C19]))&gt;90;CHAR(63+COLUMN([.C19])+ROW([.C19])-26);CHAR(63+COLUMN([.C19])+ROW([.C19])))" office:value-type="string" office:string-value="U" calcext:value-type="string">
            <text:p>U</text:p>
          </table:table-cell>
          <table:table-cell table:formula="of:=IF((63+COLUMN([.D19])+ROW([.D19]))&gt;90;CHAR(63+COLUMN([.D19])+ROW([.D19])-26);CHAR(63+COLUMN([.D19])+ROW([.D19])))" office:value-type="string" office:string-value="V" calcext:value-type="string">
            <text:p>V</text:p>
          </table:table-cell>
          <table:table-cell table:formula="of:=IF((63+COLUMN([.E19])+ROW([.E19]))&gt;90;CHAR(63+COLUMN([.E19])+ROW([.E19])-26);CHAR(63+COLUMN([.E19])+ROW([.E19])))" office:value-type="string" office:string-value="W" calcext:value-type="string">
            <text:p>W</text:p>
          </table:table-cell>
          <table:table-cell table:formula="of:=IF((63+COLUMN([.F19])+ROW([.F19]))&gt;90;CHAR(63+COLUMN([.F19])+ROW([.F19])-26);CHAR(63+COLUMN([.F19])+ROW([.F19])))" office:value-type="string" office:string-value="X" calcext:value-type="string">
            <text:p>X</text:p>
          </table:table-cell>
          <table:table-cell table:formula="of:=IF((63+COLUMN([.G19])+ROW([.G19]))&gt;90;CHAR(63+COLUMN([.G19])+ROW([.G19])-26);CHAR(63+COLUMN([.G19])+ROW([.G19])))" office:value-type="string" office:string-value="Y" calcext:value-type="string">
            <text:p>Y</text:p>
          </table:table-cell>
          <table:table-cell table:formula="of:=IF((63+COLUMN([.H19])+ROW([.H19]))&gt;90;CHAR(63+COLUMN([.H19])+ROW([.H19])-26);CHAR(63+COLUMN([.H19])+ROW([.H19])))" office:value-type="string" office:string-value="Z" calcext:value-type="string">
            <text:p>Z</text:p>
          </table:table-cell>
          <table:table-cell table:formula="of:=IF((63+COLUMN([.I19])+ROW([.I19]))&gt;90;CHAR(63+COLUMN([.I19])+ROW([.I19])-26);CHAR(63+COLUMN([.I19])+ROW([.I19])))" office:value-type="string" office:string-value="A" calcext:value-type="string">
            <text:p>A</text:p>
          </table:table-cell>
          <table:table-cell table:formula="of:=IF((63+COLUMN([.J19])+ROW([.J19]))&gt;90;CHAR(63+COLUMN([.J19])+ROW([.J19])-26);CHAR(63+COLUMN([.J19])+ROW([.J19])))" office:value-type="string" office:string-value="B" calcext:value-type="string">
            <text:p>B</text:p>
          </table:table-cell>
          <table:table-cell table:formula="of:=IF((63+COLUMN([.K19])+ROW([.K19]))&gt;90;CHAR(63+COLUMN([.K19])+ROW([.K19])-26);CHAR(63+COLUMN([.K19])+ROW([.K19])))" office:value-type="string" office:string-value="C" calcext:value-type="string">
            <text:p>C</text:p>
          </table:table-cell>
          <table:table-cell table:formula="of:=IF((63+COLUMN([.L19])+ROW([.L19]))&gt;90;CHAR(63+COLUMN([.L19])+ROW([.L19])-26);CHAR(63+COLUMN([.L19])+ROW([.L19])))" office:value-type="string" office:string-value="D" calcext:value-type="string">
            <text:p>D</text:p>
          </table:table-cell>
          <table:table-cell table:formula="of:=IF((63+COLUMN([.M19])+ROW([.M19]))&gt;90;CHAR(63+COLUMN([.M19])+ROW([.M19])-26);CHAR(63+COLUMN([.M19])+ROW([.M19])))" office:value-type="string" office:string-value="E" calcext:value-type="string">
            <text:p>E</text:p>
          </table:table-cell>
          <table:table-cell table:formula="of:=IF((63+COLUMN([.N19])+ROW([.N19]))&gt;90;CHAR(63+COLUMN([.N19])+ROW([.N19])-26);CHAR(63+COLUMN([.N19])+ROW([.N19])))" office:value-type="string" office:string-value="F" calcext:value-type="string">
            <text:p>F</text:p>
          </table:table-cell>
          <table:table-cell table:formula="of:=IF((63+COLUMN([.O19])+ROW([.O19]))&gt;90;CHAR(63+COLUMN([.O19])+ROW([.O19])-26);CHAR(63+COLUMN([.O19])+ROW([.O19])))" office:value-type="string" office:string-value="G" calcext:value-type="string">
            <text:p>G</text:p>
          </table:table-cell>
          <table:table-cell table:formula="of:=IF((63+COLUMN([.P19])+ROW([.P19]))&gt;90;CHAR(63+COLUMN([.P19])+ROW([.P19])-26);CHAR(63+COLUMN([.P19])+ROW([.P19])))" office:value-type="string" office:string-value="H" calcext:value-type="string">
            <text:p>H</text:p>
          </table:table-cell>
          <table:table-cell table:formula="of:=IF((63+COLUMN([.Q19])+ROW([.Q19]))&gt;90;CHAR(63+COLUMN([.Q19])+ROW([.Q19])-26);CHAR(63+COLUMN([.Q19])+ROW([.Q19])))" office:value-type="string" office:string-value="I" calcext:value-type="string">
            <text:p>I</text:p>
          </table:table-cell>
          <table:table-cell table:formula="of:=IF((63+COLUMN([.R19])+ROW([.R19]))&gt;90;CHAR(63+COLUMN([.R19])+ROW([.R19])-26);CHAR(63+COLUMN([.R19])+ROW([.R19])))" office:value-type="string" office:string-value="J" calcext:value-type="string">
            <text:p>J</text:p>
          </table:table-cell>
          <table:table-cell table:formula="of:=IF((63+COLUMN([.S19])+ROW([.S19]))&gt;90;CHAR(63+COLUMN([.S19])+ROW([.S19])-26);CHAR(63+COLUMN([.S19])+ROW([.S19])))" office:value-type="string" office:string-value="K" calcext:value-type="string">
            <text:p>K</text:p>
          </table:table-cell>
          <table:table-cell table:formula="of:=IF((63+COLUMN([.T19])+ROW([.T19]))&gt;90;CHAR(63+COLUMN([.T19])+ROW([.T19])-26);CHAR(63+COLUMN([.T19])+ROW([.T19])))" office:value-type="string" office:string-value="L" calcext:value-type="string">
            <text:p>L</text:p>
          </table:table-cell>
          <table:table-cell table:formula="of:=IF((63+COLUMN([.U19])+ROW([.U19]))&gt;90;CHAR(63+COLUMN([.U19])+ROW([.U19])-26);CHAR(63+COLUMN([.U19])+ROW([.U19])))" office:value-type="string" office:string-value="M" calcext:value-type="string">
            <text:p>M</text:p>
          </table:table-cell>
          <table:table-cell table:formula="of:=IF((63+COLUMN([.V19])+ROW([.V19]))&gt;90;CHAR(63+COLUMN([.V19])+ROW([.V19])-26);CHAR(63+COLUMN([.V19])+ROW([.V19])))" office:value-type="string" office:string-value="N" calcext:value-type="string">
            <text:p>N</text:p>
          </table:table-cell>
          <table:table-cell table:formula="of:=IF((63+COLUMN([.W19])+ROW([.W19]))&gt;90;CHAR(63+COLUMN([.W19])+ROW([.W19])-26);CHAR(63+COLUMN([.W19])+ROW([.W19])))" office:value-type="string" office:string-value="O" calcext:value-type="string">
            <text:p>O</text:p>
          </table:table-cell>
          <table:table-cell table:formula="of:=IF((63+COLUMN([.X19])+ROW([.X19]))&gt;90;CHAR(63+COLUMN([.X19])+ROW([.X19])-26);CHAR(63+COLUMN([.X19])+ROW([.X19])))" office:value-type="string" office:string-value="P" calcext:value-type="string">
            <text:p>P</text:p>
          </table:table-cell>
          <table:table-cell table:formula="of:=IF((63+COLUMN([.Y19])+ROW([.Y19]))&gt;90;CHAR(63+COLUMN([.Y19])+ROW([.Y19])-26);CHAR(63+COLUMN([.Y19])+ROW([.Y19])))" office:value-type="string" office:string-value="Q" calcext:value-type="string">
            <text:p>Q</text:p>
          </table:table-cell>
          <table:table-cell table:formula="of:=IF((63+COLUMN([.Z19])+ROW([.Z19]))&gt;90;CHAR(63+COLUMN([.Z19])+ROW([.Z19])-26);CHAR(63+COLUMN([.Z19])+ROW([.Z19])))" office:value-type="string" office:string-value="R" calcext:value-type="string">
            <text:p>R</text:p>
          </table:table-cell>
          <table:table-cell table:number-columns-repeated="25"/>
        </table:table-row>
        <table:table-row table:style-name="ro1">
          <table:table-cell table:formula="of:=IF((63+COLUMN([.A20])+ROW([.A20]))&gt;90;CHAR(63+COLUMN([.A20])+ROW([.A20])-26);CHAR(63+COLUMN([.A20])+ROW([.A20])))" office:value-type="string" office:string-value="T" calcext:value-type="string">
            <text:p>T</text:p>
          </table:table-cell>
          <table:table-cell table:formula="of:=IF((63+COLUMN([.B20])+ROW([.B20]))&gt;90;CHAR(63+COLUMN([.B20])+ROW([.B20])-26);CHAR(63+COLUMN([.B20])+ROW([.B20])))" office:value-type="string" office:string-value="U" calcext:value-type="string">
            <text:p>U</text:p>
          </table:table-cell>
          <table:table-cell table:formula="of:=IF((63+COLUMN([.C20])+ROW([.C20]))&gt;90;CHAR(63+COLUMN([.C20])+ROW([.C20])-26);CHAR(63+COLUMN([.C20])+ROW([.C20])))" office:value-type="string" office:string-value="V" calcext:value-type="string">
            <text:p>V</text:p>
          </table:table-cell>
          <table:table-cell table:formula="of:=IF((63+COLUMN([.D20])+ROW([.D20]))&gt;90;CHAR(63+COLUMN([.D20])+ROW([.D20])-26);CHAR(63+COLUMN([.D20])+ROW([.D20])))" office:value-type="string" office:string-value="W" calcext:value-type="string">
            <text:p>W</text:p>
          </table:table-cell>
          <table:table-cell table:formula="of:=IF((63+COLUMN([.E20])+ROW([.E20]))&gt;90;CHAR(63+COLUMN([.E20])+ROW([.E20])-26);CHAR(63+COLUMN([.E20])+ROW([.E20])))" office:value-type="string" office:string-value="X" calcext:value-type="string">
            <text:p>X</text:p>
          </table:table-cell>
          <table:table-cell table:formula="of:=IF((63+COLUMN([.F20])+ROW([.F20]))&gt;90;CHAR(63+COLUMN([.F20])+ROW([.F20])-26);CHAR(63+COLUMN([.F20])+ROW([.F20])))" office:value-type="string" office:string-value="Y" calcext:value-type="string">
            <text:p>Y</text:p>
          </table:table-cell>
          <table:table-cell table:formula="of:=IF((63+COLUMN([.G20])+ROW([.G20]))&gt;90;CHAR(63+COLUMN([.G20])+ROW([.G20])-26);CHAR(63+COLUMN([.G20])+ROW([.G20])))" office:value-type="string" office:string-value="Z" calcext:value-type="string">
            <text:p>Z</text:p>
          </table:table-cell>
          <table:table-cell table:formula="of:=IF((63+COLUMN([.H20])+ROW([.H20]))&gt;90;CHAR(63+COLUMN([.H20])+ROW([.H20])-26);CHAR(63+COLUMN([.H20])+ROW([.H20])))" office:value-type="string" office:string-value="A" calcext:value-type="string">
            <text:p>A</text:p>
          </table:table-cell>
          <table:table-cell table:formula="of:=IF((63+COLUMN([.I20])+ROW([.I20]))&gt;90;CHAR(63+COLUMN([.I20])+ROW([.I20])-26);CHAR(63+COLUMN([.I20])+ROW([.I20])))" office:value-type="string" office:string-value="B" calcext:value-type="string">
            <text:p>B</text:p>
          </table:table-cell>
          <table:table-cell table:formula="of:=IF((63+COLUMN([.J20])+ROW([.J20]))&gt;90;CHAR(63+COLUMN([.J20])+ROW([.J20])-26);CHAR(63+COLUMN([.J20])+ROW([.J20])))" office:value-type="string" office:string-value="C" calcext:value-type="string">
            <text:p>C</text:p>
          </table:table-cell>
          <table:table-cell table:formula="of:=IF((63+COLUMN([.K20])+ROW([.K20]))&gt;90;CHAR(63+COLUMN([.K20])+ROW([.K20])-26);CHAR(63+COLUMN([.K20])+ROW([.K20])))" office:value-type="string" office:string-value="D" calcext:value-type="string">
            <text:p>D</text:p>
          </table:table-cell>
          <table:table-cell table:formula="of:=IF((63+COLUMN([.L20])+ROW([.L20]))&gt;90;CHAR(63+COLUMN([.L20])+ROW([.L20])-26);CHAR(63+COLUMN([.L20])+ROW([.L20])))" office:value-type="string" office:string-value="E" calcext:value-type="string">
            <text:p>E</text:p>
          </table:table-cell>
          <table:table-cell table:formula="of:=IF((63+COLUMN([.M20])+ROW([.M20]))&gt;90;CHAR(63+COLUMN([.M20])+ROW([.M20])-26);CHAR(63+COLUMN([.M20])+ROW([.M20])))" office:value-type="string" office:string-value="F" calcext:value-type="string">
            <text:p>F</text:p>
          </table:table-cell>
          <table:table-cell table:formula="of:=IF((63+COLUMN([.N20])+ROW([.N20]))&gt;90;CHAR(63+COLUMN([.N20])+ROW([.N20])-26);CHAR(63+COLUMN([.N20])+ROW([.N20])))" office:value-type="string" office:string-value="G" calcext:value-type="string">
            <text:p>G</text:p>
          </table:table-cell>
          <table:table-cell table:formula="of:=IF((63+COLUMN([.O20])+ROW([.O20]))&gt;90;CHAR(63+COLUMN([.O20])+ROW([.O20])-26);CHAR(63+COLUMN([.O20])+ROW([.O20])))" office:value-type="string" office:string-value="H" calcext:value-type="string">
            <text:p>H</text:p>
          </table:table-cell>
          <table:table-cell table:formula="of:=IF((63+COLUMN([.P20])+ROW([.P20]))&gt;90;CHAR(63+COLUMN([.P20])+ROW([.P20])-26);CHAR(63+COLUMN([.P20])+ROW([.P20])))" office:value-type="string" office:string-value="I" calcext:value-type="string">
            <text:p>I</text:p>
          </table:table-cell>
          <table:table-cell table:formula="of:=IF((63+COLUMN([.Q20])+ROW([.Q20]))&gt;90;CHAR(63+COLUMN([.Q20])+ROW([.Q20])-26);CHAR(63+COLUMN([.Q20])+ROW([.Q20])))" office:value-type="string" office:string-value="J" calcext:value-type="string">
            <text:p>J</text:p>
          </table:table-cell>
          <table:table-cell table:formula="of:=IF((63+COLUMN([.R20])+ROW([.R20]))&gt;90;CHAR(63+COLUMN([.R20])+ROW([.R20])-26);CHAR(63+COLUMN([.R20])+ROW([.R20])))" office:value-type="string" office:string-value="K" calcext:value-type="string">
            <text:p>K</text:p>
          </table:table-cell>
          <table:table-cell table:formula="of:=IF((63+COLUMN([.S20])+ROW([.S20]))&gt;90;CHAR(63+COLUMN([.S20])+ROW([.S20])-26);CHAR(63+COLUMN([.S20])+ROW([.S20])))" office:value-type="string" office:string-value="L" calcext:value-type="string">
            <text:p>L</text:p>
          </table:table-cell>
          <table:table-cell table:formula="of:=IF((63+COLUMN([.T20])+ROW([.T20]))&gt;90;CHAR(63+COLUMN([.T20])+ROW([.T20])-26);CHAR(63+COLUMN([.T20])+ROW([.T20])))" office:value-type="string" office:string-value="M" calcext:value-type="string">
            <text:p>M</text:p>
          </table:table-cell>
          <table:table-cell table:formula="of:=IF((63+COLUMN([.U20])+ROW([.U20]))&gt;90;CHAR(63+COLUMN([.U20])+ROW([.U20])-26);CHAR(63+COLUMN([.U20])+ROW([.U20])))" office:value-type="string" office:string-value="N" calcext:value-type="string">
            <text:p>N</text:p>
          </table:table-cell>
          <table:table-cell table:formula="of:=IF((63+COLUMN([.V20])+ROW([.V20]))&gt;90;CHAR(63+COLUMN([.V20])+ROW([.V20])-26);CHAR(63+COLUMN([.V20])+ROW([.V20])))" office:value-type="string" office:string-value="O" calcext:value-type="string">
            <text:p>O</text:p>
          </table:table-cell>
          <table:table-cell table:formula="of:=IF((63+COLUMN([.W20])+ROW([.W20]))&gt;90;CHAR(63+COLUMN([.W20])+ROW([.W20])-26);CHAR(63+COLUMN([.W20])+ROW([.W20])))" office:value-type="string" office:string-value="P" calcext:value-type="string">
            <text:p>P</text:p>
          </table:table-cell>
          <table:table-cell table:formula="of:=IF((63+COLUMN([.X20])+ROW([.X20]))&gt;90;CHAR(63+COLUMN([.X20])+ROW([.X20])-26);CHAR(63+COLUMN([.X20])+ROW([.X20])))" office:value-type="string" office:string-value="Q" calcext:value-type="string">
            <text:p>Q</text:p>
          </table:table-cell>
          <table:table-cell table:formula="of:=IF((63+COLUMN([.Y20])+ROW([.Y20]))&gt;90;CHAR(63+COLUMN([.Y20])+ROW([.Y20])-26);CHAR(63+COLUMN([.Y20])+ROW([.Y20])))" office:value-type="string" office:string-value="R" calcext:value-type="string">
            <text:p>R</text:p>
          </table:table-cell>
          <table:table-cell table:formula="of:=IF((63+COLUMN([.Z20])+ROW([.Z20]))&gt;90;CHAR(63+COLUMN([.Z20])+ROW([.Z20])-26);CHAR(63+COLUMN([.Z20])+ROW([.Z20])))" office:value-type="string" office:string-value="S" calcext:value-type="string">
            <text:p>S</text:p>
          </table:table-cell>
          <table:table-cell table:number-columns-repeated="25"/>
        </table:table-row>
        <table:table-row table:style-name="ro1">
          <table:table-cell table:formula="of:=IF((63+COLUMN([.A21])+ROW([.A21]))&gt;90;CHAR(63+COLUMN([.A21])+ROW([.A21])-26);CHAR(63+COLUMN([.A21])+ROW([.A21])))" office:value-type="string" office:string-value="U" calcext:value-type="string">
            <text:p>U</text:p>
          </table:table-cell>
          <table:table-cell table:formula="of:=IF((63+COLUMN([.B21])+ROW([.B21]))&gt;90;CHAR(63+COLUMN([.B21])+ROW([.B21])-26);CHAR(63+COLUMN([.B21])+ROW([.B21])))" office:value-type="string" office:string-value="V" calcext:value-type="string">
            <text:p>V</text:p>
          </table:table-cell>
          <table:table-cell table:formula="of:=IF((63+COLUMN([.C21])+ROW([.C21]))&gt;90;CHAR(63+COLUMN([.C21])+ROW([.C21])-26);CHAR(63+COLUMN([.C21])+ROW([.C21])))" office:value-type="string" office:string-value="W" calcext:value-type="string">
            <text:p>W</text:p>
          </table:table-cell>
          <table:table-cell table:formula="of:=IF((63+COLUMN([.D21])+ROW([.D21]))&gt;90;CHAR(63+COLUMN([.D21])+ROW([.D21])-26);CHAR(63+COLUMN([.D21])+ROW([.D21])))" office:value-type="string" office:string-value="X" calcext:value-type="string">
            <text:p>X</text:p>
          </table:table-cell>
          <table:table-cell table:formula="of:=IF((63+COLUMN([.E21])+ROW([.E21]))&gt;90;CHAR(63+COLUMN([.E21])+ROW([.E21])-26);CHAR(63+COLUMN([.E21])+ROW([.E21])))" office:value-type="string" office:string-value="Y" calcext:value-type="string">
            <text:p>Y</text:p>
          </table:table-cell>
          <table:table-cell table:formula="of:=IF((63+COLUMN([.F21])+ROW([.F21]))&gt;90;CHAR(63+COLUMN([.F21])+ROW([.F21])-26);CHAR(63+COLUMN([.F21])+ROW([.F21])))" office:value-type="string" office:string-value="Z" calcext:value-type="string">
            <text:p>Z</text:p>
          </table:table-cell>
          <table:table-cell table:formula="of:=IF((63+COLUMN([.G21])+ROW([.G21]))&gt;90;CHAR(63+COLUMN([.G21])+ROW([.G21])-26);CHAR(63+COLUMN([.G21])+ROW([.G21])))" office:value-type="string" office:string-value="A" calcext:value-type="string">
            <text:p>A</text:p>
          </table:table-cell>
          <table:table-cell table:formula="of:=IF((63+COLUMN([.H21])+ROW([.H21]))&gt;90;CHAR(63+COLUMN([.H21])+ROW([.H21])-26);CHAR(63+COLUMN([.H21])+ROW([.H21])))" office:value-type="string" office:string-value="B" calcext:value-type="string">
            <text:p>B</text:p>
          </table:table-cell>
          <table:table-cell table:formula="of:=IF((63+COLUMN([.I21])+ROW([.I21]))&gt;90;CHAR(63+COLUMN([.I21])+ROW([.I21])-26);CHAR(63+COLUMN([.I21])+ROW([.I21])))" office:value-type="string" office:string-value="C" calcext:value-type="string">
            <text:p>C</text:p>
          </table:table-cell>
          <table:table-cell table:formula="of:=IF((63+COLUMN([.J21])+ROW([.J21]))&gt;90;CHAR(63+COLUMN([.J21])+ROW([.J21])-26);CHAR(63+COLUMN([.J21])+ROW([.J21])))" office:value-type="string" office:string-value="D" calcext:value-type="string">
            <text:p>D</text:p>
          </table:table-cell>
          <table:table-cell table:formula="of:=IF((63+COLUMN([.K21])+ROW([.K21]))&gt;90;CHAR(63+COLUMN([.K21])+ROW([.K21])-26);CHAR(63+COLUMN([.K21])+ROW([.K21])))" office:value-type="string" office:string-value="E" calcext:value-type="string">
            <text:p>E</text:p>
          </table:table-cell>
          <table:table-cell table:formula="of:=IF((63+COLUMN([.L21])+ROW([.L21]))&gt;90;CHAR(63+COLUMN([.L21])+ROW([.L21])-26);CHAR(63+COLUMN([.L21])+ROW([.L21])))" office:value-type="string" office:string-value="F" calcext:value-type="string">
            <text:p>F</text:p>
          </table:table-cell>
          <table:table-cell table:formula="of:=IF((63+COLUMN([.M21])+ROW([.M21]))&gt;90;CHAR(63+COLUMN([.M21])+ROW([.M21])-26);CHAR(63+COLUMN([.M21])+ROW([.M21])))" office:value-type="string" office:string-value="G" calcext:value-type="string">
            <text:p>G</text:p>
          </table:table-cell>
          <table:table-cell table:formula="of:=IF((63+COLUMN([.N21])+ROW([.N21]))&gt;90;CHAR(63+COLUMN([.N21])+ROW([.N21])-26);CHAR(63+COLUMN([.N21])+ROW([.N21])))" office:value-type="string" office:string-value="H" calcext:value-type="string">
            <text:p>H</text:p>
          </table:table-cell>
          <table:table-cell table:formula="of:=IF((63+COLUMN([.O21])+ROW([.O21]))&gt;90;CHAR(63+COLUMN([.O21])+ROW([.O21])-26);CHAR(63+COLUMN([.O21])+ROW([.O21])))" office:value-type="string" office:string-value="I" calcext:value-type="string">
            <text:p>I</text:p>
          </table:table-cell>
          <table:table-cell table:formula="of:=IF((63+COLUMN([.P21])+ROW([.P21]))&gt;90;CHAR(63+COLUMN([.P21])+ROW([.P21])-26);CHAR(63+COLUMN([.P21])+ROW([.P21])))" office:value-type="string" office:string-value="J" calcext:value-type="string">
            <text:p>J</text:p>
          </table:table-cell>
          <table:table-cell table:formula="of:=IF((63+COLUMN([.Q21])+ROW([.Q21]))&gt;90;CHAR(63+COLUMN([.Q21])+ROW([.Q21])-26);CHAR(63+COLUMN([.Q21])+ROW([.Q21])))" office:value-type="string" office:string-value="K" calcext:value-type="string">
            <text:p>K</text:p>
          </table:table-cell>
          <table:table-cell table:formula="of:=IF((63+COLUMN([.R21])+ROW([.R21]))&gt;90;CHAR(63+COLUMN([.R21])+ROW([.R21])-26);CHAR(63+COLUMN([.R21])+ROW([.R21])))" office:value-type="string" office:string-value="L" calcext:value-type="string">
            <text:p>L</text:p>
          </table:table-cell>
          <table:table-cell table:formula="of:=IF((63+COLUMN([.S21])+ROW([.S21]))&gt;90;CHAR(63+COLUMN([.S21])+ROW([.S21])-26);CHAR(63+COLUMN([.S21])+ROW([.S21])))" office:value-type="string" office:string-value="M" calcext:value-type="string">
            <text:p>M</text:p>
          </table:table-cell>
          <table:table-cell table:formula="of:=IF((63+COLUMN([.T21])+ROW([.T21]))&gt;90;CHAR(63+COLUMN([.T21])+ROW([.T21])-26);CHAR(63+COLUMN([.T21])+ROW([.T21])))" office:value-type="string" office:string-value="N" calcext:value-type="string">
            <text:p>N</text:p>
          </table:table-cell>
          <table:table-cell table:formula="of:=IF((63+COLUMN([.U21])+ROW([.U21]))&gt;90;CHAR(63+COLUMN([.U21])+ROW([.U21])-26);CHAR(63+COLUMN([.U21])+ROW([.U21])))" office:value-type="string" office:string-value="O" calcext:value-type="string">
            <text:p>O</text:p>
          </table:table-cell>
          <table:table-cell table:formula="of:=IF((63+COLUMN([.V21])+ROW([.V21]))&gt;90;CHAR(63+COLUMN([.V21])+ROW([.V21])-26);CHAR(63+COLUMN([.V21])+ROW([.V21])))" office:value-type="string" office:string-value="P" calcext:value-type="string">
            <text:p>P</text:p>
          </table:table-cell>
          <table:table-cell table:formula="of:=IF((63+COLUMN([.W21])+ROW([.W21]))&gt;90;CHAR(63+COLUMN([.W21])+ROW([.W21])-26);CHAR(63+COLUMN([.W21])+ROW([.W21])))" office:value-type="string" office:string-value="Q" calcext:value-type="string">
            <text:p>Q</text:p>
          </table:table-cell>
          <table:table-cell table:formula="of:=IF((63+COLUMN([.X21])+ROW([.X21]))&gt;90;CHAR(63+COLUMN([.X21])+ROW([.X21])-26);CHAR(63+COLUMN([.X21])+ROW([.X21])))" office:value-type="string" office:string-value="R" calcext:value-type="string">
            <text:p>R</text:p>
          </table:table-cell>
          <table:table-cell table:formula="of:=IF((63+COLUMN([.Y21])+ROW([.Y21]))&gt;90;CHAR(63+COLUMN([.Y21])+ROW([.Y21])-26);CHAR(63+COLUMN([.Y21])+ROW([.Y21])))" office:value-type="string" office:string-value="S" calcext:value-type="string">
            <text:p>S</text:p>
          </table:table-cell>
          <table:table-cell table:formula="of:=IF((63+COLUMN([.Z21])+ROW([.Z21]))&gt;90;CHAR(63+COLUMN([.Z21])+ROW([.Z21])-26);CHAR(63+COLUMN([.Z21])+ROW([.Z21])))" office:value-type="string" office:string-value="T" calcext:value-type="string">
            <text:p>T</text:p>
          </table:table-cell>
          <table:table-cell table:number-columns-repeated="25"/>
        </table:table-row>
        <table:table-row table:style-name="ro1">
          <table:table-cell table:formula="of:=IF((63+COLUMN([.A22])+ROW([.A22]))&gt;90;CHAR(63+COLUMN([.A22])+ROW([.A22])-26);CHAR(63+COLUMN([.A22])+ROW([.A22])))" office:value-type="string" office:string-value="V" calcext:value-type="string">
            <text:p>V</text:p>
          </table:table-cell>
          <table:table-cell table:formula="of:=IF((63+COLUMN([.B22])+ROW([.B22]))&gt;90;CHAR(63+COLUMN([.B22])+ROW([.B22])-26);CHAR(63+COLUMN([.B22])+ROW([.B22])))" office:value-type="string" office:string-value="W" calcext:value-type="string">
            <text:p>W</text:p>
          </table:table-cell>
          <table:table-cell table:formula="of:=IF((63+COLUMN([.C22])+ROW([.C22]))&gt;90;CHAR(63+COLUMN([.C22])+ROW([.C22])-26);CHAR(63+COLUMN([.C22])+ROW([.C22])))" office:value-type="string" office:string-value="X" calcext:value-type="string">
            <text:p>X</text:p>
          </table:table-cell>
          <table:table-cell table:formula="of:=IF((63+COLUMN([.D22])+ROW([.D22]))&gt;90;CHAR(63+COLUMN([.D22])+ROW([.D22])-26);CHAR(63+COLUMN([.D22])+ROW([.D22])))" office:value-type="string" office:string-value="Y" calcext:value-type="string">
            <text:p>Y</text:p>
          </table:table-cell>
          <table:table-cell table:formula="of:=IF((63+COLUMN([.E22])+ROW([.E22]))&gt;90;CHAR(63+COLUMN([.E22])+ROW([.E22])-26);CHAR(63+COLUMN([.E22])+ROW([.E22])))" office:value-type="string" office:string-value="Z" calcext:value-type="string">
            <text:p>Z</text:p>
          </table:table-cell>
          <table:table-cell table:formula="of:=IF((63+COLUMN([.F22])+ROW([.F22]))&gt;90;CHAR(63+COLUMN([.F22])+ROW([.F22])-26);CHAR(63+COLUMN([.F22])+ROW([.F22])))" office:value-type="string" office:string-value="A" calcext:value-type="string">
            <text:p>A</text:p>
          </table:table-cell>
          <table:table-cell table:formula="of:=IF((63+COLUMN([.G22])+ROW([.G22]))&gt;90;CHAR(63+COLUMN([.G22])+ROW([.G22])-26);CHAR(63+COLUMN([.G22])+ROW([.G22])))" office:value-type="string" office:string-value="B" calcext:value-type="string">
            <text:p>B</text:p>
          </table:table-cell>
          <table:table-cell table:formula="of:=IF((63+COLUMN([.H22])+ROW([.H22]))&gt;90;CHAR(63+COLUMN([.H22])+ROW([.H22])-26);CHAR(63+COLUMN([.H22])+ROW([.H22])))" office:value-type="string" office:string-value="C" calcext:value-type="string">
            <text:p>C</text:p>
          </table:table-cell>
          <table:table-cell table:formula="of:=IF((63+COLUMN([.I22])+ROW([.I22]))&gt;90;CHAR(63+COLUMN([.I22])+ROW([.I22])-26);CHAR(63+COLUMN([.I22])+ROW([.I22])))" office:value-type="string" office:string-value="D" calcext:value-type="string">
            <text:p>D</text:p>
          </table:table-cell>
          <table:table-cell table:formula="of:=IF((63+COLUMN([.J22])+ROW([.J22]))&gt;90;CHAR(63+COLUMN([.J22])+ROW([.J22])-26);CHAR(63+COLUMN([.J22])+ROW([.J22])))" office:value-type="string" office:string-value="E" calcext:value-type="string">
            <text:p>E</text:p>
          </table:table-cell>
          <table:table-cell table:formula="of:=IF((63+COLUMN([.K22])+ROW([.K22]))&gt;90;CHAR(63+COLUMN([.K22])+ROW([.K22])-26);CHAR(63+COLUMN([.K22])+ROW([.K22])))" office:value-type="string" office:string-value="F" calcext:value-type="string">
            <text:p>F</text:p>
          </table:table-cell>
          <table:table-cell table:formula="of:=IF((63+COLUMN([.L22])+ROW([.L22]))&gt;90;CHAR(63+COLUMN([.L22])+ROW([.L22])-26);CHAR(63+COLUMN([.L22])+ROW([.L22])))" office:value-type="string" office:string-value="G" calcext:value-type="string">
            <text:p>G</text:p>
          </table:table-cell>
          <table:table-cell table:formula="of:=IF((63+COLUMN([.M22])+ROW([.M22]))&gt;90;CHAR(63+COLUMN([.M22])+ROW([.M22])-26);CHAR(63+COLUMN([.M22])+ROW([.M22])))" office:value-type="string" office:string-value="H" calcext:value-type="string">
            <text:p>H</text:p>
          </table:table-cell>
          <table:table-cell table:formula="of:=IF((63+COLUMN([.N22])+ROW([.N22]))&gt;90;CHAR(63+COLUMN([.N22])+ROW([.N22])-26);CHAR(63+COLUMN([.N22])+ROW([.N22])))" office:value-type="string" office:string-value="I" calcext:value-type="string">
            <text:p>I</text:p>
          </table:table-cell>
          <table:table-cell table:formula="of:=IF((63+COLUMN([.O22])+ROW([.O22]))&gt;90;CHAR(63+COLUMN([.O22])+ROW([.O22])-26);CHAR(63+COLUMN([.O22])+ROW([.O22])))" office:value-type="string" office:string-value="J" calcext:value-type="string">
            <text:p>J</text:p>
          </table:table-cell>
          <table:table-cell table:formula="of:=IF((63+COLUMN([.P22])+ROW([.P22]))&gt;90;CHAR(63+COLUMN([.P22])+ROW([.P22])-26);CHAR(63+COLUMN([.P22])+ROW([.P22])))" office:value-type="string" office:string-value="K" calcext:value-type="string">
            <text:p>K</text:p>
          </table:table-cell>
          <table:table-cell table:formula="of:=IF((63+COLUMN([.Q22])+ROW([.Q22]))&gt;90;CHAR(63+COLUMN([.Q22])+ROW([.Q22])-26);CHAR(63+COLUMN([.Q22])+ROW([.Q22])))" office:value-type="string" office:string-value="L" calcext:value-type="string">
            <text:p>L</text:p>
          </table:table-cell>
          <table:table-cell table:formula="of:=IF((63+COLUMN([.R22])+ROW([.R22]))&gt;90;CHAR(63+COLUMN([.R22])+ROW([.R22])-26);CHAR(63+COLUMN([.R22])+ROW([.R22])))" office:value-type="string" office:string-value="M" calcext:value-type="string">
            <text:p>M</text:p>
          </table:table-cell>
          <table:table-cell table:formula="of:=IF((63+COLUMN([.S22])+ROW([.S22]))&gt;90;CHAR(63+COLUMN([.S22])+ROW([.S22])-26);CHAR(63+COLUMN([.S22])+ROW([.S22])))" office:value-type="string" office:string-value="N" calcext:value-type="string">
            <text:p>N</text:p>
          </table:table-cell>
          <table:table-cell table:formula="of:=IF((63+COLUMN([.T22])+ROW([.T22]))&gt;90;CHAR(63+COLUMN([.T22])+ROW([.T22])-26);CHAR(63+COLUMN([.T22])+ROW([.T22])))" office:value-type="string" office:string-value="O" calcext:value-type="string">
            <text:p>O</text:p>
          </table:table-cell>
          <table:table-cell table:formula="of:=IF((63+COLUMN([.U22])+ROW([.U22]))&gt;90;CHAR(63+COLUMN([.U22])+ROW([.U22])-26);CHAR(63+COLUMN([.U22])+ROW([.U22])))" office:value-type="string" office:string-value="P" calcext:value-type="string">
            <text:p>P</text:p>
          </table:table-cell>
          <table:table-cell table:formula="of:=IF((63+COLUMN([.V22])+ROW([.V22]))&gt;90;CHAR(63+COLUMN([.V22])+ROW([.V22])-26);CHAR(63+COLUMN([.V22])+ROW([.V22])))" office:value-type="string" office:string-value="Q" calcext:value-type="string">
            <text:p>Q</text:p>
          </table:table-cell>
          <table:table-cell table:formula="of:=IF((63+COLUMN([.W22])+ROW([.W22]))&gt;90;CHAR(63+COLUMN([.W22])+ROW([.W22])-26);CHAR(63+COLUMN([.W22])+ROW([.W22])))" office:value-type="string" office:string-value="R" calcext:value-type="string">
            <text:p>R</text:p>
          </table:table-cell>
          <table:table-cell table:formula="of:=IF((63+COLUMN([.X22])+ROW([.X22]))&gt;90;CHAR(63+COLUMN([.X22])+ROW([.X22])-26);CHAR(63+COLUMN([.X22])+ROW([.X22])))" office:value-type="string" office:string-value="S" calcext:value-type="string">
            <text:p>S</text:p>
          </table:table-cell>
          <table:table-cell table:formula="of:=IF((63+COLUMN([.Y22])+ROW([.Y22]))&gt;90;CHAR(63+COLUMN([.Y22])+ROW([.Y22])-26);CHAR(63+COLUMN([.Y22])+ROW([.Y22])))" office:value-type="string" office:string-value="T" calcext:value-type="string">
            <text:p>T</text:p>
          </table:table-cell>
          <table:table-cell table:formula="of:=IF((63+COLUMN([.Z22])+ROW([.Z22]))&gt;90;CHAR(63+COLUMN([.Z22])+ROW([.Z22])-26);CHAR(63+COLUMN([.Z22])+ROW([.Z22])))" office:value-type="string" office:string-value="U" calcext:value-type="string">
            <text:p>U</text:p>
          </table:table-cell>
          <table:table-cell table:number-columns-repeated="25"/>
        </table:table-row>
        <table:table-row table:style-name="ro1">
          <table:table-cell table:formula="of:=IF((63+COLUMN([.A23])+ROW([.A23]))&gt;90;CHAR(63+COLUMN([.A23])+ROW([.A23])-26);CHAR(63+COLUMN([.A23])+ROW([.A23])))" office:value-type="string" office:string-value="W" calcext:value-type="string">
            <text:p>W</text:p>
          </table:table-cell>
          <table:table-cell table:formula="of:=IF((63+COLUMN([.B23])+ROW([.B23]))&gt;90;CHAR(63+COLUMN([.B23])+ROW([.B23])-26);CHAR(63+COLUMN([.B23])+ROW([.B23])))" office:value-type="string" office:string-value="X" calcext:value-type="string">
            <text:p>X</text:p>
          </table:table-cell>
          <table:table-cell table:formula="of:=IF((63+COLUMN([.C23])+ROW([.C23]))&gt;90;CHAR(63+COLUMN([.C23])+ROW([.C23])-26);CHAR(63+COLUMN([.C23])+ROW([.C23])))" office:value-type="string" office:string-value="Y" calcext:value-type="string">
            <text:p>Y</text:p>
          </table:table-cell>
          <table:table-cell table:formula="of:=IF((63+COLUMN([.D23])+ROW([.D23]))&gt;90;CHAR(63+COLUMN([.D23])+ROW([.D23])-26);CHAR(63+COLUMN([.D23])+ROW([.D23])))" office:value-type="string" office:string-value="Z" calcext:value-type="string">
            <text:p>Z</text:p>
          </table:table-cell>
          <table:table-cell table:formula="of:=IF((63+COLUMN([.E23])+ROW([.E23]))&gt;90;CHAR(63+COLUMN([.E23])+ROW([.E23])-26);CHAR(63+COLUMN([.E23])+ROW([.E23])))" office:value-type="string" office:string-value="A" calcext:value-type="string">
            <text:p>A</text:p>
          </table:table-cell>
          <table:table-cell table:formula="of:=IF((63+COLUMN([.F23])+ROW([.F23]))&gt;90;CHAR(63+COLUMN([.F23])+ROW([.F23])-26);CHAR(63+COLUMN([.F23])+ROW([.F23])))" office:value-type="string" office:string-value="B" calcext:value-type="string">
            <text:p>B</text:p>
          </table:table-cell>
          <table:table-cell table:formula="of:=IF((63+COLUMN([.G23])+ROW([.G23]))&gt;90;CHAR(63+COLUMN([.G23])+ROW([.G23])-26);CHAR(63+COLUMN([.G23])+ROW([.G23])))" office:value-type="string" office:string-value="C" calcext:value-type="string">
            <text:p>C</text:p>
          </table:table-cell>
          <table:table-cell table:formula="of:=IF((63+COLUMN([.H23])+ROW([.H23]))&gt;90;CHAR(63+COLUMN([.H23])+ROW([.H23])-26);CHAR(63+COLUMN([.H23])+ROW([.H23])))" office:value-type="string" office:string-value="D" calcext:value-type="string">
            <text:p>D</text:p>
          </table:table-cell>
          <table:table-cell table:formula="of:=IF((63+COLUMN([.I23])+ROW([.I23]))&gt;90;CHAR(63+COLUMN([.I23])+ROW([.I23])-26);CHAR(63+COLUMN([.I23])+ROW([.I23])))" office:value-type="string" office:string-value="E" calcext:value-type="string">
            <text:p>E</text:p>
          </table:table-cell>
          <table:table-cell table:formula="of:=IF((63+COLUMN([.J23])+ROW([.J23]))&gt;90;CHAR(63+COLUMN([.J23])+ROW([.J23])-26);CHAR(63+COLUMN([.J23])+ROW([.J23])))" office:value-type="string" office:string-value="F" calcext:value-type="string">
            <text:p>F</text:p>
          </table:table-cell>
          <table:table-cell table:formula="of:=IF((63+COLUMN([.K23])+ROW([.K23]))&gt;90;CHAR(63+COLUMN([.K23])+ROW([.K23])-26);CHAR(63+COLUMN([.K23])+ROW([.K23])))" office:value-type="string" office:string-value="G" calcext:value-type="string">
            <text:p>G</text:p>
          </table:table-cell>
          <table:table-cell table:formula="of:=IF((63+COLUMN([.L23])+ROW([.L23]))&gt;90;CHAR(63+COLUMN([.L23])+ROW([.L23])-26);CHAR(63+COLUMN([.L23])+ROW([.L23])))" office:value-type="string" office:string-value="H" calcext:value-type="string">
            <text:p>H</text:p>
          </table:table-cell>
          <table:table-cell table:formula="of:=IF((63+COLUMN([.M23])+ROW([.M23]))&gt;90;CHAR(63+COLUMN([.M23])+ROW([.M23])-26);CHAR(63+COLUMN([.M23])+ROW([.M23])))" office:value-type="string" office:string-value="I" calcext:value-type="string">
            <text:p>I</text:p>
          </table:table-cell>
          <table:table-cell table:formula="of:=IF((63+COLUMN([.N23])+ROW([.N23]))&gt;90;CHAR(63+COLUMN([.N23])+ROW([.N23])-26);CHAR(63+COLUMN([.N23])+ROW([.N23])))" office:value-type="string" office:string-value="J" calcext:value-type="string">
            <text:p>J</text:p>
          </table:table-cell>
          <table:table-cell table:formula="of:=IF((63+COLUMN([.O23])+ROW([.O23]))&gt;90;CHAR(63+COLUMN([.O23])+ROW([.O23])-26);CHAR(63+COLUMN([.O23])+ROW([.O23])))" office:value-type="string" office:string-value="K" calcext:value-type="string">
            <text:p>K</text:p>
          </table:table-cell>
          <table:table-cell table:formula="of:=IF((63+COLUMN([.P23])+ROW([.P23]))&gt;90;CHAR(63+COLUMN([.P23])+ROW([.P23])-26);CHAR(63+COLUMN([.P23])+ROW([.P23])))" office:value-type="string" office:string-value="L" calcext:value-type="string">
            <text:p>L</text:p>
          </table:table-cell>
          <table:table-cell table:formula="of:=IF((63+COLUMN([.Q23])+ROW([.Q23]))&gt;90;CHAR(63+COLUMN([.Q23])+ROW([.Q23])-26);CHAR(63+COLUMN([.Q23])+ROW([.Q23])))" office:value-type="string" office:string-value="M" calcext:value-type="string">
            <text:p>M</text:p>
          </table:table-cell>
          <table:table-cell table:formula="of:=IF((63+COLUMN([.R23])+ROW([.R23]))&gt;90;CHAR(63+COLUMN([.R23])+ROW([.R23])-26);CHAR(63+COLUMN([.R23])+ROW([.R23])))" office:value-type="string" office:string-value="N" calcext:value-type="string">
            <text:p>N</text:p>
          </table:table-cell>
          <table:table-cell table:formula="of:=IF((63+COLUMN([.S23])+ROW([.S23]))&gt;90;CHAR(63+COLUMN([.S23])+ROW([.S23])-26);CHAR(63+COLUMN([.S23])+ROW([.S23])))" office:value-type="string" office:string-value="O" calcext:value-type="string">
            <text:p>O</text:p>
          </table:table-cell>
          <table:table-cell table:formula="of:=IF((63+COLUMN([.T23])+ROW([.T23]))&gt;90;CHAR(63+COLUMN([.T23])+ROW([.T23])-26);CHAR(63+COLUMN([.T23])+ROW([.T23])))" office:value-type="string" office:string-value="P" calcext:value-type="string">
            <text:p>P</text:p>
          </table:table-cell>
          <table:table-cell table:formula="of:=IF((63+COLUMN([.U23])+ROW([.U23]))&gt;90;CHAR(63+COLUMN([.U23])+ROW([.U23])-26);CHAR(63+COLUMN([.U23])+ROW([.U23])))" office:value-type="string" office:string-value="Q" calcext:value-type="string">
            <text:p>Q</text:p>
          </table:table-cell>
          <table:table-cell table:formula="of:=IF((63+COLUMN([.V23])+ROW([.V23]))&gt;90;CHAR(63+COLUMN([.V23])+ROW([.V23])-26);CHAR(63+COLUMN([.V23])+ROW([.V23])))" office:value-type="string" office:string-value="R" calcext:value-type="string">
            <text:p>R</text:p>
          </table:table-cell>
          <table:table-cell table:formula="of:=IF((63+COLUMN([.W23])+ROW([.W23]))&gt;90;CHAR(63+COLUMN([.W23])+ROW([.W23])-26);CHAR(63+COLUMN([.W23])+ROW([.W23])))" office:value-type="string" office:string-value="S" calcext:value-type="string">
            <text:p>S</text:p>
          </table:table-cell>
          <table:table-cell table:formula="of:=IF((63+COLUMN([.X23])+ROW([.X23]))&gt;90;CHAR(63+COLUMN([.X23])+ROW([.X23])-26);CHAR(63+COLUMN([.X23])+ROW([.X23])))" office:value-type="string" office:string-value="T" calcext:value-type="string">
            <text:p>T</text:p>
          </table:table-cell>
          <table:table-cell table:formula="of:=IF((63+COLUMN([.Y23])+ROW([.Y23]))&gt;90;CHAR(63+COLUMN([.Y23])+ROW([.Y23])-26);CHAR(63+COLUMN([.Y23])+ROW([.Y23])))" office:value-type="string" office:string-value="U" calcext:value-type="string">
            <text:p>U</text:p>
          </table:table-cell>
          <table:table-cell table:formula="of:=IF((63+COLUMN([.Z23])+ROW([.Z23]))&gt;90;CHAR(63+COLUMN([.Z23])+ROW([.Z23])-26);CHAR(63+COLUMN([.Z23])+ROW([.Z23])))" office:value-type="string" office:string-value="V" calcext:value-type="string">
            <text:p>V</text:p>
          </table:table-cell>
          <table:table-cell table:number-columns-repeated="25"/>
        </table:table-row>
        <table:table-row table:style-name="ro1">
          <table:table-cell table:formula="of:=IF((63+COLUMN([.A24])+ROW([.A24]))&gt;90;CHAR(63+COLUMN([.A24])+ROW([.A24])-26);CHAR(63+COLUMN([.A24])+ROW([.A24])))" office:value-type="string" office:string-value="X" calcext:value-type="string">
            <text:p>X</text:p>
          </table:table-cell>
          <table:table-cell table:formula="of:=IF((63+COLUMN([.B24])+ROW([.B24]))&gt;90;CHAR(63+COLUMN([.B24])+ROW([.B24])-26);CHAR(63+COLUMN([.B24])+ROW([.B24])))" office:value-type="string" office:string-value="Y" calcext:value-type="string">
            <text:p>Y</text:p>
          </table:table-cell>
          <table:table-cell table:formula="of:=IF((63+COLUMN([.C24])+ROW([.C24]))&gt;90;CHAR(63+COLUMN([.C24])+ROW([.C24])-26);CHAR(63+COLUMN([.C24])+ROW([.C24])))" office:value-type="string" office:string-value="Z" calcext:value-type="string">
            <text:p>Z</text:p>
          </table:table-cell>
          <table:table-cell table:formula="of:=IF((63+COLUMN([.D24])+ROW([.D24]))&gt;90;CHAR(63+COLUMN([.D24])+ROW([.D24])-26);CHAR(63+COLUMN([.D24])+ROW([.D24])))" office:value-type="string" office:string-value="A" calcext:value-type="string">
            <text:p>A</text:p>
          </table:table-cell>
          <table:table-cell table:formula="of:=IF((63+COLUMN([.E24])+ROW([.E24]))&gt;90;CHAR(63+COLUMN([.E24])+ROW([.E24])-26);CHAR(63+COLUMN([.E24])+ROW([.E24])))" office:value-type="string" office:string-value="B" calcext:value-type="string">
            <text:p>B</text:p>
          </table:table-cell>
          <table:table-cell table:formula="of:=IF((63+COLUMN([.F24])+ROW([.F24]))&gt;90;CHAR(63+COLUMN([.F24])+ROW([.F24])-26);CHAR(63+COLUMN([.F24])+ROW([.F24])))" office:value-type="string" office:string-value="C" calcext:value-type="string">
            <text:p>C</text:p>
          </table:table-cell>
          <table:table-cell table:formula="of:=IF((63+COLUMN([.G24])+ROW([.G24]))&gt;90;CHAR(63+COLUMN([.G24])+ROW([.G24])-26);CHAR(63+COLUMN([.G24])+ROW([.G24])))" office:value-type="string" office:string-value="D" calcext:value-type="string">
            <text:p>D</text:p>
          </table:table-cell>
          <table:table-cell table:formula="of:=IF((63+COLUMN([.H24])+ROW([.H24]))&gt;90;CHAR(63+COLUMN([.H24])+ROW([.H24])-26);CHAR(63+COLUMN([.H24])+ROW([.H24])))" office:value-type="string" office:string-value="E" calcext:value-type="string">
            <text:p>E</text:p>
          </table:table-cell>
          <table:table-cell table:formula="of:=IF((63+COLUMN([.I24])+ROW([.I24]))&gt;90;CHAR(63+COLUMN([.I24])+ROW([.I24])-26);CHAR(63+COLUMN([.I24])+ROW([.I24])))" office:value-type="string" office:string-value="F" calcext:value-type="string">
            <text:p>F</text:p>
          </table:table-cell>
          <table:table-cell table:formula="of:=IF((63+COLUMN([.J24])+ROW([.J24]))&gt;90;CHAR(63+COLUMN([.J24])+ROW([.J24])-26);CHAR(63+COLUMN([.J24])+ROW([.J24])))" office:value-type="string" office:string-value="G" calcext:value-type="string">
            <text:p>G</text:p>
          </table:table-cell>
          <table:table-cell table:formula="of:=IF((63+COLUMN([.K24])+ROW([.K24]))&gt;90;CHAR(63+COLUMN([.K24])+ROW([.K24])-26);CHAR(63+COLUMN([.K24])+ROW([.K24])))" office:value-type="string" office:string-value="H" calcext:value-type="string">
            <text:p>H</text:p>
          </table:table-cell>
          <table:table-cell table:formula="of:=IF((63+COLUMN([.L24])+ROW([.L24]))&gt;90;CHAR(63+COLUMN([.L24])+ROW([.L24])-26);CHAR(63+COLUMN([.L24])+ROW([.L24])))" office:value-type="string" office:string-value="I" calcext:value-type="string">
            <text:p>I</text:p>
          </table:table-cell>
          <table:table-cell table:formula="of:=IF((63+COLUMN([.M24])+ROW([.M24]))&gt;90;CHAR(63+COLUMN([.M24])+ROW([.M24])-26);CHAR(63+COLUMN([.M24])+ROW([.M24])))" office:value-type="string" office:string-value="J" calcext:value-type="string">
            <text:p>J</text:p>
          </table:table-cell>
          <table:table-cell table:formula="of:=IF((63+COLUMN([.N24])+ROW([.N24]))&gt;90;CHAR(63+COLUMN([.N24])+ROW([.N24])-26);CHAR(63+COLUMN([.N24])+ROW([.N24])))" office:value-type="string" office:string-value="K" calcext:value-type="string">
            <text:p>K</text:p>
          </table:table-cell>
          <table:table-cell table:formula="of:=IF((63+COLUMN([.O24])+ROW([.O24]))&gt;90;CHAR(63+COLUMN([.O24])+ROW([.O24])-26);CHAR(63+COLUMN([.O24])+ROW([.O24])))" office:value-type="string" office:string-value="L" calcext:value-type="string">
            <text:p>L</text:p>
          </table:table-cell>
          <table:table-cell table:formula="of:=IF((63+COLUMN([.P24])+ROW([.P24]))&gt;90;CHAR(63+COLUMN([.P24])+ROW([.P24])-26);CHAR(63+COLUMN([.P24])+ROW([.P24])))" office:value-type="string" office:string-value="M" calcext:value-type="string">
            <text:p>M</text:p>
          </table:table-cell>
          <table:table-cell table:formula="of:=IF((63+COLUMN([.Q24])+ROW([.Q24]))&gt;90;CHAR(63+COLUMN([.Q24])+ROW([.Q24])-26);CHAR(63+COLUMN([.Q24])+ROW([.Q24])))" office:value-type="string" office:string-value="N" calcext:value-type="string">
            <text:p>N</text:p>
          </table:table-cell>
          <table:table-cell table:formula="of:=IF((63+COLUMN([.R24])+ROW([.R24]))&gt;90;CHAR(63+COLUMN([.R24])+ROW([.R24])-26);CHAR(63+COLUMN([.R24])+ROW([.R24])))" office:value-type="string" office:string-value="O" calcext:value-type="string">
            <text:p>O</text:p>
          </table:table-cell>
          <table:table-cell table:formula="of:=IF((63+COLUMN([.S24])+ROW([.S24]))&gt;90;CHAR(63+COLUMN([.S24])+ROW([.S24])-26);CHAR(63+COLUMN([.S24])+ROW([.S24])))" office:value-type="string" office:string-value="P" calcext:value-type="string">
            <text:p>P</text:p>
          </table:table-cell>
          <table:table-cell table:formula="of:=IF((63+COLUMN([.T24])+ROW([.T24]))&gt;90;CHAR(63+COLUMN([.T24])+ROW([.T24])-26);CHAR(63+COLUMN([.T24])+ROW([.T24])))" office:value-type="string" office:string-value="Q" calcext:value-type="string">
            <text:p>Q</text:p>
          </table:table-cell>
          <table:table-cell table:formula="of:=IF((63+COLUMN([.U24])+ROW([.U24]))&gt;90;CHAR(63+COLUMN([.U24])+ROW([.U24])-26);CHAR(63+COLUMN([.U24])+ROW([.U24])))" office:value-type="string" office:string-value="R" calcext:value-type="string">
            <text:p>R</text:p>
          </table:table-cell>
          <table:table-cell table:formula="of:=IF((63+COLUMN([.V24])+ROW([.V24]))&gt;90;CHAR(63+COLUMN([.V24])+ROW([.V24])-26);CHAR(63+COLUMN([.V24])+ROW([.V24])))" office:value-type="string" office:string-value="S" calcext:value-type="string">
            <text:p>S</text:p>
          </table:table-cell>
          <table:table-cell table:formula="of:=IF((63+COLUMN([.W24])+ROW([.W24]))&gt;90;CHAR(63+COLUMN([.W24])+ROW([.W24])-26);CHAR(63+COLUMN([.W24])+ROW([.W24])))" office:value-type="string" office:string-value="T" calcext:value-type="string">
            <text:p>T</text:p>
          </table:table-cell>
          <table:table-cell table:formula="of:=IF((63+COLUMN([.X24])+ROW([.X24]))&gt;90;CHAR(63+COLUMN([.X24])+ROW([.X24])-26);CHAR(63+COLUMN([.X24])+ROW([.X24])))" office:value-type="string" office:string-value="U" calcext:value-type="string">
            <text:p>U</text:p>
          </table:table-cell>
          <table:table-cell table:formula="of:=IF((63+COLUMN([.Y24])+ROW([.Y24]))&gt;90;CHAR(63+COLUMN([.Y24])+ROW([.Y24])-26);CHAR(63+COLUMN([.Y24])+ROW([.Y24])))" office:value-type="string" office:string-value="V" calcext:value-type="string">
            <text:p>V</text:p>
          </table:table-cell>
          <table:table-cell table:formula="of:=IF((63+COLUMN([.Z24])+ROW([.Z24]))&gt;90;CHAR(63+COLUMN([.Z24])+ROW([.Z24])-26);CHAR(63+COLUMN([.Z24])+ROW([.Z24])))" office:value-type="string" office:string-value="W" calcext:value-type="string">
            <text:p>W</text:p>
          </table:table-cell>
          <table:table-cell table:number-columns-repeated="25"/>
        </table:table-row>
        <table:table-row table:style-name="ro1">
          <table:table-cell table:formula="of:=IF((63+COLUMN([.A25])+ROW([.A25]))&gt;90;CHAR(63+COLUMN([.A25])+ROW([.A25])-26);CHAR(63+COLUMN([.A25])+ROW([.A25])))" office:value-type="string" office:string-value="Y" calcext:value-type="string">
            <text:p>Y</text:p>
          </table:table-cell>
          <table:table-cell table:formula="of:=IF((63+COLUMN([.B25])+ROW([.B25]))&gt;90;CHAR(63+COLUMN([.B25])+ROW([.B25])-26);CHAR(63+COLUMN([.B25])+ROW([.B25])))" office:value-type="string" office:string-value="Z" calcext:value-type="string">
            <text:p>Z</text:p>
          </table:table-cell>
          <table:table-cell table:formula="of:=IF((63+COLUMN([.C25])+ROW([.C25]))&gt;90;CHAR(63+COLUMN([.C25])+ROW([.C25])-26);CHAR(63+COLUMN([.C25])+ROW([.C25])))" office:value-type="string" office:string-value="A" calcext:value-type="string">
            <text:p>A</text:p>
          </table:table-cell>
          <table:table-cell table:formula="of:=IF((63+COLUMN([.D25])+ROW([.D25]))&gt;90;CHAR(63+COLUMN([.D25])+ROW([.D25])-26);CHAR(63+COLUMN([.D25])+ROW([.D25])))" office:value-type="string" office:string-value="B" calcext:value-type="string">
            <text:p>B</text:p>
          </table:table-cell>
          <table:table-cell table:formula="of:=IF((63+COLUMN([.E25])+ROW([.E25]))&gt;90;CHAR(63+COLUMN([.E25])+ROW([.E25])-26);CHAR(63+COLUMN([.E25])+ROW([.E25])))" office:value-type="string" office:string-value="C" calcext:value-type="string">
            <text:p>C</text:p>
          </table:table-cell>
          <table:table-cell table:formula="of:=IF((63+COLUMN([.F25])+ROW([.F25]))&gt;90;CHAR(63+COLUMN([.F25])+ROW([.F25])-26);CHAR(63+COLUMN([.F25])+ROW([.F25])))" office:value-type="string" office:string-value="D" calcext:value-type="string">
            <text:p>D</text:p>
          </table:table-cell>
          <table:table-cell table:formula="of:=IF((63+COLUMN([.G25])+ROW([.G25]))&gt;90;CHAR(63+COLUMN([.G25])+ROW([.G25])-26);CHAR(63+COLUMN([.G25])+ROW([.G25])))" office:value-type="string" office:string-value="E" calcext:value-type="string">
            <text:p>E</text:p>
          </table:table-cell>
          <table:table-cell table:formula="of:=IF((63+COLUMN([.H25])+ROW([.H25]))&gt;90;CHAR(63+COLUMN([.H25])+ROW([.H25])-26);CHAR(63+COLUMN([.H25])+ROW([.H25])))" office:value-type="string" office:string-value="F" calcext:value-type="string">
            <text:p>F</text:p>
          </table:table-cell>
          <table:table-cell table:formula="of:=IF((63+COLUMN([.I25])+ROW([.I25]))&gt;90;CHAR(63+COLUMN([.I25])+ROW([.I25])-26);CHAR(63+COLUMN([.I25])+ROW([.I25])))" office:value-type="string" office:string-value="G" calcext:value-type="string">
            <text:p>G</text:p>
          </table:table-cell>
          <table:table-cell table:formula="of:=IF((63+COLUMN([.J25])+ROW([.J25]))&gt;90;CHAR(63+COLUMN([.J25])+ROW([.J25])-26);CHAR(63+COLUMN([.J25])+ROW([.J25])))" office:value-type="string" office:string-value="H" calcext:value-type="string">
            <text:p>H</text:p>
          </table:table-cell>
          <table:table-cell table:formula="of:=IF((63+COLUMN([.K25])+ROW([.K25]))&gt;90;CHAR(63+COLUMN([.K25])+ROW([.K25])-26);CHAR(63+COLUMN([.K25])+ROW([.K25])))" office:value-type="string" office:string-value="I" calcext:value-type="string">
            <text:p>I</text:p>
          </table:table-cell>
          <table:table-cell table:formula="of:=IF((63+COLUMN([.L25])+ROW([.L25]))&gt;90;CHAR(63+COLUMN([.L25])+ROW([.L25])-26);CHAR(63+COLUMN([.L25])+ROW([.L25])))" office:value-type="string" office:string-value="J" calcext:value-type="string">
            <text:p>J</text:p>
          </table:table-cell>
          <table:table-cell table:formula="of:=IF((63+COLUMN([.M25])+ROW([.M25]))&gt;90;CHAR(63+COLUMN([.M25])+ROW([.M25])-26);CHAR(63+COLUMN([.M25])+ROW([.M25])))" office:value-type="string" office:string-value="K" calcext:value-type="string">
            <text:p>K</text:p>
          </table:table-cell>
          <table:table-cell table:formula="of:=IF((63+COLUMN([.N25])+ROW([.N25]))&gt;90;CHAR(63+COLUMN([.N25])+ROW([.N25])-26);CHAR(63+COLUMN([.N25])+ROW([.N25])))" office:value-type="string" office:string-value="L" calcext:value-type="string">
            <text:p>L</text:p>
          </table:table-cell>
          <table:table-cell table:formula="of:=IF((63+COLUMN([.O25])+ROW([.O25]))&gt;90;CHAR(63+COLUMN([.O25])+ROW([.O25])-26);CHAR(63+COLUMN([.O25])+ROW([.O25])))" office:value-type="string" office:string-value="M" calcext:value-type="string">
            <text:p>M</text:p>
          </table:table-cell>
          <table:table-cell table:formula="of:=IF((63+COLUMN([.P25])+ROW([.P25]))&gt;90;CHAR(63+COLUMN([.P25])+ROW([.P25])-26);CHAR(63+COLUMN([.P25])+ROW([.P25])))" office:value-type="string" office:string-value="N" calcext:value-type="string">
            <text:p>N</text:p>
          </table:table-cell>
          <table:table-cell table:formula="of:=IF((63+COLUMN([.Q25])+ROW([.Q25]))&gt;90;CHAR(63+COLUMN([.Q25])+ROW([.Q25])-26);CHAR(63+COLUMN([.Q25])+ROW([.Q25])))" office:value-type="string" office:string-value="O" calcext:value-type="string">
            <text:p>O</text:p>
          </table:table-cell>
          <table:table-cell table:formula="of:=IF((63+COLUMN([.R25])+ROW([.R25]))&gt;90;CHAR(63+COLUMN([.R25])+ROW([.R25])-26);CHAR(63+COLUMN([.R25])+ROW([.R25])))" office:value-type="string" office:string-value="P" calcext:value-type="string">
            <text:p>P</text:p>
          </table:table-cell>
          <table:table-cell table:formula="of:=IF((63+COLUMN([.S25])+ROW([.S25]))&gt;90;CHAR(63+COLUMN([.S25])+ROW([.S25])-26);CHAR(63+COLUMN([.S25])+ROW([.S25])))" office:value-type="string" office:string-value="Q" calcext:value-type="string">
            <text:p>Q</text:p>
          </table:table-cell>
          <table:table-cell table:formula="of:=IF((63+COLUMN([.T25])+ROW([.T25]))&gt;90;CHAR(63+COLUMN([.T25])+ROW([.T25])-26);CHAR(63+COLUMN([.T25])+ROW([.T25])))" office:value-type="string" office:string-value="R" calcext:value-type="string">
            <text:p>R</text:p>
          </table:table-cell>
          <table:table-cell table:formula="of:=IF((63+COLUMN([.U25])+ROW([.U25]))&gt;90;CHAR(63+COLUMN([.U25])+ROW([.U25])-26);CHAR(63+COLUMN([.U25])+ROW([.U25])))" office:value-type="string" office:string-value="S" calcext:value-type="string">
            <text:p>S</text:p>
          </table:table-cell>
          <table:table-cell table:formula="of:=IF((63+COLUMN([.V25])+ROW([.V25]))&gt;90;CHAR(63+COLUMN([.V25])+ROW([.V25])-26);CHAR(63+COLUMN([.V25])+ROW([.V25])))" office:value-type="string" office:string-value="T" calcext:value-type="string">
            <text:p>T</text:p>
          </table:table-cell>
          <table:table-cell table:formula="of:=IF((63+COLUMN([.W25])+ROW([.W25]))&gt;90;CHAR(63+COLUMN([.W25])+ROW([.W25])-26);CHAR(63+COLUMN([.W25])+ROW([.W25])))" office:value-type="string" office:string-value="U" calcext:value-type="string">
            <text:p>U</text:p>
          </table:table-cell>
          <table:table-cell table:formula="of:=IF((63+COLUMN([.X25])+ROW([.X25]))&gt;90;CHAR(63+COLUMN([.X25])+ROW([.X25])-26);CHAR(63+COLUMN([.X25])+ROW([.X25])))" office:value-type="string" office:string-value="V" calcext:value-type="string">
            <text:p>V</text:p>
          </table:table-cell>
          <table:table-cell table:formula="of:=IF((63+COLUMN([.Y25])+ROW([.Y25]))&gt;90;CHAR(63+COLUMN([.Y25])+ROW([.Y25])-26);CHAR(63+COLUMN([.Y25])+ROW([.Y25])))" office:value-type="string" office:string-value="W" calcext:value-type="string">
            <text:p>W</text:p>
          </table:table-cell>
          <table:table-cell table:formula="of:=IF((63+COLUMN([.Z25])+ROW([.Z25]))&gt;90;CHAR(63+COLUMN([.Z25])+ROW([.Z25])-26);CHAR(63+COLUMN([.Z25])+ROW([.Z25])))" office:value-type="string" office:string-value="X" calcext:value-type="string">
            <text:p>X</text:p>
          </table:table-cell>
          <table:table-cell table:number-columns-repeated="25"/>
        </table:table-row>
        <table:table-row table:style-name="ro1">
          <table:table-cell table:formula="of:=IF((63+COLUMN([.A26])+ROW([.A26]))&gt;90;CHAR(63+COLUMN([.A26])+ROW([.A26])-26);CHAR(63+COLUMN([.A26])+ROW([.A26])))" office:value-type="string" office:string-value="Z" calcext:value-type="string">
            <text:p>Z</text:p>
          </table:table-cell>
          <table:table-cell table:formula="of:=IF((63+COLUMN([.B26])+ROW([.B26]))&gt;90;CHAR(63+COLUMN([.B26])+ROW([.B26])-26);CHAR(63+COLUMN([.B26])+ROW([.B26])))" office:value-type="string" office:string-value="A" calcext:value-type="string">
            <text:p>A</text:p>
          </table:table-cell>
          <table:table-cell table:formula="of:=IF((63+COLUMN([.C26])+ROW([.C26]))&gt;90;CHAR(63+COLUMN([.C26])+ROW([.C26])-26);CHAR(63+COLUMN([.C26])+ROW([.C26])))" office:value-type="string" office:string-value="B" calcext:value-type="string">
            <text:p>B</text:p>
          </table:table-cell>
          <table:table-cell table:formula="of:=IF((63+COLUMN([.D26])+ROW([.D26]))&gt;90;CHAR(63+COLUMN([.D26])+ROW([.D26])-26);CHAR(63+COLUMN([.D26])+ROW([.D26])))" office:value-type="string" office:string-value="C" calcext:value-type="string">
            <text:p>C</text:p>
          </table:table-cell>
          <table:table-cell table:formula="of:=IF((63+COLUMN([.E26])+ROW([.E26]))&gt;90;CHAR(63+COLUMN([.E26])+ROW([.E26])-26);CHAR(63+COLUMN([.E26])+ROW([.E26])))" office:value-type="string" office:string-value="D" calcext:value-type="string">
            <text:p>D</text:p>
          </table:table-cell>
          <table:table-cell table:formula="of:=IF((63+COLUMN([.F26])+ROW([.F26]))&gt;90;CHAR(63+COLUMN([.F26])+ROW([.F26])-26);CHAR(63+COLUMN([.F26])+ROW([.F26])))" office:value-type="string" office:string-value="E" calcext:value-type="string">
            <text:p>E</text:p>
          </table:table-cell>
          <table:table-cell table:formula="of:=IF((63+COLUMN([.G26])+ROW([.G26]))&gt;90;CHAR(63+COLUMN([.G26])+ROW([.G26])-26);CHAR(63+COLUMN([.G26])+ROW([.G26])))" office:value-type="string" office:string-value="F" calcext:value-type="string">
            <text:p>F</text:p>
          </table:table-cell>
          <table:table-cell table:formula="of:=IF((63+COLUMN([.H26])+ROW([.H26]))&gt;90;CHAR(63+COLUMN([.H26])+ROW([.H26])-26);CHAR(63+COLUMN([.H26])+ROW([.H26])))" office:value-type="string" office:string-value="G" calcext:value-type="string">
            <text:p>G</text:p>
          </table:table-cell>
          <table:table-cell table:formula="of:=IF((63+COLUMN([.I26])+ROW([.I26]))&gt;90;CHAR(63+COLUMN([.I26])+ROW([.I26])-26);CHAR(63+COLUMN([.I26])+ROW([.I26])))" office:value-type="string" office:string-value="H" calcext:value-type="string">
            <text:p>H</text:p>
          </table:table-cell>
          <table:table-cell table:formula="of:=IF((63+COLUMN([.J26])+ROW([.J26]))&gt;90;CHAR(63+COLUMN([.J26])+ROW([.J26])-26);CHAR(63+COLUMN([.J26])+ROW([.J26])))" office:value-type="string" office:string-value="I" calcext:value-type="string">
            <text:p>I</text:p>
          </table:table-cell>
          <table:table-cell table:formula="of:=IF((63+COLUMN([.K26])+ROW([.K26]))&gt;90;CHAR(63+COLUMN([.K26])+ROW([.K26])-26);CHAR(63+COLUMN([.K26])+ROW([.K26])))" office:value-type="string" office:string-value="J" calcext:value-type="string">
            <text:p>J</text:p>
          </table:table-cell>
          <table:table-cell table:formula="of:=IF((63+COLUMN([.L26])+ROW([.L26]))&gt;90;CHAR(63+COLUMN([.L26])+ROW([.L26])-26);CHAR(63+COLUMN([.L26])+ROW([.L26])))" office:value-type="string" office:string-value="K" calcext:value-type="string">
            <text:p>K</text:p>
          </table:table-cell>
          <table:table-cell table:formula="of:=IF((63+COLUMN([.M26])+ROW([.M26]))&gt;90;CHAR(63+COLUMN([.M26])+ROW([.M26])-26);CHAR(63+COLUMN([.M26])+ROW([.M26])))" office:value-type="string" office:string-value="L" calcext:value-type="string">
            <text:p>L</text:p>
          </table:table-cell>
          <table:table-cell table:formula="of:=IF((63+COLUMN([.N26])+ROW([.N26]))&gt;90;CHAR(63+COLUMN([.N26])+ROW([.N26])-26);CHAR(63+COLUMN([.N26])+ROW([.N26])))" office:value-type="string" office:string-value="M" calcext:value-type="string">
            <text:p>M</text:p>
          </table:table-cell>
          <table:table-cell table:formula="of:=IF((63+COLUMN([.O26])+ROW([.O26]))&gt;90;CHAR(63+COLUMN([.O26])+ROW([.O26])-26);CHAR(63+COLUMN([.O26])+ROW([.O26])))" office:value-type="string" office:string-value="N" calcext:value-type="string">
            <text:p>N</text:p>
          </table:table-cell>
          <table:table-cell table:formula="of:=IF((63+COLUMN([.P26])+ROW([.P26]))&gt;90;CHAR(63+COLUMN([.P26])+ROW([.P26])-26);CHAR(63+COLUMN([.P26])+ROW([.P26])))" office:value-type="string" office:string-value="O" calcext:value-type="string">
            <text:p>O</text:p>
          </table:table-cell>
          <table:table-cell table:formula="of:=IF((63+COLUMN([.Q26])+ROW([.Q26]))&gt;90;CHAR(63+COLUMN([.Q26])+ROW([.Q26])-26);CHAR(63+COLUMN([.Q26])+ROW([.Q26])))" office:value-type="string" office:string-value="P" calcext:value-type="string">
            <text:p>P</text:p>
          </table:table-cell>
          <table:table-cell table:formula="of:=IF((63+COLUMN([.R26])+ROW([.R26]))&gt;90;CHAR(63+COLUMN([.R26])+ROW([.R26])-26);CHAR(63+COLUMN([.R26])+ROW([.R26])))" office:value-type="string" office:string-value="Q" calcext:value-type="string">
            <text:p>Q</text:p>
          </table:table-cell>
          <table:table-cell table:formula="of:=IF((63+COLUMN([.S26])+ROW([.S26]))&gt;90;CHAR(63+COLUMN([.S26])+ROW([.S26])-26);CHAR(63+COLUMN([.S26])+ROW([.S26])))" office:value-type="string" office:string-value="R" calcext:value-type="string">
            <text:p>R</text:p>
          </table:table-cell>
          <table:table-cell table:formula="of:=IF((63+COLUMN([.T26])+ROW([.T26]))&gt;90;CHAR(63+COLUMN([.T26])+ROW([.T26])-26);CHAR(63+COLUMN([.T26])+ROW([.T26])))" office:value-type="string" office:string-value="S" calcext:value-type="string">
            <text:p>S</text:p>
          </table:table-cell>
          <table:table-cell table:formula="of:=IF((63+COLUMN([.U26])+ROW([.U26]))&gt;90;CHAR(63+COLUMN([.U26])+ROW([.U26])-26);CHAR(63+COLUMN([.U26])+ROW([.U26])))" office:value-type="string" office:string-value="T" calcext:value-type="string">
            <text:p>T</text:p>
          </table:table-cell>
          <table:table-cell table:formula="of:=IF((63+COLUMN([.V26])+ROW([.V26]))&gt;90;CHAR(63+COLUMN([.V26])+ROW([.V26])-26);CHAR(63+COLUMN([.V26])+ROW([.V26])))" office:value-type="string" office:string-value="U" calcext:value-type="string">
            <text:p>U</text:p>
          </table:table-cell>
          <table:table-cell table:formula="of:=IF((63+COLUMN([.W26])+ROW([.W26]))&gt;90;CHAR(63+COLUMN([.W26])+ROW([.W26])-26);CHAR(63+COLUMN([.W26])+ROW([.W26])))" office:value-type="string" office:string-value="V" calcext:value-type="string">
            <text:p>V</text:p>
          </table:table-cell>
          <table:table-cell table:formula="of:=IF((63+COLUMN([.X26])+ROW([.X26]))&gt;90;CHAR(63+COLUMN([.X26])+ROW([.X26])-26);CHAR(63+COLUMN([.X26])+ROW([.X26])))" office:value-type="string" office:string-value="W" calcext:value-type="string">
            <text:p>W</text:p>
          </table:table-cell>
          <table:table-cell table:formula="of:=IF((63+COLUMN([.Y26])+ROW([.Y26]))&gt;90;CHAR(63+COLUMN([.Y26])+ROW([.Y26])-26);CHAR(63+COLUMN([.Y26])+ROW([.Y26])))" office:value-type="string" office:string-value="X" calcext:value-type="string">
            <text:p>X</text:p>
          </table:table-cell>
          <table:table-cell table:formula="of:=IF((63+COLUMN([.Z26])+ROW([.Z26]))&gt;90;CHAR(63+COLUMN([.Z26])+ROW([.Z26])-26);CHAR(63+COLUMN([.Z26])+ROW([.Z26])))" office:value-type="string" office:string-value="Y" calcext:value-type="string">
            <text:p>Y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314730550</meta:creation-date>
    <dc:date>2019-02-21T07:55:05.882380466</dc:date>
    <meta:editing-duration>PT3M40S</meta:editing-duration>
    <meta:editing-cycles>3</meta:editing-cycles>
    <meta:generator>LibreOffice/6.0.7.3$Linux_X86_64 LibreOffice_project/00m0$Build-3</meta:generator>
    <meta:document-statistic meta:table-count="1" meta:cell-count="699" meta:object-count="0"/>
  </office:meta>
</office:document-meta>
</file>